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00000033000000265FF5428C2.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Heading_20_1">
      <style:text-properties fo:language="en" fo:country="AU" officeooo:rsid="0001ca5b" officeooo:paragraph-rsid="0001ca5b"/>
    </style:style>
    <style:style style:name="P6" style:family="paragraph" style:parent-style-name="Standard">
      <style:text-properties fo:language="en" fo:country="AU" officeooo:rsid="0001ca5b" officeooo:paragraph-rsid="0001ca5b"/>
    </style:style>
    <style:style style:name="P7" style:family="paragraph" style:parent-style-name="Standard" style:list-style-name="L1">
      <style:text-properties fo:language="en" fo:country="AU" officeooo:rsid="0001ca5b" officeooo:paragraph-rsid="0001ca5b"/>
    </style:style>
    <style:style style:name="P8" style:family="paragraph" style:parent-style-name="Standard">
      <style:text-properties fo:language="en" fo:country="AU" officeooo:rsid="00023c82" officeooo:paragraph-rsid="00023c82"/>
    </style:style>
    <style:style style:name="P9"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0" style:family="paragraph" style:parent-style-name="Text_20_body">
      <style:text-properties fo:language="en" fo:country="AU" officeooo:rsid="00036c7f" officeooo:paragraph-rsid="00036c7f"/>
    </style:style>
    <style:style style:name="P11" style:family="paragraph" style:parent-style-name="Text_20_body" style:list-style-name="L2">
      <style:text-properties fo:language="en" fo:country="AU" officeooo:rsid="00036c7f" officeooo:paragraph-rsid="00036c7f"/>
    </style:style>
    <style:style style:name="P12" style:family="paragraph" style:parent-style-name="Text_20_body" style:list-style-name="L3">
      <style:text-properties fo:language="en" fo:country="AU" officeooo:rsid="00036c7f" officeooo:paragraph-rsid="00036c7f"/>
    </style:style>
    <style:style style:name="P13" style:family="paragraph" style:parent-style-name="Text_20_body">
      <style:text-properties style:font-name="Courier New" fo:font-size="8pt" fo:language="en" fo:country="AU" officeooo:rsid="00036c7f" officeooo:paragraph-rsid="00036c7f" style:font-size-asian="8pt" style:font-size-complex="8pt"/>
    </style:style>
    <style:style style:name="P14" style:family="paragraph" style:parent-style-name="Heading_20_1">
      <style:text-properties fo:language="en" fo:country="AU"/>
    </style:style>
    <style:style style:name="P15" style:family="paragraph" style:parent-style-name="List_20_Paragraph" style:list-style-name="WWNum9">
      <style:text-properties fo:language="en" fo:country="AU" officeooo:rsid="001a6d1f" officeooo:paragraph-rsid="001a6d1f"/>
    </style:style>
    <style:style style:name="P16" style:family="paragraph" style:parent-style-name="List_20_Paragraph" style:list-style-name="WWNum9">
      <style:text-properties fo:language="en" fo:country="AU"/>
    </style:style>
    <style:style style:name="P17" style:family="paragraph" style:parent-style-name="Heading_20_1">
      <style:text-properties fo:language="en" fo:country="AU" officeooo:rsid="00190230" officeooo:paragraph-rsid="00190230"/>
    </style:style>
    <style:style style:name="P18" style:family="paragraph" style:parent-style-name="Standard">
      <style:text-properties style:font-name="Arial2" fo:language="en" fo:country="AU" officeooo:paragraph-rsid="00190230"/>
    </style:style>
    <style:style style:name="P19" style:family="paragraph" style:parent-style-name="Heading_20_2">
      <style:text-properties fo:language="en" fo:country="AU"/>
    </style:style>
    <style:style style:name="P20" style:family="paragraph" style:parent-style-name="Standard">
      <style:text-properties style:font-name="Arial2" fo:language="en" fo:country="AU" officeooo:rsid="00190230" officeooo:paragraph-rsid="00190230"/>
    </style:style>
    <style:style style:name="P21" style:family="paragraph" style:parent-style-name="Standard">
      <style:text-properties style:font-name="Arial2" fo:language="en" fo:country="AU" officeooo:rsid="001a5fb5" officeooo:paragraph-rsid="001a5fb5"/>
    </style:style>
    <style:style style:name="P22" style:family="paragraph" style:parent-style-name="Heading_20_1">
      <style:text-properties fo:language="en" fo:country="AU" officeooo:paragraph-rsid="00190230"/>
    </style:style>
    <style:style style:name="P23" style:family="paragraph" style:parent-style-name="Heading_20_1">
      <style:paragraph-properties fo:break-before="page"/>
      <style:text-properties fo:language="en" fo:country="AU"/>
    </style:style>
    <style:style style:name="P24" style:family="paragraph" style:parent-style-name="Standard">
      <style:text-properties fo:language="en" fo:country="AU" officeooo:rsid="00066dd0" officeooo:paragraph-rsid="00066dd0"/>
    </style:style>
    <style:style style:name="P25" style:family="paragraph" style:parent-style-name="Standard" style:list-style-name="L4">
      <style:text-properties fo:language="en" fo:country="AU" officeooo:rsid="00066dd0" officeooo:paragraph-rsid="00066dd0"/>
    </style:style>
    <style:style style:name="P26" style:family="paragraph" style:parent-style-name="Standard" style:list-style-name="L4">
      <style:text-properties fo:language="en" fo:country="AU" officeooo:rsid="0007be8e" officeooo:paragraph-rsid="0007be8e"/>
    </style:style>
    <style:style style:name="P27" style:family="paragraph" style:parent-style-name="Standard">
      <style:text-properties fo:language="en" fo:country="AU" officeooo:rsid="0007be8e" officeooo:paragraph-rsid="0007be8e"/>
    </style:style>
    <style:style style:name="P28" style:family="paragraph" style:parent-style-name="Standard">
      <style:paragraph-properties fo:text-align="start" style:justify-single-word="false" fo:orphans="2" fo:widows="2"/>
      <style:text-properties fo:language="en" fo:country="AU" officeooo:rsid="0007be8e" officeooo:paragraph-rsid="0007be8e"/>
    </style:style>
    <style:style style:name="P29" style:family="paragraph" style:parent-style-name="Standard" style:list-style-name="L4">
      <style:paragraph-properties fo:break-before="page"/>
      <style:text-properties fo:language="en" fo:country="AU" officeooo:rsid="0007be8e" officeooo:paragraph-rsid="0007be8e"/>
    </style:style>
    <style:style style:name="P30" style:family="paragraph" style:parent-style-name="Standard">
      <style:text-properties fo:language="en" fo:country="AU" officeooo:rsid="0009deb2" officeooo:paragraph-rsid="0009deb2"/>
    </style:style>
    <style:style style:name="P31" style:family="paragraph" style:parent-style-name="Standard">
      <style:text-properties fo:language="en" fo:country="AU" officeooo:rsid="00066dd0" officeooo:paragraph-rsid="0009deb2"/>
    </style:style>
    <style:style style:name="P32" style:family="paragraph" style:parent-style-name="Standard">
      <style:text-properties fo:language="en" fo:country="AU" officeooo:rsid="00123399" officeooo:paragraph-rsid="00123399"/>
    </style:style>
    <style:style style:name="P33" style:family="paragraph" style:parent-style-name="Heading_20_1">
      <style:text-properties fo:language="en" fo:country="AU" officeooo:paragraph-rsid="000f5545"/>
    </style:style>
    <style:style style:name="P34" style:family="paragraph" style:parent-style-name="Text_20_body">
      <style:text-properties style:font-name="Arial2" fo:font-size="10pt" fo:language="en" fo:country="AU" officeooo:rsid="002663c9" officeooo:paragraph-rsid="000f5545" style:font-size-asian="10pt" style:font-size-complex="10pt"/>
    </style:style>
    <style:style style:name="P35" style:family="paragraph" style:parent-style-name="Heading_20_3">
      <style:text-properties fo:language="en" fo:country="AU" officeooo:paragraph-rsid="000f5545"/>
    </style:style>
    <style:style style:name="P36" style:family="paragraph" style:parent-style-name="Text_20_body" style:list-style-name="L5">
      <style:text-properties fo:language="en" fo:country="AU" officeooo:rsid="008fcc85" officeooo:paragraph-rsid="000f5545"/>
    </style:style>
    <style:style style:name="P37" style:family="paragraph" style:parent-style-name="Text_20_body" style:list-style-name="L5">
      <style:text-properties fo:language="en" fo:country="AU" officeooo:rsid="00888c87" officeooo:paragraph-rsid="000f5545"/>
    </style:style>
    <style:style style:name="P38" style:family="paragraph" style:parent-style-name="Heading_20_4">
      <style:text-properties fo:language="en" fo:country="AU" officeooo:paragraph-rsid="000f5545"/>
    </style:style>
    <style:style style:name="P39" style:family="paragraph" style:parent-style-name="Text_20_body">
      <style:text-properties fo:language="en" fo:country="AU" officeooo:paragraph-rsid="000f5545"/>
    </style:style>
    <style:style style:name="P40" style:family="paragraph" style:parent-style-name="Text_20_body">
      <style:text-properties fo:language="en" fo:country="AU" officeooo:rsid="008b1ab9" officeooo:paragraph-rsid="000f5545"/>
    </style:style>
    <style:style style:name="P41" style:family="paragraph" style:parent-style-name="Text_20_body">
      <style:text-properties fo:language="en" fo:country="AU" officeooo:rsid="0035b6ae" officeooo:paragraph-rsid="000f5545"/>
    </style:style>
    <style:style style:name="P42"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43" style:family="paragraph" style:parent-style-name="Heading_20_3">
      <style:text-properties fo:language="en" fo:country="AU" officeooo:rsid="00864a1a" officeooo:paragraph-rsid="000f5545"/>
    </style:style>
    <style:style style:name="P44" style:family="paragraph" style:parent-style-name="Text_20_body" style:list-style-name="L6">
      <style:text-properties fo:language="en" fo:country="AU" officeooo:rsid="0087d27d" officeooo:paragraph-rsid="000f5545"/>
    </style:style>
    <style:style style:name="P45" style:family="paragraph" style:parent-style-name="Text_20_body" style:list-style-name="L7">
      <style:text-properties officeooo:paragraph-rsid="000f5545"/>
    </style:style>
    <style:style style:name="P46" style:family="paragraph" style:parent-style-name="Text_20_body" style:list-style-name="L7">
      <style:text-properties officeooo:rsid="00864a1a" officeooo:paragraph-rsid="000f5545"/>
    </style:style>
    <style:style style:name="P47" style:family="paragraph" style:parent-style-name="Text_20_body" style:list-style-name="L7">
      <style:text-properties fo:language="en" fo:country="AU" officeooo:rsid="00864a1a" officeooo:paragraph-rsid="000f5545"/>
    </style:style>
    <style:style style:name="P48" style:family="paragraph" style:parent-style-name="Text_20_body" style:list-style-name="L8">
      <style:text-properties fo:language="en" fo:country="AU" officeooo:rsid="002b10e1" officeooo:paragraph-rsid="000f5545"/>
    </style:style>
    <style:style style:name="P49" style:family="paragraph" style:parent-style-name="Text_20_body" style:list-style-name="L8">
      <style:text-properties fo:language="en" fo:country="AU" officeooo:rsid="00856ed4" officeooo:paragraph-rsid="000f5545"/>
    </style:style>
    <style:style style:name="P50" style:family="paragraph" style:parent-style-name="Text_20_body" style:list-style-name="L8">
      <style:text-properties fo:language="en" fo:country="AU" officeooo:paragraph-rsid="000f5545"/>
    </style:style>
    <style:style style:name="P51" style:family="paragraph" style:parent-style-name="Text_20_body" style:list-style-name="L8">
      <style:text-properties fo:language="en" fo:country="AU" officeooo:rsid="001148a6" officeooo:paragraph-rsid="001148a6"/>
    </style:style>
    <style:style style:name="P52" style:family="paragraph" style:parent-style-name="Text_20_body" style:list-style-name="L8">
      <style:text-properties fo:language="en" fo:country="AU" officeooo:rsid="002b51cf" officeooo:paragraph-rsid="000f5545"/>
    </style:style>
    <style:style style:name="P53" style:family="paragraph" style:parent-style-name="Text_20_body" style:list-style-name="L8">
      <style:text-properties fo:language="en" fo:country="AU" officeooo:rsid="00897801" officeooo:paragraph-rsid="000f5545"/>
    </style:style>
    <style:style style:name="P54" style:family="paragraph" style:parent-style-name="Text_20_body" style:list-style-name="L8">
      <style:text-properties fo:language="en" fo:country="AU" officeooo:rsid="007aae02" officeooo:paragraph-rsid="000f5545"/>
    </style:style>
    <style:style style:name="P55" style:family="paragraph" style:parent-style-name="Text_20_body" style:list-style-name="L8">
      <style:text-properties officeooo:paragraph-rsid="000f5545"/>
    </style:style>
    <style:style style:name="P56" style:family="paragraph" style:parent-style-name="Text_20_body" style:list-style-name="L8">
      <style:text-properties style:font-name="Courier New1" fo:language="en" fo:country="AU" officeooo:rsid="00935bc7" officeooo:paragraph-rsid="000f5545"/>
    </style:style>
    <style:style style:name="P57" style:family="paragraph" style:parent-style-name="Text_20_body">
      <style:text-properties fo:language="en" fo:country="AU" officeooo:rsid="00d6ba67" officeooo:paragraph-rsid="000f5545"/>
    </style:style>
    <style:style style:name="P58" style:family="paragraph" style:parent-style-name="Text_20_body" style:list-style-name="L9">
      <style:text-properties fo:language="en" fo:country="AU" officeooo:rsid="00d6ba67" officeooo:paragraph-rsid="000f5545"/>
    </style:style>
    <style:style style:name="P59" style:family="paragraph" style:parent-style-name="Text_20_body" style:list-style-name="L9">
      <style:text-properties officeooo:rsid="00d6ba67" officeooo:paragraph-rsid="000f5545"/>
    </style:style>
    <style:style style:name="P60" style:family="paragraph" style:parent-style-name="Text_20_body" style:list-style-name="L9">
      <style:text-properties fo:language="en" fo:country="AU" officeooo:rsid="0010c3b9" officeooo:paragraph-rsid="0010c3b9"/>
    </style:style>
    <style:style style:name="P61" style:family="paragraph" style:parent-style-name="Text_20_body" style:list-style-name="L9">
      <style:text-properties fo:language="en" fo:country="AU" officeooo:rsid="00e9b895" officeooo:paragraph-rsid="000f5545"/>
    </style:style>
    <style:style style:name="P62" style:family="paragraph" style:parent-style-name="Text_20_body" style:list-style-name="L9">
      <style:text-properties officeooo:rsid="00e9b895" officeooo:paragraph-rsid="000f5545"/>
    </style:style>
    <style:style style:name="P63" style:family="paragraph" style:parent-style-name="Text_20_body" style:list-style-name="L9">
      <style:text-properties fo:language="en" fo:country="AU" officeooo:rsid="00ea203a" officeooo:paragraph-rsid="000f5545"/>
    </style:style>
    <style:style style:name="P64" style:family="paragraph" style:parent-style-name="Text_20_body" style:list-style-name="L10">
      <style:text-properties fo:language="en" fo:country="AU" officeooo:paragraph-rsid="000f5545"/>
    </style:style>
    <style:style style:name="P65" style:family="paragraph" style:parent-style-name="Text_20_body" style:list-style-name="L11">
      <style:text-properties fo:language="en" fo:country="AU" officeooo:rsid="0090e307" officeooo:paragraph-rsid="000f5545"/>
    </style:style>
    <style:style style:name="P66" style:family="paragraph" style:parent-style-name="Text_20_body" style:list-style-name="L12">
      <style:text-properties fo:language="en" fo:country="AU" officeooo:rsid="003df39e" officeooo:paragraph-rsid="000f5545"/>
    </style:style>
    <style:style style:name="P67" style:family="paragraph" style:parent-style-name="Text_20_body" style:list-style-name="L12">
      <style:text-properties officeooo:rsid="003df39e" officeooo:paragraph-rsid="000f5545"/>
    </style:style>
    <style:style style:name="P68" style:family="paragraph" style:parent-style-name="Text_20_body" style:list-style-name="L12">
      <style:text-properties fo:language="en" fo:country="AU" officeooo:rsid="00954b32" officeooo:paragraph-rsid="000f5545"/>
    </style:style>
    <style:style style:name="P69" style:family="paragraph" style:parent-style-name="Text_20_body" style:list-style-name="L12">
      <style:text-properties fo:language="en" fo:country="AU" officeooo:paragraph-rsid="000f5545"/>
    </style:style>
    <style:style style:name="P70" style:family="paragraph" style:parent-style-name="Text_20_body" style:list-style-name="L12">
      <style:text-properties fo:language="en" fo:country="AU" officeooo:rsid="003f4ea7" officeooo:paragraph-rsid="000f5545"/>
    </style:style>
    <style:style style:name="P71" style:family="paragraph" style:parent-style-name="Text_20_body" style:list-style-name="L13">
      <style:text-properties fo:language="en" fo:country="AU" officeooo:rsid="002b10e1" officeooo:paragraph-rsid="000f5545"/>
    </style:style>
    <style:style style:name="P72" style:family="paragraph" style:parent-style-name="Text_20_body" style:list-style-name="L14">
      <style:text-properties style:font-name="Arial2" fo:font-size="10pt" fo:language="en" fo:country="AU" officeooo:rsid="0029043a" officeooo:paragraph-rsid="000f5545" style:font-size-asian="10pt" style:font-size-complex="10pt"/>
    </style:style>
    <style:style style:name="P73" style:family="paragraph" style:parent-style-name="Heading_20_4">
      <style:text-properties style:font-name="Arial2" fo:font-size="10pt" fo:language="en" fo:country="AU" officeooo:rsid="0029043a" officeooo:paragraph-rsid="000f5545" style:font-size-asian="10pt" style:font-size-complex="10pt"/>
    </style:style>
    <style:style style:name="P74" style:family="paragraph" style:parent-style-name="Standard">
      <style:text-properties fo:language="en" fo:country="AU" officeooo:paragraph-rsid="000f5545"/>
    </style:style>
    <style:style style:name="P75"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76" style:family="paragraph" style:parent-style-name="Text_20_body" style:list-style-name="L15">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77" style:family="paragraph" style:parent-style-name="Text_20_body" style:list-style-name="L15">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78"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79" style:family="paragraph" style:parent-style-name="Text_20_body" style:list-style-name="L15">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80" style:family="paragraph" style:parent-style-name="Text_20_body" style:list-style-name="L15">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81" style:family="paragraph" style:parent-style-name="Text_20_body" style:list-style-name="L15">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82" style:family="paragraph" style:parent-style-name="Heading_20_1">
      <style:text-properties fo:language="en" fo:country="AU" officeooo:rsid="00123399" officeooo:paragraph-rsid="00123399"/>
    </style:style>
    <style:style style:name="P83" style:family="paragraph" style:parent-style-name="Standard">
      <style:text-properties fo:language="en" fo:country="AU" officeooo:rsid="00133255" officeooo:paragraph-rsid="00133255"/>
    </style:style>
    <style:style style:name="P84" style:family="paragraph" style:parent-style-name="Standard">
      <style:text-properties fo:language="en" fo:country="AU" officeooo:rsid="00179ef1" officeooo:paragraph-rsid="00179ef1"/>
    </style:style>
    <style:style style:name="P85" style:family="paragraph" style:parent-style-name="Standard">
      <style:text-properties officeooo:paragraph-rsid="00185ffb"/>
    </style:style>
    <style:style style:name="P86" style:family="paragraph" style:parent-style-name="Preformatted_20_Text">
      <style:text-properties fo:language="en" fo:country="AU"/>
    </style:style>
    <style:style style:name="P87" style:family="paragraph" style:parent-style-name="Heading_20_1">
      <style:text-properties fo:language="en" fo:country="AU" officeooo:rsid="0015a114" officeooo:paragraph-rsid="0015a114"/>
    </style:style>
    <style:style style:name="P88" style:family="paragraph" style:parent-style-name="Standard">
      <style:text-properties fo:language="en" fo:country="AU" officeooo:paragraph-rsid="0015a114"/>
    </style:style>
    <style:style style:name="P89" style:family="paragraph" style:parent-style-name="Standard">
      <style:text-properties fo:language="en" fo:country="AU" officeooo:rsid="0015a114" officeooo:paragraph-rsid="0015a114"/>
    </style:style>
    <style:style style:name="P90" style:family="paragraph" style:parent-style-name="Preformatted_20_Text">
      <style:text-properties fo:font-size="8pt" fo:language="en" fo:country="AU" style:font-size-asian="8pt" style:font-size-complex="8pt"/>
    </style:style>
    <style:style style:name="P91" style:family="paragraph" style:parent-style-name="Heading_20_1">
      <style:text-properties fo:language="en" fo:country="AU" officeooo:rsid="001627b3" officeooo:paragraph-rsid="001627b3"/>
    </style:style>
    <style:style style:name="P92" style:family="paragraph" style:parent-style-name="Standard">
      <style:text-properties fo:language="en" fo:country="AU" officeooo:rsid="001627b3" officeooo:paragraph-rsid="001627b3"/>
    </style:style>
    <style:style style:name="P93" style:family="paragraph" style:parent-style-name="Heading_20_1">
      <style:text-properties fo:language="en" fo:country="AU" officeooo:paragraph-rsid="001627b3"/>
    </style:style>
    <style:style style:name="P94" style:family="paragraph" style:parent-style-name="Standard">
      <style:text-properties fo:language="en" fo:country="AU" fo:font-style="italic" style:font-style-asian="italic"/>
    </style:style>
    <style:style style:name="P95" style:family="paragraph" style:parent-style-name="List_20_Paragraph" style:list-style-name="WWNum1">
      <style:text-properties fo:language="en" fo:country="AU"/>
    </style:style>
    <style:style style:name="P96"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97"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98"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99" style:family="paragraph" style:parent-style-name="Standard">
      <style:text-properties fo:font-size="9pt" fo:language="en" fo:country="AU" fo:font-style="italic" style:font-size-asian="9pt" style:font-style-asian="italic" style:font-size-complex="9pt"/>
    </style:style>
    <style:style style:name="P100" style:family="paragraph" style:parent-style-name="Standard">
      <style:paragraph-properties fo:margin-top="0.494cm" fo:margin-bottom="0.494cm" style:contextual-spacing="false"/>
      <style:text-properties fo:language="en" fo:country="AU"/>
    </style:style>
    <style:style style:name="P101"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02"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03" style:family="paragraph" style:parent-style-name="Standard">
      <style:text-properties style:font-name="Times New Roman" fo:language="en" fo:country="AU" style:font-name-asian="Times New Roman1" style:language-asian="en" style:country-asian="AU" style:font-name-complex="Times New Roman1"/>
    </style:style>
    <style:style style:name="P104" style:family="paragraph" style:parent-style-name="List_20_Paragraph" style:list-style-name="WWNum8">
      <style:paragraph-properties fo:margin-top="0cm" fo:margin-bottom="0.353cm" style:contextual-spacing="true" fo:line-height="115%"/>
      <style:text-properties fo:language="en" fo:country="AU"/>
    </style:style>
    <style:style style:name="P105"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06" style:family="paragraph" style:parent-style-name="Standard">
      <style:text-properties style:font-name="Consolas" fo:font-size="9.5pt" fo:language="en" fo:country="AU" style:font-size-asian="9.5pt" style:font-name-complex="Consolas1" style:font-size-complex="9.5pt"/>
    </style:style>
    <style:style style:name="P107" style:family="paragraph" style:parent-style-name="Standard">
      <style:paragraph-properties fo:text-indent="1.27cm" style:auto-text-indent="false"/>
      <style:text-properties fo:language="en" fo:country="AU"/>
    </style:style>
    <style:style style:name="P108"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09"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10"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11" style:family="paragraph" style:parent-style-name="Heading_20_3">
      <style:text-properties fo:language="en" fo:country="AU"/>
    </style:style>
    <style:style style:name="P112"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13"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1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15" style:family="paragraph" style:parent-style-name="Footnote">
      <style:text-properties fo:language="en" fo:country="AU"/>
    </style:style>
    <style:style style:name="P116" style:family="paragraph" style:parent-style-name="Standard">
      <style:paragraph-properties fo:text-align="center" style:justify-single-word="false"/>
      <style:text-properties fo:language="en" fo:country="AU"/>
    </style:style>
    <style:style style:name="P117" style:family="paragraph" style:parent-style-name="Standard">
      <style:paragraph-properties fo:text-align="center" style:justify-single-word="false"/>
      <style:text-properties fo:font-size="10pt" fo:language="en" fo:country="AU" style:font-size-asian="10pt" style:font-size-complex="10pt"/>
    </style:style>
    <style:style style:name="P118" style:family="paragraph" style:parent-style-name="Standard">
      <style:paragraph-properties fo:text-align="center" style:justify-single-word="false"/>
      <style:text-properties fo:font-size="16pt" fo:language="en" fo:country="AU" style:font-size-asian="16pt" style:font-size-complex="16pt"/>
    </style:style>
    <style:style style:name="P119" style:family="paragraph" style:parent-style-name="Standard">
      <style:paragraph-properties fo:margin-top="0cm" fo:margin-bottom="0.423cm" style:contextual-spacing="false"/>
      <style:text-properties fo:language="en" fo:country="AU"/>
    </style:style>
    <style:style style:name="P120"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21"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22"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23"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24" style:family="paragraph" style:parent-style-name="Standard">
      <style:text-properties fo:color="#000000" loext:opacity="100%" fo:language="en" fo:country="AU" style:font-name-asian="Times New Roman1" style:font-name-complex="Times New Roman1"/>
    </style:style>
    <style:style style:name="P125" style:family="paragraph" style:parent-style-name="Standard">
      <style:text-properties fo:language="en" fo:country="AU" officeooo:rsid="001be9e7" officeooo:paragraph-rsid="001be9e7"/>
    </style:style>
    <style:style style:name="P126" style:family="paragraph" style:parent-style-name="Standard">
      <style:text-properties fo:language="en" fo:country="AU" officeooo:rsid="001c2082" officeooo:paragraph-rsid="001c2082"/>
    </style:style>
    <style:style style:name="P127" style:family="paragraph" style:parent-style-name="Standard">
      <style:text-properties fo:language="en" fo:country="AU" officeooo:rsid="001c55aa" officeooo:paragraph-rsid="001c55aa"/>
    </style:style>
    <style:style style:name="P128" style:family="paragraph" style:parent-style-name="Table_20_Contents">
      <style:text-properties fo:language="en" fo:country="AU" officeooo:rsid="001c55aa" officeooo:paragraph-rsid="001c55aa"/>
    </style:style>
    <style:style style:name="P129" style:family="paragraph" style:parent-style-name="Table_20_Contents">
      <style:text-properties fo:language="en" fo:country="AU"/>
    </style:style>
    <style:style style:name="P130" style:family="paragraph" style:parent-style-name="Table_20_Contents">
      <style:paragraph-properties fo:text-align="center" style:justify-single-word="false"/>
      <style:text-properties fo:language="en" fo:country="AU" officeooo:rsid="001ea48e" officeooo:paragraph-rsid="001ea48e"/>
    </style:style>
    <style:style style:name="P131" style:family="paragraph" style:parent-style-name="Table_20_Contents">
      <style:paragraph-properties fo:text-align="center" style:justify-single-word="false"/>
      <style:text-properties fo:language="en" fo:country="AU" officeooo:rsid="0032eb0f" officeooo:paragraph-rsid="0032eb0f"/>
    </style:style>
    <style:style style:name="P132" style:family="paragraph" style:parent-style-name="Table_20_Contents">
      <style:paragraph-properties fo:text-align="center" style:justify-single-word="false"/>
      <style:text-properties fo:language="en" fo:country="AU"/>
    </style:style>
    <style:style style:name="P133" style:family="paragraph" style:parent-style-name="Table_20_Contents">
      <style:text-properties fo:language="en" fo:country="AU" officeooo:rsid="001c55aa" officeooo:paragraph-rsid="001db1af"/>
    </style:style>
    <style:style style:name="P134" style:family="paragraph" style:parent-style-name="Table_20_Contents">
      <style:text-properties fo:language="en" fo:country="AU" officeooo:rsid="001db1af" officeooo:paragraph-rsid="001db1af"/>
    </style:style>
    <style:style style:name="P135" style:family="paragraph" style:parent-style-name="Table_20_Contents">
      <style:text-properties fo:language="en" fo:country="AU" officeooo:rsid="001ea48e" officeooo:paragraph-rsid="001ea48e"/>
    </style:style>
    <style:style style:name="P136" style:family="paragraph" style:parent-style-name="Table_20_Contents">
      <style:paragraph-properties fo:text-align="center" style:justify-single-word="false"/>
      <style:text-properties fo:language="en" fo:country="AU" officeooo:rsid="00206fdb"/>
    </style:style>
    <style:style style:name="P137" style:family="paragraph" style:parent-style-name="Standard">
      <style:text-properties fo:language="en" fo:country="AU" officeooo:rsid="001ea48e" officeooo:paragraph-rsid="001ea48e"/>
    </style:style>
    <style:style style:name="P138" style:family="paragraph" style:parent-style-name="Standard">
      <style:text-properties fo:language="en" fo:country="AU" officeooo:rsid="0020e464" officeooo:paragraph-rsid="0020e464"/>
    </style:style>
    <style:style style:name="P139" style:family="paragraph" style:parent-style-name="Table_20_Contents">
      <style:text-properties fo:language="en" fo:country="AU" officeooo:rsid="00260932" officeooo:paragraph-rsid="00260932"/>
    </style:style>
    <style:style style:name="P140" style:family="paragraph" style:parent-style-name="Table_20_Contents">
      <style:paragraph-properties fo:text-align="center" style:justify-single-word="false"/>
      <style:text-properties fo:language="en" fo:country="AU" officeooo:rsid="00260932" officeooo:paragraph-rsid="00260932"/>
    </style:style>
    <style:style style:name="P141" style:family="paragraph" style:parent-style-name="Table_20_Contents">
      <style:paragraph-properties fo:text-align="center" style:justify-single-word="false"/>
      <style:text-properties fo:language="en" fo:country="AU" officeooo:rsid="0026d80c" officeooo:paragraph-rsid="0026d80c"/>
    </style:style>
    <style:style style:name="P142" style:family="paragraph" style:parent-style-name="Table_20_Contents">
      <style:text-properties fo:language="en" fo:country="AU" officeooo:rsid="002272a1" officeooo:paragraph-rsid="002272a1"/>
    </style:style>
    <style:style style:name="P143" style:family="paragraph" style:parent-style-name="Table_20_Contents">
      <style:paragraph-properties fo:text-align="center" style:justify-single-word="false"/>
      <style:text-properties fo:language="en" fo:country="AU" officeooo:rsid="0024313b" officeooo:paragraph-rsid="0024313b"/>
    </style:style>
    <style:style style:name="P144" style:family="paragraph" style:parent-style-name="Table_20_Contents">
      <style:text-properties fo:language="en" fo:country="AU" officeooo:rsid="0024313b" officeooo:paragraph-rsid="0024313b"/>
    </style:style>
    <style:style style:name="P145" style:family="paragraph" style:parent-style-name="Table_20_Contents">
      <style:text-properties fo:language="en" fo:country="AU" officeooo:rsid="002272a1"/>
    </style:style>
    <style:style style:name="P146" style:family="paragraph" style:parent-style-name="Table_20_Contents">
      <style:text-properties fo:language="en" fo:country="AU" officeooo:rsid="0023fc84" officeooo:paragraph-rsid="0023fc84"/>
    </style:style>
    <style:style style:name="P147" style:family="paragraph" style:parent-style-name="Table_20_Contents">
      <style:text-properties fo:language="en" fo:country="AU" officeooo:rsid="0028fc46" officeooo:paragraph-rsid="0028fc46"/>
    </style:style>
    <style:style style:name="P148" style:family="paragraph" style:parent-style-name="Table_20_Contents">
      <style:paragraph-properties fo:text-align="center" style:justify-single-word="false"/>
      <style:text-properties fo:language="en" fo:country="AU" officeooo:rsid="0026d80c"/>
    </style:style>
    <style:style style:name="P149" style:family="paragraph" style:parent-style-name="Standard">
      <style:paragraph-properties fo:margin-top="0cm" fo:margin-bottom="0cm" style:contextual-spacing="false"/>
      <style:text-properties fo:language="en" fo:country="AU" officeooo:rsid="001be9e7" officeooo:paragraph-rsid="001be9e7"/>
    </style:style>
    <style:style style:name="P150" style:family="paragraph" style:parent-style-name="Standard">
      <style:paragraph-properties fo:margin-top="0cm" fo:margin-bottom="0cm" style:contextual-spacing="false"/>
      <style:text-properties officeooo:paragraph-rsid="0024313b"/>
    </style:style>
    <style:style style:name="P151" style:family="paragraph" style:parent-style-name="Standard">
      <style:paragraph-properties fo:margin-top="0cm" fo:margin-bottom="0cm" style:contextual-spacing="false"/>
      <style:text-properties officeooo:rsid="002d48f6" officeooo:paragraph-rsid="002d48f6"/>
    </style:style>
    <style:style style:name="P152" style:family="paragraph" style:parent-style-name="Table_20_Contents">
      <style:text-properties officeooo:rsid="002dd24a" officeooo:paragraph-rsid="002dd24a"/>
    </style:style>
    <style:style style:name="P153" style:family="paragraph" style:parent-style-name="Table_20_Contents">
      <style:text-properties officeooo:rsid="002e6ad4" officeooo:paragraph-rsid="002e6ad4"/>
    </style:style>
    <style:style style:name="P154" style:family="paragraph" style:parent-style-name="Table_20_Contents">
      <style:text-properties officeooo:rsid="002e6ad4"/>
    </style:style>
    <style:style style:name="P155" style:family="paragraph" style:parent-style-name="Standard">
      <style:paragraph-properties fo:margin-top="0cm" fo:margin-bottom="0cm" style:contextual-spacing="false"/>
      <style:text-properties officeooo:rsid="0030ce51" officeooo:paragraph-rsid="0030ce51"/>
    </style:style>
    <style:style style:name="P156" style:family="paragraph" style:parent-style-name="Standard">
      <style:paragraph-properties fo:margin-top="0cm" fo:margin-bottom="0cm" style:contextual-spacing="false"/>
      <style:text-properties fo:language="en" fo:country="AU" officeooo:rsid="0024313b" officeooo:paragraph-rsid="0024313b"/>
    </style:style>
    <style:style style:name="P157" style:family="paragraph" style:parent-style-name="Standard">
      <style:paragraph-properties fo:break-before="page"/>
      <style:text-properties fo:language="en" fo:country="AU"/>
    </style:style>
    <style:style style:name="P158" style:family="paragraph" style:parent-style-name="Standard">
      <style:text-properties fo:language="en" fo:country="AU" style:font-name-asian="Times New Roman1" style:font-name-complex="Times New Roman1"/>
    </style:style>
    <style:style style:name="P159"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160"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161" style:family="paragraph" style:parent-style-name="Standard">
      <style:paragraph-properties fo:margin-top="0cm" fo:margin-bottom="0.423cm" style:contextual-spacing="false" fo:orphans="0" fo:widows="0"/>
      <style:text-properties fo:language="en" fo:country="AU"/>
    </style:style>
    <style:style style:name="P162" style:family="paragraph" style:parent-style-name="Standard">
      <style:text-properties style:font-name="Arial" fo:font-size="13pt" fo:language="en" fo:country="AU" style:font-size-asian="13pt" style:font-name-complex="Arial3" style:font-size-complex="13pt"/>
    </style:style>
    <style:style style:name="P163" style:family="paragraph" style:parent-style-name="Standard">
      <style:paragraph-properties fo:margin-top="0cm" fo:margin-bottom="0.423cm" style:contextual-spacing="false" fo:orphans="0" fo:widows="0" fo:break-before="page"/>
      <style:text-properties style:font-name="Times" fo:language="en" fo:country="AU" style:font-name-complex="Times1"/>
    </style:style>
    <style:style style:name="P164" style:family="paragraph" style:parent-style-name="Heading_20_1" style:master-page-name="Converted1">
      <style:paragraph-properties style:page-number="auto"/>
      <style:text-properties fo:language="en" fo:country="AU"/>
    </style:style>
    <style:style style:name="P165"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66" style:family="paragraph" style:parent-style-name="Heading_20_1">
      <style:paragraph-properties fo:margin-top="0cm" fo:margin-bottom="0cm" style:contextual-spacing="false" fo:break-before="page"/>
      <style:text-properties fo:language="en" fo:country="AU"/>
    </style:style>
    <style:style style:name="P167" style:family="paragraph">
      <loext:graphic-properties draw:fill="solid" draw:fill-color="#ffffff"/>
      <style:paragraph-properties fo:text-align="start"/>
    </style:style>
    <style:style style:name="P168" style:family="paragraph" style:parent-style-name="Standard">
      <style:paragraph-properties fo:text-align="center" style:justify-single-word="false"/>
    </style:style>
    <style:style style:name="P169" style:family="paragraph">
      <loext:graphic-properties draw:fill="none"/>
      <style:paragraph-properties fo:text-align="start"/>
    </style:style>
    <style:style style:name="P170" style:family="paragraph">
      <loext:graphic-properties draw:fill="none"/>
      <style:paragraph-properties fo:text-align="start"/>
      <style:text-properties fo:font-size="12pt"/>
    </style:style>
    <style:style style:name="P171" style:family="paragraph" style:parent-style-name="Standard">
      <style:paragraph-properties fo:margin-top="0cm" fo:margin-bottom="0cm" style:contextual-spacing="false" fo:break-before="page"/>
      <style:text-properties fo:language="en" fo:country="AU"/>
    </style:style>
    <style:style style:name="P172" style:family="paragraph">
      <loext:graphic-properties draw:fill="solid" draw:fill-color="#f2f2f2"/>
      <style:paragraph-properties fo:text-align="start"/>
    </style:style>
    <style:style style:name="P173" style:family="paragraph">
      <loext:graphic-properties draw:fill="solid" draw:fill-color="#ffffff"/>
      <style:paragraph-properties fo:text-align="start"/>
      <style:text-properties fo:font-size="18pt"/>
    </style:style>
    <style:style style:name="P174" style:family="paragraph">
      <loext:graphic-properties draw:fill="solid" draw:fill-color="#c6d9f1" draw:opacity="22%"/>
      <style:paragraph-properties fo:text-align="start"/>
      <style:text-properties fo:font-size="12pt"/>
    </style:style>
    <style:style style:name="P175" style:family="paragraph" style:parent-style-name="Frame_20_contents">
      <style:paragraph-properties fo:text-align="center" style:justify-single-word="false"/>
      <style:text-properties fo:language="en" fo:country="AU"/>
    </style:style>
    <style:style style:name="P176" style:family="paragraph" style:parent-style-name="Frame_20_contents">
      <style:paragraph-properties fo:text-align="center" style:justify-single-word="false"/>
    </style:style>
    <style:style style:name="P177" style:family="paragraph">
      <loext:graphic-properties draw:fill="solid" draw:fill-color="#c6d9f1"/>
      <style:paragraph-properties fo:text-align="start"/>
    </style:style>
    <style:style style:name="P178" style:family="paragraph">
      <loext:graphic-properties draw:fill="solid" draw:fill-color="#558ed5"/>
      <style:paragraph-properties fo:text-align="start"/>
    </style:style>
    <style:style style:name="P179" style:family="paragraph">
      <loext:graphic-properties draw:fill="solid" draw:fill-color="#558ed5"/>
      <style:paragraph-properties fo:text-align="start"/>
      <style:text-properties fo:font-size="18pt"/>
    </style:style>
    <style:style style:name="P180" style:family="paragraph" style:parent-style-name="Frame_20_contents">
      <style:paragraph-properties fo:text-align="center" style:justify-single-word="false"/>
      <style:text-properties fo:color="#000000" loext:opacity="100%" fo:language="en" fo:country="AU"/>
    </style:style>
    <style:style style:name="P181"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style:font-name="Liberation Serif" fo:font-size="12pt" officeooo:rsid="007c4ff6" style:font-size-asian="12pt" style:font-size-complex="12pt"/>
    </style:style>
    <style:style style:name="T14" style:family="text">
      <style:text-properties fo:color="#0260bf" loext:opacity="100%" style:font-name="Liberation Serif"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1148a6"/>
    </style:style>
    <style:style style:name="T20" style:family="text">
      <style:text-properties style:font-name="Arial2" fo:font-size="10pt" officeooo:rsid="00897801" style:font-size-asian="10pt" style:font-size-complex="10pt"/>
    </style:style>
    <style:style style:name="T21" style:family="text">
      <style:text-properties style:font-name="Arial2" fo:font-size="10pt" officeooo:rsid="0026fa9d" style:font-size-asian="10pt" style:font-size-complex="10pt"/>
    </style:style>
    <style:style style:name="T22" style:family="text">
      <style:text-properties officeooo:rsid="009152bc"/>
    </style:style>
    <style:style style:name="T23" style:family="text">
      <style:text-properties fo:language="en" fo:country="AU" officeooo:rsid="00954b32"/>
    </style:style>
    <style:style style:name="T24" style:family="text">
      <style:text-properties fo:language="en" fo:country="AU" officeooo:rsid="0094d792"/>
    </style:style>
    <style:style style:name="T25" style:family="text">
      <style:text-properties officeooo:rsid="00954b32"/>
    </style:style>
    <style:style style:name="T26" style:family="text">
      <style:text-properties officeooo:rsid="003df39e"/>
    </style:style>
    <style:style style:name="T27" style:family="text">
      <style:text-properties officeooo:rsid="003f4ea7"/>
    </style:style>
    <style:style style:name="T28" style:family="text">
      <style:text-properties officeooo:rsid="002a2c36"/>
    </style:style>
    <style:style style:name="T29" style:family="text">
      <style:text-properties officeooo:rsid="0029ed44"/>
    </style:style>
    <style:style style:name="T30" style:family="text">
      <style:text-properties fo:language="en" fo:country="AU" officeooo:rsid="001148a6"/>
    </style:style>
    <style:style style:name="T31" style:family="text">
      <style:text-properties fo:language="en" fo:country="AU" officeooo:rsid="0036d0b7"/>
    </style:style>
    <style:style style:name="T32" style:family="text">
      <style:text-properties officeooo:rsid="00d6c186"/>
    </style:style>
    <style:style style:name="T33" style:family="text">
      <style:text-properties officeooo:rsid="003853e8"/>
    </style:style>
    <style:style style:name="T34" style:family="text">
      <style:text-properties officeooo:rsid="0015a114"/>
    </style:style>
    <style:style style:name="T35" style:family="text">
      <style:text-properties officeooo:rsid="0014aae7"/>
    </style:style>
    <style:style style:name="T36" style:family="text">
      <style:text-properties fo:language="en" fo:country="AU" officeooo:rsid="00185ffb"/>
    </style:style>
    <style:style style:name="T37" style:family="text">
      <style:text-properties fo:font-style="italic" style:font-style-asian="italic"/>
    </style:style>
    <style:style style:name="T38" style:family="text">
      <style:text-properties style:font-name="Times New Roman" style:font-name-asian="Times New Roman1" style:language-asian="en" style:country-asian="AU" style:font-name-complex="Times New Roman1"/>
    </style:style>
    <style:style style:name="T39" style:family="text">
      <style:text-properties style:font-name="Consolas" fo:font-size="9.5pt" style:font-size-asian="9.5pt" style:font-name-complex="Consolas1" style:font-size-complex="9.5pt"/>
    </style:style>
    <style:style style:name="T40" style:family="text">
      <style:text-properties fo:color="#a31515" loext:opacity="100%" style:font-name="Consolas" fo:font-size="9.5pt" style:font-size-asian="9.5pt" style:font-name-complex="Consolas1" style:font-size-complex="9.5pt"/>
    </style:style>
    <style:style style:name="T41" style:family="text">
      <style:text-properties fo:color="#0000ff" loext:opacity="100%" style:font-name="Consolas" fo:font-size="9.5pt" style:font-size-asian="9.5pt" style:font-name-complex="Consolas1" style:font-size-complex="9.5pt"/>
    </style:style>
    <style:style style:name="T42" style:family="text">
      <style:text-properties style:font-name="Consolas" fo:font-size="9.5pt" fo:font-style="italic" style:font-size-asian="9.5pt" style:font-style-asian="italic" style:font-name-complex="Consolas1" style:font-size-complex="9.5pt"/>
    </style:style>
    <style:style style:name="T43" style:family="text">
      <style:text-properties fo:color="#a31515" loext:opacity="100%" style:font-name="Consolas" fo:font-size="9.5pt" fo:font-style="italic" style:font-size-asian="9.5pt" style:font-style-asian="italic" style:font-name-complex="Consolas1" style:font-size-complex="9.5pt"/>
    </style:style>
    <style:style style:name="T44" style:family="text">
      <style:text-properties fo:color="#0000ff" loext:opacity="100%" style:font-name="Consolas" fo:font-size="9.5pt" fo:font-style="italic" style:font-size-asian="9.5pt" style:font-style-asian="italic" style:font-name-complex="Consolas1" style:font-size-complex="9.5pt"/>
    </style:style>
    <style:style style:name="T45" style:family="text">
      <style:text-properties fo:color="#2b91af" loext:opacity="100%" style:font-name="Consolas" fo:font-size="9.5pt" fo:font-style="italic" style:font-size-asian="9.5pt" style:font-style-asian="italic" style:font-name-complex="Consolas1" style:font-size-complex="9.5pt"/>
    </style:style>
    <style:style style:name="T46" style:family="text">
      <style:text-properties fo:color="#2b91af" loext:opacity="100%" style:font-name="Consolas" fo:font-size="9.5pt" style:font-size-asian="9.5pt" style:font-name-complex="Consolas1" style:font-size-complex="9.5pt"/>
    </style:style>
    <style:style style:name="T47" style:family="text">
      <style:text-properties style:font-name-asian="Times New Roman1" style:font-name-complex="Times New Roman1"/>
    </style:style>
    <style:style style:name="T48" style:family="text">
      <style:text-properties fo:color="#000000" loext:opacity="100%" style:font-name="Times" fo:font-size="10pt" style:font-name-asian="Times New Roman1" style:font-size-asian="10pt" style:font-name-complex="Times New Roman1" style:font-size-complex="10pt"/>
    </style:style>
    <style:style style:name="T49" style:family="text">
      <style:text-properties style:font-name="Times" fo:font-size="10pt" style:font-name-asian="Times New Roman1" style:font-size-asian="10pt" style:font-name-complex="Times New Roman1" style:font-size-complex="10pt"/>
    </style:style>
    <style:style style:name="T50" style:family="text">
      <style:text-properties officeooo:rsid="001be9e7"/>
    </style:style>
    <style:style style:name="T51" style:family="text">
      <style:text-properties officeooo:rsid="001c2082"/>
    </style:style>
    <style:style style:name="T52" style:family="text">
      <style:text-properties officeooo:rsid="001db1af"/>
    </style:style>
    <style:style style:name="T53" style:family="text">
      <style:text-properties officeooo:rsid="001ea48e"/>
    </style:style>
    <style:style style:name="T54" style:family="text">
      <style:text-properties officeooo:rsid="00206fdb"/>
    </style:style>
    <style:style style:name="T55" style:family="text">
      <style:text-properties officeooo:rsid="0020e464"/>
    </style:style>
    <style:style style:name="T56" style:family="text">
      <style:text-properties officeooo:rsid="0023fc84"/>
    </style:style>
    <style:style style:name="T57" style:family="text">
      <style:text-properties fo:language="en" fo:country="AU" officeooo:rsid="0024313b"/>
    </style:style>
    <style:style style:name="T58" style:family="text">
      <style:text-properties fo:language="en" fo:country="AU" officeooo:rsid="0026d80c"/>
    </style:style>
    <style:style style:name="T59" style:family="text">
      <style:text-properties fo:language="en" fo:country="AU" officeooo:rsid="0027b060"/>
    </style:style>
    <style:style style:name="T60" style:family="text">
      <style:text-properties fo:language="en" fo:country="AU" officeooo:rsid="0028eaeb"/>
    </style:style>
    <style:style style:name="T61" style:family="text">
      <style:text-properties officeooo:rsid="0028eaeb"/>
    </style:style>
    <style:style style:name="T62" style:family="text">
      <style:text-properties officeooo:rsid="002a8c24" style:font-name-asian="Times New Roman1" style:font-name-complex="Times New Roman1"/>
    </style:style>
    <style:style style:name="T63" style:family="text">
      <style:text-properties officeooo:rsid="0028eaeb" style:font-name-asian="Times New Roman1" style:font-name-complex="Times New Roman1"/>
    </style:style>
    <style:style style:name="T64" style:family="text">
      <style:text-properties style:font-name="Arial" fo:font-size="13pt" style:font-size-asian="13pt" style:font-name-complex="Arial3" style:font-size-complex="13pt"/>
    </style:style>
    <style:style style:name="T65" style:family="text">
      <style:text-properties fo:color="#000000" loext:opacity="100%" style:font-name="Arial Black" fo:language="en" fo:country="AU">
        <loext:char-complex-color loext:theme-type="dark1" loext:color-type="theme"/>
      </style:text-properties>
    </style:style>
    <style:style style:name="T66" style:family="text">
      <style:text-properties fo:color="#000000" loext:opacity="100%" style:font-name="Arial Black">
        <loext:char-complex-color loext:theme-type="dark1" loext:color-type="theme"/>
      </style:text-properties>
    </style:style>
    <style:style style:name="T67" style:family="text">
      <style:text-properties style:font-name="Arial Black" fo:language="en" fo:country="AU"/>
    </style:style>
    <style:style style:name="T68" style:family="text">
      <style:text-properties style:font-name="Arial Black" fo:font-size="9pt" fo:language="en" fo:country="AU" style:font-size-asian="9pt" style:font-size-complex="9pt"/>
    </style:style>
    <style:style style:name="T69" style:family="text">
      <style:text-properties style:font-name="Arial Black" fo:font-size="10pt" fo:language="en" fo:country="AU" style:font-size-asian="10pt" style:font-size-complex="10pt"/>
    </style:style>
    <style:style style:name="T70" style:family="text">
      <style:text-properties style:font-name="Arial Black" fo:font-size="10pt" style:font-size-asian="10pt" style:font-size-complex="10pt"/>
    </style:style>
    <style:style style:name="T71" style:family="text">
      <style:text-properties fo:color="#000000" loext:opacity="100%" style:font-name="Arial Black" fo:font-size="10pt" fo:language="en" fo:country="AU" style:font-size-asian="10pt" style:font-size-complex="10pt"/>
    </style:style>
    <style:style style:name="T72"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102_1297104639" text:style-name="Index_20_Link" text:visited-style-name="Index_20_Link">2025 Rebuild Notes<text:tab/>2</text:a></text:p>
          <text:p text:style-name="P2"><text:a xlink:type="simple" xlink:href="#__RefHeading___Toc18900_85147849" text:style-name="Index_20_Link" text:visited-style-name="Index_20_Link">Todo’s<text:tab/>5</text:a></text:p>
          <text:p text:style-name="P2"><text:a xlink:type="simple" xlink:href="#__RefHeading___Toc18902_85147849" text:style-name="Index_20_Link" text:visited-style-name="Index_20_Link">Troubleshooting<text:tab/>6</text:a></text:p>
          <text:p text:style-name="P3"><text:a xlink:type="simple" xlink:href="#__RefHeading___Toc8269_3040316716" text:style-name="Index_20_Link" text:visited-style-name="Index_20_Link">Inoperative modules of launch of P3D<text:tab/>6</text:a></text:p>
          <text:p text:style-name="P3"><text:a xlink:type="simple" xlink:href="#__RefHeading___Toc8271_3040316716" text:style-name="Index_20_Link" text:visited-style-name="Index_20_Link">Sound<text:tab/>6</text:a></text:p>
          <text:p text:style-name="P3"><text:a xlink:type="simple" xlink:href="#__RefHeading___Toc23338_3776212309" text:style-name="Index_20_Link" text:visited-style-name="Index_20_Link">Misaligned Views<text:tab/>6</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8</text:a></text:p>
          <text:p text:style-name="P3"><text:a xlink:type="simple" xlink:href="#__RefHeading___Toc20777_2793205928" text:style-name="Index_20_Link" text:visited-style-name="Index_20_Link">CKAS Failure mode<text:tab/>11</text:a></text:p>
          <text:p text:style-name="P2"><text:a xlink:type="simple" xlink:href="#__RefHeading___Toc13237_2923587627" text:style-name="Index_20_Link" text:visited-style-name="Index_20_Link">Building the Computer<text:tab/>12</text:a></text:p>
          <text:p text:style-name="P4"><text:a xlink:type="simple" xlink:href="#__RefHeading___Toc1093_2500220081" text:style-name="Index_20_Link" text:visited-style-name="Index_20_Link">Install Operating System<text:tab/>12</text:a></text:p>
          <text:p text:style-name="P4"><text:a xlink:type="simple" xlink:href="#__RefHeading___Toc2762_984659897" text:style-name="Index_20_Link" text:visited-style-name="Index_20_Link">Install Documentation Tools<text:tab/>12</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4</text:a></text:p>
          <text:p text:style-name="P4"><text:a xlink:type="simple" xlink:href="#__RefHeading___Toc1305_2500220081" text:style-name="Index_20_Link" text:visited-style-name="Index_20_Link">Install DCS<text:tab/>14</text:a></text:p>
          <text:p text:style-name="P4"><text:a xlink:type="simple" xlink:href="#__RefHeading___Toc1307_2500220081" text:style-name="Index_20_Link" text:visited-style-name="Index_20_Link">Install MSFS 2020<text:tab/>14</text:a></text:p>
          <text:p text:style-name="P4"><text:a xlink:type="simple" xlink:href="#__RefHeading___Toc682_668752616" text:style-name="Index_20_Link" text:visited-style-name="Index_20_Link">Install Fly Elise<text:tab/>14</text:a></text:p>
          <text:p text:style-name="P4"><text:a xlink:type="simple" xlink:href="#__RefHeading___Toc1309_2500220081" text:style-name="Index_20_Link" text:visited-style-name="Index_20_Link">Install Orbx Central<text:tab/>15</text:a></text:p>
          <text:p text:style-name="P4"><text:a xlink:type="simple" xlink:href="#__RefHeading___Toc1311_2500220081" text:style-name="Index_20_Link" text:visited-style-name="Index_20_Link">Configure DCS<text:tab/>15</text:a></text:p>
          <text:p text:style-name="P4"><text:a xlink:type="simple" xlink:href="#__RefHeading___Toc1419_2500220081" text:style-name="Index_20_Link" text:visited-style-name="Index_20_Link">Install and Configure Flight Panels DCS-BIOS<text:tab/>15</text:a></text:p>
          <text:p text:style-name="P2"><text:a xlink:type="simple" xlink:href="#__RefHeading___Toc8275_3040316716" text:style-name="Index_20_Link" text:visited-style-name="Index_20_Link">Duplicating the Drive<text:tab/>16</text:a></text:p>
          <text:p text:style-name="P2"><text:a xlink:type="simple" xlink:href="#__RefHeading___Toc20779_2793205928" text:style-name="Index_20_Link" text:visited-style-name="Index_20_Link">Controlling the Computer using USB<text:tab/>16</text:a></text:p>
          <text:p text:style-name="P2"><text:a xlink:type="simple" xlink:href="#__RefHeading___Toc18906_85147849" text:style-name="Index_20_Link" text:visited-style-name="Index_20_Link">Wake On Lan<text:tab/>16</text:a></text:p>
          <text:p text:style-name="P2"><text:a xlink:type="simple" xlink:href="#__RefHeading___Toc8277_3040316716" text:style-name="Index_20_Link" text:visited-style-name="Index_20_Link">Output Card<text:tab/>17</text:a></text:p>
          <text:p text:style-name="P2"><text:a xlink:type="simple" xlink:href="#__RefHeading___Toc18908_85147849" text:style-name="Index_20_Link" text:visited-style-name="Index_20_Link">IP Port Utilisation<text:tab/>18</text:a></text:p>
          <text:p text:style-name="P2"><text:a xlink:type="simple" xlink:href="#__RefHeading___Toc18910_85147849" text:style-name="Index_20_Link" text:visited-style-name="Index_20_Link">GPS Out<text:tab/>19</text:a></text:p>
          <text:p text:style-name="P2"><text:a xlink:type="simple" xlink:href="#__RefHeading___Toc18912_85147849" text:style-name="Index_20_Link" text:visited-style-name="Index_20_Link">GPS Setup<text:tab/>19</text:a></text:p>
          <text:p text:style-name="P2"><text:a xlink:type="simple" xlink:href="#__RefHeading___Toc18914_85147849" text:style-name="Index_20_Link" text:visited-style-name="Index_20_Link"><text:soft-page-break/>Driving the OLEDs<text:tab/>21</text:a></text:p>
          <text:p text:style-name="P3"><text:a xlink:type="simple" xlink:href="#__RefHeading___Toc18916_85147849" text:style-name="Index_20_Link" text:visited-style-name="Index_20_Link">Initialisation Sequence<text:tab/>21</text:a></text:p>
          <text:p text:style-name="P3"><text:a xlink:type="simple" xlink:href="#__RefHeading___Toc18918_85147849" text:style-name="Index_20_Link" text:visited-style-name="Index_20_Link">Transmit Data to oled<text:tab/>21</text:a></text:p>
          <text:p text:style-name="P4"><text:a xlink:type="simple" xlink:href="#__RefHeading___Toc18920_85147849" text:style-name="Index_20_Link" text:visited-style-name="Index_20_Link">Native LUA data<text:tab/>22</text:a></text:p>
          <text:p text:style-name="P4"><text:a xlink:type="simple" xlink:href="#__RefHeading___Toc18922_85147849" text:style-name="Index_20_Link" text:visited-style-name="Index_20_Link">Preformatted data from bne-ocr-oled<text:tab/>23</text:a></text:p>
          <text:p text:style-name="P3"><text:a xlink:type="simple" xlink:href="#__RefHeading___Toc18924_85147849" text:style-name="Index_20_Link" text:visited-style-name="Index_20_Link">The Arduino Sketch<text:tab/>23</text:a></text:p>
          <text:p text:style-name="P2"><text:a xlink:type="simple" xlink:href="#__RefHeading___Toc18926_85147849" text:style-name="Index_20_Link" text:visited-style-name="Index_20_Link">Overhead Panel<text:tab/>26</text:a></text:p>
          <text:p text:style-name="P3"><text:a xlink:type="simple" xlink:href="#__RefHeading___Toc18928_85147849" text:style-name="Index_20_Link" text:visited-style-name="Index_20_Link">Configuring Switches<text:tab/>27</text:a></text:p>
          <text:p text:style-name="P3"><text:a xlink:type="simple" xlink:href="#__RefHeading___Toc18930_85147849" text:style-name="Index_20_Link" text:visited-style-name="Index_20_Link">P3D Installation<text:tab/>29</text:a></text:p>
          <text:p text:style-name="P2"><text:a xlink:type="simple" xlink:href="#__RefHeading___Toc23340_3776212309" text:style-name="Index_20_Link" text:visited-style-name="Index_20_Link">2025 Update<text:tab/>30</text:a></text:p>
          <text:p text:style-name="P3"><text:a xlink:type="simple" xlink:href="#__RefHeading___Toc23611_3776212309" text:style-name="Index_20_Link" text:visited-style-name="Index_20_Link">Existing Controls<text:tab/>30</text:a></text:p>
          <text:p text:style-name="P4"><text:a xlink:type="simple" xlink:href="#__RefHeading___Toc23613_3776212309" text:style-name="Index_20_Link" text:visited-style-name="Index_20_Link">Inputs<text:tab/>30</text:a></text:p>
          <text:p text:style-name="P4"><text:a xlink:type="simple" xlink:href="#__RefHeading___Toc7598_1347082975" text:style-name="Index_20_Link" text:visited-style-name="Index_20_Link">Outputs<text:tab/>32</text:a></text:p>
          <text:p text:style-name="P2"><text:a xlink:type="simple" xlink:href="#__RefHeading___Toc18932_85147849" text:style-name="Index_20_Link" text:visited-style-name="Index_20_Link">Sound System<text:tab/>46</text:a></text:p>
          <text:p text:style-name="P2"><text:a xlink:type="simple" xlink:href="#__RefHeading___Toc18934_85147849" text:style-name="Index_20_Link" text:visited-style-name="Index_20_Link">FSX Data flows for radios and lights<text:tab/>51</text:a></text:p>
          <text:p text:style-name="P2"><text:a xlink:type="simple" xlink:href="#__RefHeading___Toc18936_85147849" text:style-name="Index_20_Link" text:visited-style-name="Index_20_Link"><text:tab/>51</text:a></text:p>
          <text:p text:style-name="P2"><text:a xlink:type="simple" xlink:href="#__RefHeading___Toc18938_85147849" text:style-name="Index_20_Link" text:visited-style-name="Index_20_Link">Data Flows<text:tab/>52</text:a></text:p>
          <text:p text:style-name="P2"><text:a xlink:type="simple" xlink:href="#__RefHeading___Toc18940_85147849" text:style-name="Index_20_Link" text:visited-style-name="Index_20_Link">Data Flows with Protocol and Ports<text:tab/>53</text:a></text:p>
          <text:p text:style-name="P2"><text:a xlink:type="simple" xlink:href="#__RefHeading___Toc18942_85147849" text:style-name="Index_20_Link" text:visited-style-name="Index_20_Link">Devices<text:tab/>54</text:a></text:p>
          <text:p text:style-name="P2"><text:a xlink:type="simple" xlink:href="#__RefHeading___Toc18944_85147849" text:style-name="Index_20_Link" text:visited-style-name="Index_20_Link">I2C Demux Schematic<text:tab/>55</text:a></text:p>
        </text:index-body>
      </text:table-of-content>
      <text:p text:style-name="P1"/>
      <text:p text:style-name="P1"/>
      <text:h text:style-name="P5" text:outline-level="1"><text:bookmark-start text:name="__RefHeading___Toc7102_1297104639"/>2025 Rebuild Notes<text:bookmark-end text:name="__RefHeading___Toc7102_1297104639"/></text:h>
      <text:p text:style-name="P6"/>
      <text:p text:style-name="P6">Now using MSFS2024 with Air Manager v5 to display 2d panels. <text:s/></text:p>
      <text:p text:style-name="P6"/>
      <text:p text:style-name="P6">With the FlyInside 206 whilst chunks of the default 206 instruments work on the Air Manager 206 panel, the following gauges are not displaying correctly</text:p>
      <text:list text:style-name="L1">
        <text:list-item>
          <text:p text:style-name="P7">Engine Rotor RPM</text:p>
        </text:list-item>
        <text:list-item>
          <text:p text:style-name="P7">Engine Torque</text:p>
        </text:list-item>
      </text:list>
      <text:p text:style-name="P6"/>
      <text:p text:style-name="P6">Testing Cowan Sim 206</text:p>
      <text:p text:style-name="P6"><text:soft-page-break/></text:p>
      <text:p text:style-name="P8">Installing COWAN Simulator</text:p>
      <text:p text:style-name="P8"/>
      <text:p text:style-name="P9">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8"/>
      <text:p text:style-name="P8">C:\Users\beeper\AppData\Local\Packages\Microsoft.Limitless_8wekyb3d8bbwe\LocalCache\Packages\Community</text:p>
      <text:p text:style-name="P6"/>
      <text:p text:style-name="P10">Cowan Sim pane<text:span text:style-name="T1">l</text:span>s not displaying correctly</text:p>
      <text:list text:style-name="L2">
        <text:list-item>
          <text:p text:style-name="P11">VSI</text:p>
        </text:list-item>
        <text:list-item>
          <text:p text:style-name="P11">Torque measures too higher-level</text:p>
          <text:list>
            <text:list-item>
              <text:p text:style-name="P11">72 →32</text:p>
            </text:list-item>
            <text:list-item>
              <text:p text:style-name="P11">90 → 42</text:p>
            </text:list-item>
            <text:list-item>
              <text:p text:style-name="P11">100 → 44</text:p>
            </text:list-item>
          </text:list>
        </text:list-item>
        <text:list-item>
          <text:p text:style-name="P11">No Transmission Oil Temperature and Pressure</text:p>
        </text:list-item>
        <text:list-item>
          <text:p text:style-name="P11">No Turbine Out Temperature</text:p>
        </text:list-item>
      </text:list>
      <text:p text:style-name="P10"/>
      <text:p text:style-name="P10">Gauges that are ok</text:p>
      <text:list text:style-name="L3">
        <text:list-item>
          <text:p text:style-name="P12">Eng Oil</text:p>
        </text:list-item>
        <text:list-item>
          <text:p text:style-name="P12">Fuel</text:p>
        </text:list-item>
        <text:list-item>
          <text:p text:style-name="P12">Load</text:p>
        </text:list-item>
        <text:list-item>
          <text:p text:style-name="P12">Gas Producer</text:p>
        </text:list-item>
        <text:list-item>
          <text:p text:style-name="P12">Airspeed</text:p>
        </text:list-item>
        <text:list-item>
          <text:p text:style-name="P12">Rotor and Turbine</text:p>
        </text:list-item>
        <text:list-item>
          <text:p text:style-name="P12">Radar Altimeter</text:p>
        </text:list-item>
        <text:list-item>
          <text:p text:style-name="P12">Attitude Indicators</text:p>
        </text:list-item>
        <text:list-item>
          <text:p text:style-name="P12">Altimeter</text:p>
        </text:list-item>
        <text:list-item>
          <text:p text:style-name="P12">Slip</text:p>
        </text:list-item>
      </text:list>
      <text:p text:style-name="P10"/>
      <text:p text:style-name="P13">msfs_variable_subscribe("ELECTRICAL MAIN BUS VOLTAGE", "Volts",</text:p>
      <text:p text:style-name="P13">"CIRCUIT PITOT HEAT ON", "Pitot", -- Pitot</text:p>
      <text:p text:style-name="P13"><text:soft-page-break/>"FUEL TOTAL QUANTITY", "Gallons", -- Fuel &lt; 17?</text:p>
      <text:p text:style-name="P13">"FUELSYSTEM ENGINE PRESSURE:1", "PSI", -- Fuel pressure</text:p>
      <text:p text:style-name="P13">"ROTOR CHIP DETECTED:1", "Bool", -- Main chip</text:p>
      <text:p text:style-name="P13">"ROTOR CHIP DETECTED:2", "Bool", -- Tail chip</text:p>
      <text:p text:style-name="P13">"A:ENG OIL PRESSURE:1", "PSI", -- XMSN press &lt; 15?</text:p>
      <text:p text:style-name="P13">"ENG OIL TEMPERATURE:1", "Celsius", -- XMSN temp &gt; 115?</text:p>
      <text:p text:style-name="P13">"ELECTRICAL BATTERY LOAD:1", "Amperes", -- Battery temp &gt; 87 -- Battery hot &gt; 130</text:p>
      <text:p text:style-name="P13">"ENG N1 RPM:1", "Percent", -- N1 &lt; 55</text:p>
      <text:p text:style-name="P13">"ENG COMBUSTION:1", "Bool", -- False</text:p>
      <text:p text:style-name="P13">"GENERAL ENG MASTER ALTERNATOR:1", "Bool", -- False</text:p>
      <text:p text:style-name="P13">"FUELSYSTEM PUMP ACTIVE:1", "Bool", -- Fuel pump</text:p>
      <text:p text:style-name="P13">"FUELSYSTEM PUMP ACTIVE:2", "Bool", -- Fuel pump</text:p>
      <text:p text:style-name="P13">"ROTOR RPM PCT:1", "Percent", -- &lt;= 95</text:p>
      <text:p text:style-name="P13">"L:buttonAnnTest", "Double", new_warnings_fs)</text:p>
      <text:p text:style-name="P13"/>
      <text:p text:style-name="P13">function new_warnings_fs(volts, pitot, fuelq, fuelp, xmsn_chip, tr_chip, xmsn_press, xmsn_temp, bat_load, n1, combustion, alternator, pump_1, pump_2, rotor_rpm, test)</text:p>
      <text:p text:style-name="P13"/>
      <text:p text:style-name="P13"><text:s/>power = volts &gt; 10</text:p>
      <text:p text:style-name="P13"><text:s text:c="4"/>-- No function <text:s text:c="3"/></text:p>
      <text:p text:style-name="P13"><text:s text:c="4"/>visible(img_mask[1], false)</text:p>
      <text:p text:style-name="P13"><text:s text:c="4"/>-- No function</text:p>
      <text:p text:style-name="P13"><text:s text:c="4"/>visible(img_mask[2], false)</text:p>
      <text:p text:style-name="P13"><text:s text:c="4"/>-- Pitot heat</text:p>
      <text:p text:style-name="P13"><text:s text:c="4"/>visible(img_mask[3], pitot and power)</text:p>
      <text:p text:style-name="P13"><text:s text:c="4"/>-- Fuel low</text:p>
      <text:p text:style-name="P13"><text:s text:c="4"/>visible(img_mask[4], fuelq &lt;= 17 and power)</text:p>
      <text:p text:style-name="P13"><text:s text:c="4"/>-- AF fuel filter</text:p>
      <text:p text:style-name="P13"><text:s text:c="4"/>visible(img_mask[5], fuelp == 0 and power)</text:p>
      <text:p text:style-name="P13"><text:s text:c="4"/>-- Fuel filter</text:p>
      <text:p text:style-name="P13"><text:s text:c="4"/>visible(img_mask[6], false)</text:p>
      <text:p text:style-name="P13"><text:s text:c="4"/>-- Engine chip</text:p>
      <text:p text:style-name="P13"><text:s text:c="4"/>visible(img_mask[7], false)</text:p>
      <text:p text:style-name="P13"><text:s text:c="4"/>-- Battery hot</text:p>
      <text:p text:style-name="P13"><text:s text:c="4"/>visible(img_mask[8], bat_load &gt;= 130 and power)</text:p>
      <text:p text:style-name="P13"><text:s text:c="4"/>-- Trans oil press</text:p>
      <text:p text:style-name="P13"><text:s text:c="4"/>visible(img_mask[9], xmsn_press &lt;= 15 and power)</text:p>
      <text:p text:style-name="P13"><text:s text:c="4"/>-- Engine out</text:p>
      <text:p text:style-name="P13"><text:s text:c="4"/>visible(img_mask[10], (n1 &lt;= 55 or not combustion) and power)</text:p>
      <text:p text:style-name="P13"><text:s text:c="4"/>-- No function</text:p>
      <text:p text:style-name="P13"><text:soft-page-break/><text:s text:c="4"/>visible(img_mask[11], false)</text:p>
      <text:p text:style-name="P13"><text:s text:c="4"/>-- No function</text:p>
      <text:p text:style-name="P13"><text:s text:c="4"/>visible(img_mask[12], false)</text:p>
      <text:p text:style-name="P13"><text:s text:c="4"/>-- No function</text:p>
      <text:p text:style-name="P13"><text:s text:c="4"/>visible(img_mask[13], false)</text:p>
      <text:p text:style-name="P13"><text:s text:c="4"/>-- No function</text:p>
      <text:p text:style-name="P13"><text:s text:c="4"/>visible(img_mask[14], false)</text:p>
      <text:p text:style-name="P13"><text:s text:c="4"/>-- No function</text:p>
      <text:p text:style-name="P13"><text:s text:c="4"/>visible(img_mask[15], false)</text:p>
      <text:p text:style-name="P13"><text:s text:c="4"/>-- Gen fail</text:p>
      <text:p text:style-name="P13"><text:s text:c="4"/>visible(img_mask[16], not alternator and power)</text:p>
      <text:p text:style-name="P13"><text:s text:c="4"/>-- Fuel pump</text:p>
      <text:p text:style-name="P13"><text:s text:c="4"/>visible(img_mask[17], (not pump_1 or not pump_2) and power)</text:p>
      <text:p text:style-name="P13"><text:s text:c="4"/>-- T/R chip</text:p>
      <text:p text:style-name="P13"><text:s text:c="4"/>visible(img_mask[18], tr_chip and power)</text:p>
      <text:p text:style-name="P13"><text:s text:c="4"/>-- Trans chip</text:p>
      <text:p text:style-name="P13"><text:s text:c="4"/>visible(img_mask[19], xmsn_chip and power)</text:p>
      <text:p text:style-name="P13"><text:s text:c="4"/>-- Battery temp</text:p>
      <text:p text:style-name="P13"><text:s text:c="4"/>visible(img_mask[20], bat_load &gt;= 87 and bat_load &lt; 130 and power)</text:p>
      <text:p text:style-name="P13"><text:s text:c="4"/>-- Trans oil temp</text:p>
      <text:p text:style-name="P13"><text:s text:c="4"/>visible(img_mask[21], xmsn_temp &gt;= 115 and power)</text:p>
      <text:p text:style-name="P13"><text:s text:c="4"/>-- Low rotor RPM</text:p>
      <text:p text:style-name="P13"><text:s text:c="4"/>visible(img_mask[22], rotor_rpm &lt;= 95 and power)</text:p>
      <text:p text:style-name="P13"><text:s text:c="4"/>-- Annunciator test</text:p>
      <text:p text:style-name="P13"><text:s text:c="4"/>visible(testfg, test == 1 and power)</text:p>
      <text:p text:style-name="P13"/>
      <text:p text:style-name="P13">end</text:p>
      <text:h text:style-name="P14"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5">See if HDMI is available for the Instrument and Knee Monitor.</text:p>
        </text:list-item>
        <text:list-item>
          <text:p text:style-name="P16">Update Rotaries to stacked rotaries from Leo Bodnar – <text:span text:style-name="T2">use Arduino Due as it supports interrupts on all pins.</text:span></text:p>
        </text:list-item>
        <text:list-item>
          <text:p text:style-name="P16">Determine number of rotaries to set priorities</text:p>
        </text:list-item>
        <text:list-item>
          <text:p text:style-name="P16">ADF needs a 3<text:span text:style-name="T3">rd</text:span> rotary, in the mean time map the RH rotary, clockwise to increment 0.1’s, counter clockwise to increment 1s. LH rotary, clockwise to increment 10s, counter clockwise to increment 100s.</text:p>
        </text:list-item>
        <text:list-item>
          <text:p text:style-name="P16">Valid VOR tones are coming through headsets.</text:p>
        </text:list-item>
        <text:list-item>
          <text:p text:style-name="P16">Determine how to back up Linda configurations for Joysticks.</text:p>
        </text:list-item>
        <text:list-item>
          <text:p text:style-name="P16">Update table of output ports for SIOC USB Outputs card.</text:p>
        </text:list-item>
        <text:list-item>
          <text:p text:style-name="P16">Draw out audio system structure</text:p>
        </text:list-item>
        <text:list-item>
          <text:p text:style-name="P16"><text:soft-page-break/>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6">Used a separate 5V supply and noise disappeared.</text:p>
        </text:list-item>
        <text:list-item>
          <text:p text:style-name="P16">Remove hum from overhead speakers, suggest grounding both (Left and right) inputs to amp to ground. Should be able to do this as rotary switch has 4 poles.</text:p>
        </text:list-item>
        <text:list-item>
          <text:p text:style-name="P16"/>
        </text:list-item>
      </text:list>
      <text:p text:style-name="P1"/>
      <text:h text:style-name="P17" text:outline-level="1"><text:bookmark-start text:name="__RefHeading___Toc18902_85147849"/>Troubleshooting<text:bookmark-end text:name="__RefHeading___Toc18902_85147849"/></text:h>
      <text:p text:style-name="P18"/>
      <text:h text:style-name="P19" text:outline-level="2"><text:bookmark-start text:name="__RefHeading___Toc8269_3040316716"/>Inoperative modules of launch of P3D<text:bookmark-end text:name="__RefHeading___Toc8269_3040316716"/></text:h>
      <text:p text:style-name="P1"/>
      <text:p text:style-name="P20">As its takes some times for P3D to start, some of the auto-launched applications may timeout after starting, most notably the C# code. <text:s/>Alt-Tab, clear the dialog warning box, and click connect.</text:p>
      <text:p text:style-name="P20"/>
      <text:h text:style-name="P19" text:outline-level="2"><text:bookmark-start text:name="__RefHeading___Toc8271_3040316716"/>Sound<text:bookmark-end text:name="__RefHeading___Toc8271_3040316716"/></text:h>
      <text:p text:style-name="P20"/>
      <text:p text:style-name="P20">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0"/>
      <text:h text:style-name="P19" text:outline-level="2"><text:bookmark-start text:name="__RefHeading___Toc23338_3776212309"/>Misaligned Views<text:bookmark-end text:name="__RefHeading___Toc23338_3776212309"/></text:h>
      <text:p text:style-name="P21"/>
      <text:p text:style-name="P21">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1"/>
      <text:p text:style-name="P21">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0"/>
      <text:h text:style-name="P22" text:outline-level="1"><text:bookmark-start text:name="_Toc275967462"/><text:bookmark-start text:name="__RefHeading___Toc8273_3040316716"/><text:soft-page-break/>The Build Process<text:bookmark-end text:name="_Toc275967462"/><text:bookmark-end text:name="__RefHeading___Toc8273_3040316716"/></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4" text:outline-level="1"/>
      <text:h text:style-name="P23" text:outline-level="1"><text:bookmark-start text:name="__RefHeading___Toc18904_85147849"/><text:bookmark-start text:name="_Toc275967463"/>CKAS Platform<text:bookmark-end text:name="__RefHeading___Toc18904_85147849"/><text:bookmark-end text:name="_Toc275967463"/></text:h>
      <text:p text:style-name="P1"/>
      <text:p text:style-name="P24">As September 2025 two drivers are needed to interface the CKAS v4 6dof to MSFS2024. <text:s/>The drivers are bundled in GENERIC.ZIP found at:</text:p>
      <text:p text:style-name="P24"><text:s/>https://www.dropbox.com/scl/fo/8yi65aqoaf3mk41u2tdv7/ABmutMLNO-6xkF-Fy05Db7w?rlkey=fx4w5f69yghwtz3izafktot4d&amp;dl=0</text:p>
      <text:p text:style-name="P24"/>
      <text:p text:style-name="P24"><text:s/>Install SimCor (Setup CKAS SimCor.exe) and then SimDX (SimCorDX_207_Setup.exe).</text:p>
      <text:p text:style-name="P24"/>
      <text:p text:style-name="P24">Once installed rename <text:s/>simConnectShim.dll to not_used_simConnectShim.dll, this is needed to be done otherwise SimCor exits when MSFS2024 starts.</text:p>
      <text:p text:style-name="P24"/>
      <text:p text:style-name="P24">The COM port of the platform should be set to COM19.</text:p>
      <text:p text:style-name="P24"/>
      <text:p text:style-name="P24">To start the platform:</text:p>
      <text:list text:style-name="L4">
        <text:list-item>
          <text:p text:style-name="P25">Apply power to the Platform</text:p>
        </text:list-item>
        <text:list-item>
          <text:p text:style-name="P25">Apply power and turn on the external 12V PSU. <text:s/>This is needed to arm the safety interlocks.</text:p>
        </text:list-item>
        <text:list-item>
          <text:p text:style-name="P25">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25"/>
          <text:p text:style-name="P25"><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26">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27"/>
      <text:p text:style-name="P27"><draw:frame draw:style-name="fr2" draw:name="Image5" text:anchor-type="char" svg:width="14.651cm" svg:height="9.624cm" draw:z-index="1"><draw:image xlink:href="Pictures/10000001000003DF0000028B0823A4A4.png" xlink:type="simple" xlink:show="embed" xlink:actuate="onLoad" draw:mime-type="image/png"/></draw:frame></text:p>
      <text:p text:style-name="P28"/>
      <text:list text:continue-numbering="true" text:style-name="L4">
        <text:list-header>
          <text:p text:style-name="P29"/>
        </text:list-header>
        <text:list-item>
          <text:p text:style-name="P26">Start SimCor DX, you may get a warning re the platform not responding <text:span text:style-name="T5">if you have not returned the input on SimCor from Jog to Model </text:span>, check the lower panels <text:span text:style-name="T5">for status.</text:span></text:p>
        </text:list-item>
      </text:list>
      <text:p text:style-name="P27"/>
      <text:p text:style-name="P27"><draw:frame draw:style-name="fr3" draw:name="Image4" text:anchor-type="char" svg:x="1.318cm" svg:y="0cm" svg:width="14.016cm" svg:height="12.779cm" draw:z-index="3"><draw:image xlink:href="Pictures/1000000100000370000003903834F85A.png" xlink:type="simple" xlink:show="embed" xlink:actuate="onLoad" draw:mime-type="image/png"/></draw:frame></text:p>
      <text:p text:style-name="P24"><draw:frame draw:style-name="fr2" draw:name="Image6" text:anchor-type="char" svg:width="14.651cm" svg:height="15.115cm" draw:z-index="4"><draw:image xlink:href="Pictures/10000001000003730000038FAD3402BF.png" xlink:type="simple" xlink:show="embed" xlink:actuate="onLoad" draw:mime-type="image/png"/></draw:frame><text:soft-page-break/></text:p>
      <text:p text:style-name="P24"/>
      <text:h text:style-name="P19" text:outline-level="2"><text:bookmark-start text:name="__RefHeading___Toc20777_2793205928"/>CKAS Failure mode<text:bookmark-end text:name="__RefHeading___Toc20777_2793205928"/></text:h>
      <text:p text:style-name="P30"/>
      <text:p text:style-name="P30">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1"/>
      <text:p text:style-name="P24"/>
      <text:p text:style-name="P24"><text:s/></text:p>
      <text:p text:style-name="P24"/>
      <text:p text:style-name="P24"/>
      <text:p text:style-name="P32"><text:soft-page-break/>Chris’s Notes</text:p>
      <text:p text:style-name="P32"/>
      <text:p text:style-name="P24">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33" text:outline-level="1"><text:bookmark-start text:name="__RefHeading___Toc13237_2923587627"/>Building the Computer<text:bookmark-end text:name="__RefHeading___Toc13237_2923587627"/></text:h>
      <text:p text:style-name="P34"/>
      <text:h text:style-name="P35" text:outline-level="3"><text:bookmark-start text:name="__RefHeading___Toc1093_2500220081"/>Install Operating System<text:bookmark-end text:name="__RefHeading___Toc1093_2500220081"/></text:h>
      <text:list text:style-name="L5">
        <text:list-item>
          <text:p text:style-name="P36">Turn on visibility of hidden files and file extensions in explorer</text:p>
        </text:list-item>
        <text:list-item>
          <text:p text:style-name="P37">If using Samsung SSDs optionally install the Samsung Drive Monitoring Software</text:p>
          <text:list>
            <text:list-item>
              <text:p text:style-name="P37">http://samsung.com/magician</text:p>
            </text:list-item>
          </text:list>
        </text:list-item>
      </text:list>
      <text:h text:style-name="P38" text:outline-level="4"><text:bookmark-start text:name="__RefHeading___Toc663_668752616"/>Assign Static IP Address to Ethernet Connecting to Pit<text:bookmark-end text:name="__RefHeading___Toc663_668752616"/></text:h>
      <text:p text:style-name="P39"/>
      <text:p text:style-name="P40">Control Panel → Network and Internet → Network Connections. <text:s/>As the simple interface demands a default gateway and DNS be set, which is not used for this interface.</text:p>
      <text:p text:style-name="P41">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2">#define Reflector_In_Use 1</text:p>
      <text:p text:style-name="P42">#define MSFS_In_Use 1 </text:p>
      <text:h text:style-name="P43" text:outline-level="3"><text:bookmark-start text:name="__RefHeading___Toc2762_984659897"/>Install Documentation Tools<text:bookmark-end text:name="__RefHeading___Toc2762_984659897"/></text:h>
      <text:list text:style-name="L6">
        <text:list-item>
          <text:p text:style-name="P44">These tools were chosen as they are cross-platform and lightweight</text:p>
        </text:list-item>
      </text:list>
      <text:list text:style-name="L7">
        <text:list-item>
          <text:p text:style-name="P45"><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46"><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47">Primary site - https://www.diagrams.net/</text:p>
            </text:list-item>
          </text:list>
        </text:list-item>
      </text:list>
      <text:h text:style-name="P35" text:outline-level="3"><text:bookmark-start text:name="__RefHeading___Toc1421_2500220081"/><text:soft-page-break/>Install Development Environment<text:bookmark-end text:name="__RefHeading___Toc1421_2500220081"/></text:h>
      <text:list text:style-name="L8">
        <text:list-item>
          <text:p text:style-name="P48">Install Github – </text:p>
          <text:list>
            <text:list-item>
              <text:p text:style-name="P49">http://desktop.githu<text:span text:style-name="T11">b</text:span>.com/ </text:p>
            </text:list-item>
            <text:list-item>
              <text:p text:style-name="P48">add primary repository <text:s/>- </text:p>
              <text:list>
                <text:list-item>
                  <text:p text:style-name="P48">https://github.com/bnepethomas/bne-arduino-flight-simulator-interfaces</text:p>
                </text:list-item>
              </text:list>
            </text:list-item>
          </text:list>
        </text:list-item>
        <text:list-item>
          <text:p text:style-name="P50"><text:span text:style-name="T12">Instal Notepad++ </text:span><text:span text:style-name="T13"><text:s/></text:span><text:span text:style-name="T14">https://notepad-plus-plus.org/downloads/ </text:span></text:p>
        </text:list-item>
        <text:list-item>
          <text:p text:style-name="P48">Install Arduino IDE – including libraries used (built-in if author is not listed)</text:p>
          <text:list>
            <text:list-item>
              <text:p text:style-name="P48">https://www.arduino.cc/en/software</text:p>
            </text:list-item>
            <text:list-item>
              <text:p text:style-name="P48">Ethernet – <text:s/>2.<text:span text:style-name="T15">0.2</text:span></text:p>
            </text:list-item>
            <text:list-item>
              <text:p text:style-name="P48">Keyboard – 1.0.<text:span text:style-name="T15">6</text:span></text:p>
            </text:list-item>
            <text:list-item>
              <text:p text:style-name="P48">Mouse – 1.0.1</text:p>
            </text:list-item>
            <text:list-item>
              <text:p text:style-name="P48">Servo 1.<text:span text:style-name="T15">2,2</text:span> – Michael Margolis</text:p>
            </text:list-item>
            <text:list-item>
              <text:p text:style-name="P48">Stepper 1.1.3</text:p>
            </text:list-item>
            <text:list-item>
              <text:p text:style-name="P48">AccelStepper – 1.6<text:span text:style-name="T15">4</text:span>.0 – Mike McCauley</text:p>
            </text:list-item>
            <text:list-item>
              <text:p text:style-name="P48">Adafruit GFX Library – 1.<text:span text:style-name="T15">1</text:span>2.2</text:p>
            </text:list-item>
            <text:list-item>
              <text:p text:style-name="P48">Adafruit SSD1306 – 2.<text:span text:style-name="T15">5.15</text:span></text:p>
            </text:list-item>
            <text:list-item>
              <text:p text:style-name="P48">LedControl – 1.0.6 – Eberhard Fahle</text:p>
            </text:list-item>
            <text:list-item>
              <text:p text:style-name="P48">U8g2 – 2.<text:span text:style-name="T15">35</text:span>.<text:span text:style-name="T15">2</text:span> – oliver</text:p>
            </text:list-item>
            <text:list-item>
              <text:p text:style-name="P48">U8g2_for_Adafruit_GFX – 1.<text:span text:style-name="T15">8</text:span>.0 – oliver</text:p>
            </text:list-item>
            <text:list-item>
              <text:p text:style-name="P51">DCS-BIOS 0.3.1 - Puma</text:p>
            </text:list-item>
          </text:list>
        </text:list-item>
        <text:list-item>
          <text:p text:style-name="P52">Install Python – minimum release 3.10 (for Case Statement support)</text:p>
          <text:list>
            <text:list-item>
              <text:p text:style-name="P53">Add python.exe to PATH</text:p>
            </text:list-item>
            <text:list-item>
              <text:p text:style-name="P52">Install python modules</text:p>
              <text:list>
                <text:list-item>
                  <text:p text:style-name="P54">pythonping (used in pyHWLink_System_Check.py)</text:p>
                </text:list-item>
                <text:list-item>
                  <text:p text:style-name="P55"><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56">Pip install SimConnect (0.4.26)</text:p>
                    </text:list-item>
                    <text:list-item>
                      <text:p text:style-name="P50">The <text:span text:style-name="T18">module </text:span>will be validated once MSFS 2000 has been installed.</text:p>
                    </text:list-item>
                  </text:list>
                </text:list-item>
              </text:list>
            </text:list-item>
          </text:list>
        </text:list-item>
      </text:list>
      <text:p text:style-name="P57"><text:soft-page-break/></text:p>
      <text:h text:style-name="P35" text:outline-level="3"><text:bookmark-start text:name="__RefHeading___Toc3623_3274025171"/>Install Utilities<text:bookmark-end text:name="__RefHeading___Toc3623_3274025171"/></text:h>
      <text:p text:style-name="P39"/>
      <text:list text:style-name="L9">
        <text:list-item>
          <text:p text:style-name="P58">Nirsoft Multi Monitor Tool</text:p>
          <text:list>
            <text:list-item>
              <text:p text:style-name="P59"><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58">Nirsoft Device Viewer</text:p>
          <text:list>
            <text:list-item>
              <text:p text:style-name="P59"><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58">USB Tree View</text:p>
          <text:list>
            <text:list-item>
              <text:p text:style-name="P59"><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60">To test restart USB by command line</text:p>
            </text:list-item>
            <text:list-item>
              <text:p text:style-name="P60">https://www.uwe-sieber.de/misc_tools_e.html#restartusbport</text:p>
            </text:list-item>
          </text:list>
        </text:list-item>
        <text:list-item>
          <text:p text:style-name="P58">Wireshark </text:p>
          <text:list>
            <text:list-item>
              <text:p text:style-name="P59"><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61">Auto Logon from Sys Internals</text:p>
          <text:list>
            <text:list-item>
              <text:p text:style-name="P62"><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63">Run autologon so login occurs automatically – may want to create a local ac<text:span text:style-name="T19">c</text:span>ount.</text:p>
            </text:list-item>
          </text:list>
          <text:p text:style-name="P58"/>
        </text:list-item>
      </text:list>
      <text:p text:style-name="P57"/>
      <text:h text:style-name="P35" text:outline-level="3"><text:bookmark-start text:name="__RefHeading___Toc1303_2500220081"/>Install Backup/Imaging Software <text:bookmark-end text:name="__RefHeading___Toc1303_2500220081"/></text:h>
      <text:list text:style-name="L10">
        <text:list-item>
          <text:p text:style-name="P64"><text:span text:style-name="T20">C</text:span><text:span text:style-name="T21">urrently use Acronis True Image – but the perpetual licenses are no longer available – so may need to look for alternatives.</text:span></text:p>
        </text:list-item>
      </text:list>
      <text:h text:style-name="P35" text:outline-level="3"><text:bookmark-start text:name="__RefHeading___Toc1305_2500220081"/>Install DCS<text:bookmark-end text:name="__RefHeading___Toc1305_2500220081"/></text:h>
      <text:h text:style-name="P35" text:outline-level="3"><text:bookmark-start text:name="__RefHeading___Toc1307_2500220081"/>Install MSFS 2020<text:bookmark-end text:name="__RefHeading___Toc1307_2500220081"/></text:h>
      <text:list text:style-name="L11">
        <text:list-item>
          <text:p text:style-name="P65">Start MSFS 2020 and sign in</text:p>
        </text:list-item>
        <text:list-item>
          <text:p text:style-name="P65">Run ‘<text:span text:style-name="T22">Python HW Link\</text:span>pyHWLink_SimConnect_Transmitter.<text:span text:style-name="T22">py’</text:span></text:p>
        </text:list-item>
      </text:list>
      <text:h text:style-name="P35" text:outline-level="3"><text:bookmark-start text:name="__RefHeading___Toc682_668752616"/>Install Fly Elise<text:bookmark-end text:name="__RefHeading___Toc682_668752616"/></text:h>
      <text:list text:style-name="L12">
        <text:list-item>
          <text:p text:style-name="P66">Play the USB dongle in a port</text:p>
        </text:list-item>
        <text:list-item>
          <text:p text:style-name="P67"><text:span text:style-name="T8">Install Fly Elise </text:span><text:span text:style-name="T23">Display Pro </text:span><text:span text:style-name="T24">(</text:span><text:a xlink:type="simple" xlink:href="https://fly.elise-ng.net/immersive-display-pro/" text:style-name="Internet_20_link" text:visited-style-name="Visited_20_Internet_20_Link"><text:span text:style-name="T24">https://fly.elise-ng.net/immersive-display-pro/</text:span></text:a><text:span text:style-name="T24">) Version 4.5.3</text:span></text:p>
        </text:list-item>
        <text:list-item>
          <text:p text:style-name="P66">Start Fly Elise <text:span text:style-name="T25">Display Pro</text:span> and Validate correct details are displayed in the license screen</text:p>
        </text:list-item>
        <text:list-item>
          <text:p text:style-name="P68"><text:soft-page-break/>Install Fly Elise Calibration Pro Version 5.0.2. Download Zip, extract and then copy to a folder.</text:p>
        </text:list-item>
        <text:list-item>
          <text:p text:style-name="P66">Refer to “Building and Deploying A Curved Screen” for further details. <text:s/>Of note is the importance of allocating keystrokes to:</text:p>
          <text:list>
            <text:list-item>
              <text:p text:style-name="P66">Start Warp</text:p>
            </text:list-item>
            <text:list-item>
              <text:p text:style-name="P66">Stop Warp</text:p>
            </text:list-item>
            <text:list-item>
              <text:p text:style-name="P66">Enable 2D Warping</text:p>
            </text:list-item>
            <text:list-item>
              <text:p text:style-name="P66">Enable 3D Warping</text:p>
            </text:list-item>
          </text:list>
        </text:list-item>
        <text:list-item>
          <text:p text:style-name="P69"><text:span text:style-name="T26">Start MSFS 2020 and validate screen is correctly displayed. <text:s/>MSFS SU10 </text:span><text:span text:style-name="T27">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70"/>
        </text:list-item>
      </text:list>
      <text:h text:style-name="P35" text:outline-level="3"><text:bookmark-start text:name="__RefHeading___Toc1309_2500220081"/>Install Orbx Central<text:bookmark-end text:name="__RefHeading___Toc1309_2500220081"/></text:h>
      <text:list text:style-name="L13">
        <text:list-item>
          <text:p text:style-name="P71">Note different pits may operate under different accounts</text:p>
        </text:list-item>
        <text:list-item>
          <text:p text:style-name="P71">Download scenery of interest</text:p>
        </text:list-item>
      </text:list>
      <text:h text:style-name="P35" text:outline-level="3"><text:bookmark-start text:name="__RefHeading___Toc1311_2500220081"/>Configure DCS<text:bookmark-end text:name="__RefHeading___Toc1311_2500220081"/></text:h>
      <text:list text:style-name="L14">
        <text:list-item>
          <text:p text:style-name="P72">Start DCS and load desired modules (eg Syria, Hornet)</text:p>
        </text:list-item>
      </text:list>
      <text:h text:style-name="P73" text:outline-level="4"/>
      <text:h text:style-name="P35" text:outline-level="3"><text:bookmark-start text:name="__RefHeading___Toc1419_2500220081"/><text:span text:style-name="T28">I</text:span><text:span text:style-name="T29">nstall </text:span><text:span text:style-name="T28">and Configure </text:span><text:span text:style-name="T29">Flight Panels DCS-BIOS</text:span><text:bookmark-end text:name="__RefHeading___Toc1419_2500220081"/></text:h>
      <text:p text:style-name="P74"/>
      <text:list text:style-name="L15">
        <text:list-item>
          <text:p text:style-name="P75"><text:span text:style-name="T30">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76">Should have already install Arduino DCS-BIOS library.</text:p>
        </text:list-item>
        <text:list-item>
          <text:p text:style-name="P77">Connect the pits USB port</text:p>
        </text:list-item>
        <text:list-item>
          <text:p text:style-name="P77">Statically assign COM Port numbers for the Arduino’s using the noting the Ard<text:span text:style-name="T28">u</text:span>ino Serial N<text:span text:style-name="T28">umbers</text:span></text:p>
        </text:list-item>
        <text:list-item>
          <text:p text:style-name="P78"><text:span text:style-name="T8">Ben’s document provides a useful guide </text:span><text:span text:style-name="T31">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1">DCS-BIOS-FLIGHTPANELS.pdf</text:span></text:a><text:span text:style-name="T31">) </text:span></text:p>
          <text:list>
            <text:list-item>
              <text:p text:style-name="P79">THE FOLLOWING STEPS NEED TO BE VALIDATED!</text:p>
            </text:list-item>
            <text:list-item>
              <text:p text:style-name="P80"><text:span text:style-name="T32">Extract and c</text:span>opy the SOCAT.EXE to the <text:span text:style-name="T32">programs directory within the git Repo</text:span></text:p>
            </text:list-item>
            <text:list-item>
              <text:p text:style-name="P80">Edit the batch file to <text:span text:style-name="T33">reflect the serial ports in use.</text:span></text:p>
            </text:list-item>
            <text:list-item>
              <text:p text:style-name="P81">Add a taskbar shortcut to the CMD file – <text:bookmark-ref text:reference-format="text" text:ref-name="__RefHeading___Toc2250_3677702578">Error: Reference source not found</text:bookmark-ref></text:p>
            </text:list-item>
          </text:list>
        </text:list-item>
      </text:list>
      <text:h text:style-name="P17" text:outline-level="1"><text:bookmark-start text:name="__RefHeading___Toc8275_3040316716"/><text:soft-page-break/>Duplicating the Drive<text:bookmark-end text:name="__RefHeading___Toc8275_3040316716"/></text:h>
      <text:p text:style-name="P20"/>
      <text:p text:style-name="P20">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82" text:outline-level="1"><text:bookmark-start text:name="__RefHeading___Toc20779_2793205928"/><text:span text:style-name="T34">Controlling the</text:span> Computer using USB<text:bookmark-end text:name="__RefHeading___Toc20779_2793205928"/></text:h>
      <text:p text:style-name="P32"/>
      <text:p text:style-name="P83"><text:span text:style-name="T35">Despite a computer providing </text:span>power to all USB ports as soon as power is applied, <text:span text:style-name="T35">there is no mechanism to </text:span>use <text:span text:style-name="T35">a USB interface to trigger a computer to power up. </text:span><text:span text:style-name="T34">However, a Wake-On-Lan packet can be sent from both wired and wireless devices on the same VLAN.</text:span><text:span text:style-name="T35"> <text:s/>Using Nico-HID library a Leonardo can concurrently appear as a keyboard and joystick. <text:s/>The Keyboard emulation can be used to </text:span><text:span text:style-name="T34">trigger a power down and adjust volume. </text:span><text:span text:style-name="T35"><text:s text:c="3"/></text:span></text:p>
      <text:p text:style-name="P83"/>
      <text:p text:style-name="P84">Full code is in Jet Ranger\Arduino Sketches\Joystick_Volume_Power_Down</text:p>
      <text:p text:style-name="P84"/>
      <text:p text:style-name="P85"><text:span text:style-name="T36">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36">(https://hardwaretester.com/gamepad)</text:span></text:p>
      <text:p text:style-name="P86"/>
      <text:h text:style-name="P87" text:outline-level="1"><text:bookmark-start text:name="__RefHeading___Toc18906_85147849"/>Wake On Lan<text:bookmark-end text:name="__RefHeading___Toc18906_85147849"/></text:h>
      <text:p text:style-name="P88"/>
      <text:p text:style-name="P89">As there is no USB based mechanism to power on a PC, Wake on Lan is used. ChatGPT provided the following working example. <text:s/>Full code is in Jet Ranger\Python Code\send_wol.py.</text:p>
      <text:p text:style-name="P89"/>
      <text:p text:style-name="P90">def make_magic_packet(mac_bytes: bytes) -&gt; bytes:</text:p>
      <text:p text:style-name="P90"><text:s text:c="4"/>"""Construct the 6 x 0xFF header + 16 repetitions of MAC."""</text:p>
      <text:p text:style-name="P90"><text:s text:c="4"/>return b'\xff' * 6 + mac_bytes * 16</text:p>
      <text:p text:style-name="P90"/>
      <text:p text:style-name="P90">def send_magic_packet(mac: str, ip: str = '255.255.255.255', port: int = 9, repeat: int = 3, timeout: float = 1.0):</text:p>
      <text:p text:style-name="P90"/>
      <text:p text:style-name="P90"><text:s text:c="4"/>mac_bytes = normalize_mac(mac)</text:p>
      <text:p text:style-name="P90"><text:s text:c="4"/>packet = make_magic_packet(mac_bytes)</text:p>
      <text:p text:style-name="P90"/>
      <text:p text:style-name="P90"><text:s text:c="4"/># UDP broadcast socket</text:p>
      <text:p text:style-name="P90"><text:s text:c="4"/>with socket.socket(socket.AF_INET, socket.SOCK_DGRAM) as sock:</text:p>
      <text:p text:style-name="P90"><text:s text:c="8"/>sock.setsockopt(socket.SOL_SOCKET, socket.SO_BROADCAST, 1)</text:p>
      <text:p text:style-name="P90"><text:s text:c="8"/>sock.settimeout(timeout)</text:p>
      <text:p text:style-name="P90"><text:s text:c="8"/>for i in range(max(1, int(repeat))):</text:p>
      <text:p text:style-name="P90"><text:s text:c="12"/>try:</text:p>
      <text:p text:style-name="P90"><text:s text:c="16"/>sock.sendto(packet, (ip, int(port)))</text:p>
      <text:p text:style-name="P90"><text:s text:c="12"/>except Exception as e:</text:p>
      <text:p text:style-name="P90"><text:s text:c="16"/>raise RuntimeError(f"Failed to send magic packet (attempt {i+1}): {e}")</text:p>
      <text:p text:style-name="P90"/>
      <text:p text:style-name="P90"/>
      <text:h text:style-name="P91" text:outline-level="1"/>
      <text:p text:style-name="P92">The output is as follows (Mac Address is Sim21 motherboard NIC):</text:p>
      <text:p text:style-name="P92"><text:soft-page-break/></text:p>
      <text:p text:style-name="P86">python3 send_wol.py 10:ff:e0:b5:b4:bd</text:p>
      <text:p text:style-name="P86">Magic packet sent to 10:ff:e0:b5:b4:bd via 255.255.255.255:9 (x3)</text:p>
      <text:h text:style-name="P93"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94"/>
      <text:p text:style-name="P1"><text:span text:style-name="T37">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95">Start SOIC Server</text:p>
        </text:list-item>
        <text:list-item>
          <text:p text:style-name="P95">If the OC card is not already plugged in, plug it in</text:p>
        </text:list-item>
        <text:list-item>
          <text:p text:style-name="P95">You should see an entry in the devices box in the top right hand corner</text:p>
        </text:list-item>
        <text:list-item>
          <text:p text:style-name="P95">Click the config devices button</text:p>
        </text:list-item>
        <text:list-item>
          <text:p text:style-name="P9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95">Save and Exit.</text:p>
        </text:list-item>
      </text:list>
      <text:p text:style-name="P1"/>
      <text:p text:style-name="P94">For testing Mapped 169 as Master (IDX=0) and 114 as IDX = 1</text:p>
      <text:p text:style-name="P94"/>
      <text:p text:style-name="P1">If you are using multiple USB Output cards, one will be the Master, the second will be unlink. <text:s/>Click on the card whose IDX is ‘Not Defined’ and enter a script IDX in the center text box. Click ok and save.</text:p>
      <text:p text:style-name="P1"/>
      <text:p text:style-name="P94">For testing – normally do not specify Device Number (Dispositivo?), assigned Device Number 1 to T/O Trim 191. Done by click Edit Script, Double Clicking on Var and assigning value. File Save, Close Window, click Reload.</text:p>
      <text:p text:style-name="P94"/>
      <text:p text:style-name="P94">Now go into IOCP Console, Connect, Log On. Set value of Var 191 to 1. Test switch holds position.</text:p>
      <text:p text:style-name="P94"/>
      <text:p text:style-name="P94">For final test, added another card, Device 164 in USB Outputs. Changed Device IDs, 169=0, 164=1, 114=2.</text:p>
      <text:p text:style-name="P1"/>
      <text:p text:style-name="P1">Dimming USB Outputs</text:p>
      <text:p text:style-name="P1"/>
      <text:p text:style-name="P1"><text:soft-page-break/>As two of the three USB Output cards are driving leds, they should be dimmable. <text:s/>The card driving Magnetic switches and relays should be a fixed output.</text:p>
      <text:p text:style-name="P1"/>
      <text:p text:style-name="P1">Here’s the sample script:</text:p>
      <text:p text:style-name="P96">Var 0002, name dimmer, Link IOCARD_ANALOGIC, De</text:p>
      <text:p text:style-name="P96">vice 1, Input 1, PosL 1, PosC 128, PosR 255 </text:p>
      <text:p text:style-name="P96">// potentiometer reading </text:p>
      <text:p text:style-name="P96">{ </text:p>
      <text:p text:style-name="P96">&amp;bright = &amp;dimmer </text:p>
      <text:p text:style-name="P96">} </text:p>
      <text:p text:style-name="P96">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97">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4" draw:name="Picture 1" text:anchor-type="as-char" svg:width="14.64cm" svg:height="3.461cm" draw:z-index="2"><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4"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98">Application</text:p>
          </table:table-cell>
          <table:table-cell table:style-name="Table1.A1" office:value-type="string">
            <text:p text:style-name="P98">Client/Server</text:p>
          </table:table-cell>
          <table:table-cell table:style-name="Table1.A1" office:value-type="string">
            <text:p text:style-name="P98">TCP/UDP</text:p>
          </table:table-cell>
          <table:table-cell table:style-name="Table1.A1" office:value-type="string">
            <text:p text:style-name="P98">Port</text:p>
          </table:table-cell>
          <table:table-cell table:style-name="Table1.A1" office:value-type="string">
            <text:p text:style-name="P98">Partner Applications</text:p>
          </table:table-cell>
        </table:table-row>
        <table:table-row table:style-name="Table1.1">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row>
        <table:table-row table:style-name="Table1.1">
          <table:table-cell table:style-name="Table1.A1" office:value-type="string">
            <text:p text:style-name="P98">SOIC Server</text:p>
          </table:table-cell>
          <table:table-cell table:style-name="Table1.A1" office:value-type="string">
            <text:p text:style-name="P98">Server</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IO Card LCD,</text:p>
          </table:table-cell>
        </table:table-row>
        <table:table-row table:style-name="Table1.1">
          <table:table-cell table:style-name="Table1.A1" office:value-type="string">
            <text:p text:style-name="P98">IO Card LCD</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7</text:p>
          </table:table-cell>
          <table:table-cell table:style-name="Table1.A1" office:value-type="string">
            <text:p text:style-name="P98">DCS World – Receives comma delimited data from DCS</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9</text:p>
          </table:table-cell>
          <table:table-cell table:style-name="Table1.A1" office:value-type="string">
            <text:p text:style-name="P98">DCS World?</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DCS World</text:p>
            <text:p text:style-name="P98">CDU Keystrokes send to DCS</text:p>
          </table:table-cell>
        </table:table-row>
        <table:table-row table:style-name="Table1.1">
          <table:table-cell table:style-name="Table1.A1" office:value-type="string">
            <text:p text:style-name="P98">DCS World</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SOIC_Conv – Receives CDU Keystrokes from SOIC_Conv</text:p>
          </table:table-cell>
        </table:table-row>
        <table:table-row table:style-name="Table1.1">
          <table:table-cell table:style-name="Table1.A1" office:value-type="string">
            <text:p text:style-name="P98">Arduino Display</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1</text:p>
          </table:table-cell>
          <table:table-cell table:style-name="Table1.A1" office:value-type="string">
            <text:p text:style-name="P98"/>
          </table:table-cell>
        </table:table-row>
        <table:table-row table:style-name="Table1.1">
          <table:table-cell table:style-name="Table1.A1" office:value-type="string">
            <text:p text:style-name="P98">GPS Out</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2</text:p>
          </table:table-cell>
          <table:table-cell table:style-name="Table1.A1" office:value-type="string">
            <text:p text:style-name="P98">Receives UDP packets from BeforeNextFrame and reformats to serial with checksum for GPS</text:p>
          </table:table-cell>
        </table:table-row>
        <table:table-row table:style-name="Table1.1">
          <table:table-cell table:style-name="Table1.A1" office:value-type="string">
            <text:p text:style-name="P98">Simmeters</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6061</text:p>
          </table:table-cell>
          <table:table-cell table:style-name="Table1.A1" office:value-type="string">
            <text:p text:style-name="P98">DCS World – Receives comma delimited data from DCS</text:p>
          </table:table-cell>
        </table:table-row>
      </table:table>
      <text:p text:style-name="P1"/>
      <text:p text:style-name="P1"/>
      <text:h text:style-name="P14"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99"/>
      <text:h text:style-name="P14"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text:soft-page-break/>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8">DB9</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Lowrance</text:p>
          </table:table-cell>
        </table:table-row>
        <table:table-row table:style-name="Table2.1">
          <table:table-cell table:style-name="Table2.A1" office:value-type="string">
            <text:p text:style-name="P98">1</text:p>
          </table:table-cell>
          <table:table-cell table:style-name="Table2.A1" office:value-type="string">
            <text:p text:style-name="P98">Gnd</text:p>
          </table:table-cell>
          <table:table-cell table:style-name="Table2.A1" office:value-type="string">
            <text:p text:style-name="P98">Black</text:p>
          </table:table-cell>
          <table:table-cell table:style-name="Table2.A1" office:value-type="string">
            <text:p text:style-name="P98">3</text:p>
          </table:table-cell>
        </table:table-row>
        <table:table-row table:style-name="Table2.1">
          <table:table-cell table:style-name="Table2.A1" office:value-type="string">
            <text:p text:style-name="P98">2</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
          </table:table-cell>
        </table:table-row>
        <table:table-row table:style-name="Table2.1">
          <table:table-cell table:style-name="Table2.A1" office:value-type="string">
            <text:p text:style-name="P98">3</text:p>
          </table:table-cell>
          <table:table-cell table:style-name="Table2.A1" office:value-type="string">
            <text:p text:style-name="P98">RX RS-232</text:p>
          </table:table-cell>
          <table:table-cell table:style-name="Table2.A1" office:value-type="string">
            <text:p text:style-name="P98">Green</text:p>
          </table:table-cell>
          <table:table-cell table:style-name="Table2.A1" office:value-type="string">
            <text:p text:style-name="P98">2</text:p>
          </table:table-cell>
        </table:table-row>
        <table:table-row table:style-name="Table2.1">
          <table:table-cell table:style-name="Table2.A1" office:value-type="string">
            <text:p text:style-name="P98">N/C</text:p>
          </table:table-cell>
          <table:table-cell table:style-name="Table2.A1" office:value-type="string">
            <text:p text:style-name="P98"/>
          </table:table-cell>
          <table:table-cell table:style-name="Table2.A1" office:value-type="string">
            <text:p text:style-name="P98">White</text:p>
          </table:table-cell>
          <table:table-cell table:style-name="Table2.A1" office:value-type="string">
            <text:p text:style-name="P98">N/C</text:p>
          </table:table-cell>
        </table:table-row>
        <table:table-row table:style-name="Table2.1">
          <table:table-cell table:style-name="Table2.A1" office:value-type="string">
            <text:p text:style-name="P98">N/C</text:p>
          </table:table-cell>
          <table:table-cell table:style-name="Table2.A1" office:value-type="string">
            <text:p text:style-name="P98">+12V</text:p>
          </table:table-cell>
          <table:table-cell table:style-name="Table2.A1" office:value-type="string">
            <text:p text:style-name="P98">Red</text:p>
          </table:table-cell>
          <table:table-cell table:style-name="Table2.A1" office:value-type="string">
            <text:p text:style-name="P98">1</text:p>
          </table:table-cell>
        </table:table-row>
      </table:table>
      <text:p text:style-name="P1"/>
      <text:p text:style-name="P100"><draw:a xlink:type="simple" xlink:href="http://www.allpinouts.org/index.php/File:Conn_lowrance_002.gif"><draw:frame draw:style-name="fr4" draw:name="Image2" text:anchor-type="as-char" svg:width="2.861cm" svg:height="2.838cm" draw:z-index="5"><draw:image xlink:href="Pictures/100000010000006C0000006BF14623B7.gif" xlink:type="simple" xlink:show="embed" xlink:actuate="onLoad" draw:mime-type="image/gif"/><svg:desc>Lowrance serial connector (6PIN)</svg:desc></draw:frame></draw:a><text:span text:style-name="T38"><text:line-break/>Pin connector as seen from back of Airmap 2000C </text:span></text:p>
      <text:p text:style-name="P10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2">Pin</text:p>
          </table:table-cell>
          <table:table-cell table:style-name="Table3.A1" office:value-type="string">
            <text:p text:style-name="P102">Name</text:p>
          </table:table-cell>
          <table:table-cell table:style-name="Table3.A1" office:value-type="string">
            <text:p text:style-name="P102">Description</text:p>
          </table:table-cell>
        </table:table-row>
        <table:table-row table:style-name="Table3.1">
          <table:table-cell table:style-name="Table3.A1" office:value-type="string">
            <text:p text:style-name="P103">1</text:p>
          </table:table-cell>
          <table:table-cell table:style-name="Table3.A1" office:value-type="string">
            <text:p text:style-name="P103">VCC</text:p>
          </table:table-cell>
          <table:table-cell table:style-name="Table3.A1" office:value-type="string">
            <text:p text:style-name="P103">Power</text:p>
          </table:table-cell>
        </table:table-row>
        <table:table-row table:style-name="Table3.1">
          <table:table-cell table:style-name="Table3.A1" office:value-type="string">
            <text:p text:style-name="P103">2</text:p>
          </table:table-cell>
          <table:table-cell table:style-name="Table3.A1" office:value-type="string">
            <text:p text:style-name="P103">RX</text:p>
          </table:table-cell>
          <table:table-cell table:style-name="Table3.A1" office:value-type="string">
            <text:p text:style-name="P103">RS-232 (receive serial)</text:p>
          </table:table-cell>
        </table:table-row>
        <table:table-row table:style-name="Table3.1">
          <table:table-cell table:style-name="Table3.A1" office:value-type="string">
            <text:p text:style-name="P103">3</text:p>
          </table:table-cell>
          <table:table-cell table:style-name="Table3.A1" office:value-type="string">
            <text:p text:style-name="P103">GND</text:p>
          </table:table-cell>
          <table:table-cell table:style-name="Table3.A1" office:value-type="string">
            <text:p text:style-name="P103">Ground</text:p>
          </table:table-cell>
        </table:table-row>
        <table:table-row table:style-name="Table3.1">
          <table:table-cell table:style-name="Table3.A1" office:value-type="string">
            <text:p text:style-name="P103">4</text:p>
          </table:table-cell>
          <table:table-cell table:style-name="Table3.A1" office:value-type="string">
            <text:p text:style-name="P103">TX</text:p>
          </table:table-cell>
          <table:table-cell table:style-name="Table3.A1" office:value-type="string">
            <text:p text:style-name="P103">NMEA/Pseudo RS-232 (transmit serial)</text:p>
          </table:table-cell>
        </table:table-row>
        <table:table-row table:style-name="Table3.1">
          <table:table-cell table:style-name="Table3.A1" office:value-type="string">
            <text:p text:style-name="P103">5</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row table:style-name="Table3.1">
          <table:table-cell table:style-name="Table3.A1" office:value-type="string">
            <text:p text:style-name="P103">6</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
      <text:p text:style-name="P101">Was unable to buy an original NEMA cable, so had to modify a power only cable. <text:s/></text:p>
      <text:p text:style-name="P1">Modifying a power cable to a NEMA cable </text:p>
      <text:list text:style-name="WWNum8">
        <text:list-item>
          <text:p text:style-name="P104">Purchased a DB25 headshell with pins to be placed.</text:p>
        </text:list-item>
        <text:list-item>
          <text:p text:style-name="P104">Drill out pin 2 of existing existing power connector with a 1mm drill all of the way through to the back for the cable.</text:p>
        </text:list-item>
        <text:list-item>
          <text:p text:style-name="P104">Drill out pin 2 with a 3mm drill only partially so that the pin is able to seat in the socket without being able to be pushed all the way through</text:p>
        </text:list-item>
        <text:list-item>
          <text:p text:style-name="P104">Heat Glue DB25 socket connector in Lowrance connector.</text:p>
        </text:list-item>
      </text:list>
      <text:p text:style-name="P101"/>
      <text:p text:style-name="P99"/>
      <text:h text:style-name="P14" text:outline-level="1"><text:bookmark-start text:name="__RefHeading___Toc18914_85147849"/><text:bookmark-start text:name="_Toc275967468"/><text:soft-page-break/>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19"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39">_serialPort.Write(NULL, 0, 1);</text:span></text:p>
      <text:p text:style-name="P1">Clear each display - <text:span text:style-name="T39">ClearArduinoDisplay(oled1)</text:span></text:p>
      <text:p text:style-name="P1">Send information text to each display - <text:span text:style-name="T39">SendToArduino(oled1, FirstLine, </text:span><text:span text:style-name="T40">"1 Waiting for DCS"</text:span><text:span text:style-name="T39">);</text:span></text:p>
      <text:p text:style-name="P1"/>
      <text:p text:style-name="P1"/>
      <text:h text:style-name="P19" text:outline-level="2"><text:bookmark-start text:name="__RefHeading___Toc18918_85147849"/><text:bookmark-start text:name="_Toc275967470"/>Transmit Data to oled<text:bookmark-end text:name="__RefHeading___Toc18918_85147849"/><text:bookmark-end text:name="_Toc275967470"/></text:h>
      <text:p text:style-name="P1"/>
      <text:p text:style-name="P105">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98">Parameter</text:p>
            <text:p text:style-name="P98"><text:soft-page-break/>No</text:p>
          </table:table-cell>
          <table:table-cell table:style-name="Table4.A1" office:value-type="string">
            <text:p text:style-name="P98"/>
          </table:table-cell>
        </table:table-row>
        <table:table-row table:style-name="Table4.1">
          <table:table-cell table:style-name="Table4.A1" office:value-type="string">
            <text:p text:style-name="P98">1</text:p>
          </table:table-cell>
          <table:table-cell table:style-name="Table4.A1" office:value-type="string">
            <text:p text:style-name="P98">Oled Number – oled 1 to oled 6</text:p>
          </table:table-cell>
        </table:table-row>
        <table:table-row table:style-name="Table4.1">
          <table:table-cell table:style-name="Table4.A1" office:value-type="string">
            <text:p text:style-name="P98">2</text:p>
          </table:table-cell>
          <table:table-cell table:style-name="Table4.A1" office:value-type="string">
            <text:p text:style-name="P98">Line Number – either FirstLine or Second Line</text:p>
          </table:table-cell>
        </table:table-row>
        <table:table-row table:style-name="Table4.1">
          <table:table-cell table:style-name="Table4.A1" office:value-type="string">
            <text:p text:style-name="P98">3</text:p>
          </table:table-cell>
          <table:table-cell table:style-name="Table4.A1" office:value-type="string">
            <text:p text:style-name="P98">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1">static</text:span><text:span text:style-name="T39"> </text:span><text:span text:style-name="T41">void</text:span><text:span text:style-name="T39"> SendToArduino(</text:span><text:span text:style-name="T41">byte</text:span><text:span text:style-name="T39">[] oledPtr, </text:span><text:span text:style-name="T41">byte</text:span><text:span text:style-name="T39">[] lineNumber, </text:span><text:span text:style-name="T41">string</text:span><text:span text:style-name="T39"> StrToSend)</text:span></text:p>
      <text:p text:style-name="P106">{</text:p>
      <text:p text:style-name="P107"><text:span text:style-name="T41">if</text:span><text:span text:style-name="T39"> (_serialPort.IsOpen)</text:span></text:p>
      <text:p text:style-name="P106"><text:s text:c="7"/>{</text:p>
      <text:p text:style-name="P108">_serialPort.Write(STX, 0, 1);</text:p>
      <text:p text:style-name="P108">_serialPort.Write(oledPtr, 0, 1);</text:p>
      <text:p text:style-name="P108">_serialPort.Write(lineNumber, 0, 1);</text:p>
      <text:p text:style-name="P108">_serialPort.Write(StrToSend);</text:p>
      <text:p text:style-name="P108">_serialPort.Write(ETX, 0, 1);</text:p>
      <text:p text:style-name="P109">}</text:p>
      <text:p text:style-name="P106">}</text:p>
      <text:p text:style-name="P106"/>
      <text:p text:style-name="P1"><text:span text:style-name="T41">static</text:span><text:span text:style-name="T39"> </text:span><text:span text:style-name="T41">void</text:span><text:span text:style-name="T39"> ClearArduinoDisplay(</text:span><text:span text:style-name="T41">byte</text:span><text:span text:style-name="T39">[] oledPtr)</text:span></text:p>
      <text:p text:style-name="P106">{</text:p>
      <text:p text:style-name="P107"><text:span text:style-name="T41">if</text:span><text:span text:style-name="T39"> (_serialPort.IsOpen)</text:span></text:p>
      <text:p text:style-name="P109">{</text:p>
      <text:p text:style-name="P108">_serialPort.Write(STX, 0, 1);</text:p>
      <text:p text:style-name="P108">_serialPort.Write(oledPtr, 0, 1);</text:p>
      <text:p text:style-name="P108">_serialPort.Write(FirstLine, 0, 1);</text:p>
      <text:p text:style-name="P108">_serialPort.Write(CLS,0,1);</text:p>
      <text:p text:style-name="P108">_serialPort.Write(ETX, 0, 1);</text:p>
      <text:p text:style-name="P109">}</text:p>
      <text:p text:style-name="P106">}</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10">// CMSC/CMSP has a tag attrbitue of 9999</text:p>
      <text:p text:style-name="P1"><text:span text:style-name="T39"><text:s text:c="7"/></text:span><text:span text:style-name="T41">if</text:span><text:span text:style-name="T39"> (Get_Value(words,9999) == </text:span><text:span text:style-name="T40">" "</text:span><text:span text:style-name="T39">)</text:span></text:p>
      <text:p text:style-name="P1"><text:s/></text:p>
      <text:p text:style-name="P1">The bne-ocr-oled generated the entire line to be displayed, whereas the data delivered using the native LUA interface needs to be formatted.</text:p>
      <text:p text:style-name="P1"/>
      <text:h text:style-name="P111" text:outline-level="3"><text:bookmark-start text:name="__RefHeading___Toc18920_85147849"/><text:bookmark-start text:name="_Toc275967471"/>Native LUA data<text:bookmark-end text:name="__RefHeading___Toc18920_85147849"/><text:bookmark-end text:name="_Toc275967471"/></text:h>
      <text:p text:style-name="P1"/>
      <text:p text:style-name="P112">// VHF </text:p>
      <text:p text:style-name="P1"><text:span text:style-name="T42">sWorkstr = </text:span><text:span text:style-name="T43">"VHF FM "</text:span><text:span text:style-name="T42"> + Get_Value(words, 143) + Get_Value(words, 144) + Get_Value(words, 145) + </text:span><text:span text:style-name="T43">"."</text:span><text:span text:style-name="T42"> + Get_Value(words, 146);</text:span></text:p>
      <text:p text:style-name="P1"><text:span text:style-name="T44">if</text:span><text:span text:style-name="T42"> (sWorkstr != lastVHF_FM)</text:span></text:p>
      <text:p text:style-name="P1"><text:soft-page-break/><text:span text:style-name="T42">{</text:span></text:p>
      <text:p text:style-name="P105"/>
      <text:p text:style-name="P113">lastVHF_FM = sWorkstr;</text:p>
      <text:p text:style-name="P105"><text:s text:c="7"/>SendToArduino(oled6, FirstLine, lastVHF_FM.PadRight(16));</text:p>
      <text:p text:style-name="P1"><text:span text:style-name="T42"><text:s text:c="7"/></text:span><text:span text:style-name="T45">Thread</text:span><text:span text:style-name="T42">.Sleep(20);</text:span></text:p>
      <text:p text:style-name="P105">}</text:p>
      <text:p text:style-name="P1"/>
      <text:h text:style-name="P111"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41">if</text:span><text:span text:style-name="T39"> (returnData.IndexOf(</text:span><text:span text:style-name="T40">"CMSP"</text:span><text:span text:style-name="T39">) &gt; 0 )</text:span></text:p>
      <text:p text:style-name="P106">{</text:p>
      <text:p text:style-name="P106"/>
      <text:p text:style-name="P107"><text:span text:style-name="T41">if</text:span><text:span text:style-name="T39"> (returnData != lastCMSP)</text:span></text:p>
      <text:p text:style-name="P106"><text:s text:c="7"/>{</text:p>
      <text:p text:style-name="P106"><text:s text:c="8"/><text:tab/>SendToArduino(oled7, FirstLine, returnData.Substring(12, 18));</text:p>
      <text:p text:style-name="P1"><text:span text:style-name="T39"><text:s text:c="8"/><text:tab/></text:span><text:span text:style-name="T46">Thread</text:span><text:span text:style-name="T39">.Sleep(50);</text:span></text:p>
      <text:p text:style-name="P106"><text:s text:c="8"/><text:tab/>SendToArduino(oled7, SecondLine, returnData.Substring(32));</text:p>
      <text:p text:style-name="P1"><text:span text:style-name="T39"><text:s text:c="8"/><text:tab/></text:span><text:span text:style-name="T46">Thread</text:span><text:span text:style-name="T39">.Sleep(50);</text:span></text:p>
      <text:p text:style-name="P106"><text:s text:c="8"/><text:tab/>lastCMSP = returnData;</text:p>
      <text:p text:style-name="P106"><text:s text:c="4"/><text:tab/>}</text:p>
      <text:p text:style-name="P106"/>
      <text:p text:style-name="P106">}</text:p>
      <text:p text:style-name="P106"/>
      <text:h text:style-name="P19" text:outline-level="2"><text:bookmark-start text:name="__RefHeading___Toc18924_85147849"/><text:bookmark-start text:name="_Toc275967473"/>The Arduino Sketch<text:bookmark-end text:name="__RefHeading___Toc18924_85147849"/><text:bookmark-end text:name="_Toc275967473"/></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94">// FSM States</text:p>
      <text:p text:style-name="P94">#define stateWaitingForSerialData <text:s text:c="2"/>0</text:p>
      <text:p text:style-name="P94">#define stateLookingForStartOfMsg <text:s text:c="2"/>1</text:p>
      <text:p text:style-name="P94">#define stateLookingForOLEDPtr <text:s text:c="5"/>2</text:p>
      <text:p text:style-name="P94">#define stateLookingForLinePtr <text:s text:c="5"/>3</text:p>
      <text:p text:style-name="P94">#define stateRxAndDisplayChar <text:s text:c="6"/>4</text:p>
      <text:p text:style-name="P94"/>
      <text:p text:style-name="P94">#define minoledPtr 1</text:p>
      <text:p text:style-name="P94">#define maxoledPtr 7</text:p>
      <text:p text:style-name="P94"/>
      <text:p text:style-name="P94">#define minLinePtr 1</text:p>
      <text:p text:style-name="P94">#define maxLinePtr 2</text:p>
      <text:p text:style-name="P94"/>
      <text:p text:style-name="P94">// Map Output Pins to OLED Displays</text:p>
      <text:p text:style-name="P94">int oled1 = 2; <text:s text:c="6"/>// First usable output pin is D2 so all pins are incremented by 2 </text:p>
      <text:p text:style-name="P94">int oled2 = 3;</text:p>
      <text:p text:style-name="P94">int oled3 = 4;</text:p>
      <text:p text:style-name="P94">int oled4 = 5;</text:p>
      <text:p text:style-name="P94">int oled5 = 6;</text:p>
      <text:p text:style-name="P94">int oled6 = 7;</text:p>
      <text:p text:style-name="P94">int oled7 = 8; </text:p>
      <text:p text:style-name="P1"><text:soft-page-break/></text:p>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4">Variable</text:p>
          </table:table-cell>
          <table:table-cell table:style-name="Table5.A1" office:value-type="string">
            <text:p text:style-name="P114">O/C Variable</text:p>
          </table:table-cell>
          <table:table-cell table:style-name="Table5.A1" office:value-type="string">
            <text:p text:style-name="P98"><text:span text:style-name="T47">OC OutputPort</text:span><text:span text:style-name="T47"><text:note text:id="ftn1" text:note-class="footnote"><text:note-citation>1</text:note-citation><text:note-body><text:p text:style-name="P115"><text:s/>Starts at 0</text:p></text:note-body></text:note></text:span></text:p>
          </table:table-cell>
        </table:table-row>
        <table:table-row table:style-name="Table5.1">
          <table:table-cell table:style-name="Table5.A1" office:value-type="string">
            <text:p text:style-name="P114">Com1 Transmit</text:p>
          </table:table-cell>
          <table:table-cell table:style-name="Table5.A1" office:value-type="string">
            <text:p text:style-name="P114">100</text:p>
          </table:table-cell>
          <table:table-cell table:style-name="Table5.A1" office:value-type="string">
            <text:p text:style-name="P114">48</text:p>
          </table:table-cell>
        </table:table-row>
        <table:table-row table:style-name="Table5.1">
          <table:table-cell table:style-name="Table5.A1" office:value-type="string">
            <text:p text:style-name="P114">Com2 Transmit</text:p>
          </table:table-cell>
          <table:table-cell table:style-name="Table5.A1" office:value-type="string">
            <text:p text:style-name="P114">101</text:p>
          </table:table-cell>
          <table:table-cell table:style-name="Table5.A1" office:value-type="string">
            <text:p text:style-name="P114">50</text:p>
          </table:table-cell>
        </table:table-row>
        <table:table-row table:style-name="Table5.1">
          <table:table-cell table:style-name="Table5.A1" office:value-type="string">
            <text:p text:style-name="P114">COM RxBoth</text:p>
          </table:table-cell>
          <table:table-cell table:style-name="Table5.A1" office:value-type="string">
            <text:p text:style-name="P114">102</text:p>
          </table:table-cell>
          <table:table-cell table:style-name="Table5.A1" office:value-type="string">
            <text:p text:style-name="P114">49</text:p>
          </table:table-cell>
        </table:table-row>
        <table:table-row table:style-name="Table5.1">
          <table:table-cell table:style-name="Table5.A1" office:value-type="string">
            <text:p text:style-name="P114">Nav1 Sound</text:p>
          </table:table-cell>
          <table:table-cell table:style-name="Table5.A1" office:value-type="string">
            <text:p text:style-name="P114">103</text:p>
          </table:table-cell>
          <table:table-cell table:style-name="Table5.A1" office:value-type="string">
            <text:p text:style-name="P114">44</text:p>
          </table:table-cell>
        </table:table-row>
        <table:table-row table:style-name="Table5.1">
          <table:table-cell table:style-name="Table5.A1" office:value-type="string">
            <text:p text:style-name="P114">Nav2 Sound</text:p>
          </table:table-cell>
          <table:table-cell table:style-name="Table5.A1" office:value-type="string">
            <text:p text:style-name="P114">104</text:p>
          </table:table-cell>
          <table:table-cell table:style-name="Table5.A1" office:value-type="string">
            <text:p text:style-name="P114">43</text:p>
          </table:table-cell>
        </table:table-row>
        <table:table-row table:style-name="Table5.1">
          <table:table-cell table:style-name="Table5.A1" office:value-type="string">
            <text:p text:style-name="P114">Marker Sound</text:p>
          </table:table-cell>
          <table:table-cell table:style-name="Table5.A1" office:value-type="string">
            <text:p text:style-name="P114">105</text:p>
          </table:table-cell>
          <table:table-cell table:style-name="Table5.A1" office:value-type="string">
            <text:p text:style-name="P114">42</text:p>
          </table:table-cell>
        </table:table-row>
        <table:table-row table:style-name="Table5.1">
          <table:table-cell table:style-name="Table5.A1" office:value-type="string">
            <text:p text:style-name="P114">DME Sound</text:p>
          </table:table-cell>
          <table:table-cell table:style-name="Table5.A1" office:value-type="string">
            <text:p text:style-name="P114">106</text:p>
          </table:table-cell>
          <table:table-cell table:style-name="Table5.A1" office:value-type="string">
            <text:p text:style-name="P114">41</text:p>
          </table:table-cell>
        </table:table-row>
        <table:table-row table:style-name="Table5.1">
          <table:table-cell table:style-name="Table5.A1" office:value-type="string">
            <text:p text:style-name="P114">ADF1 Sound</text:p>
          </table:table-cell>
          <table:table-cell table:style-name="Table5.A1" office:value-type="string">
            <text:p text:style-name="P114">107</text:p>
          </table:table-cell>
          <table:table-cell table:style-name="Table5.A1" office:value-type="string">
            <text:p text:style-name="P114">40</text:p>
          </table:table-cell>
        </table:table-row>
        <table:table-row table:style-name="Table5.1">
          <table:table-cell table:style-name="Table5.A1" office:value-type="string">
            <text:p text:style-name="P114">Inner Marker</text:p>
          </table:table-cell>
          <table:table-cell table:style-name="Table5.A1" office:value-type="string">
            <text:p text:style-name="P114">110</text:p>
          </table:table-cell>
          <table:table-cell table:style-name="Table5.A1" office:value-type="string">
            <text:p text:style-name="P114">45</text:p>
          </table:table-cell>
        </table:table-row>
        <table:table-row table:style-name="Table5.1">
          <table:table-cell table:style-name="Table5.A1" office:value-type="string">
            <text:p text:style-name="P114">Middle Marker</text:p>
          </table:table-cell>
          <table:table-cell table:style-name="Table5.A1" office:value-type="string">
            <text:p text:style-name="P114">111</text:p>
          </table:table-cell>
          <table:table-cell table:style-name="Table5.A1" office:value-type="string">
            <text:p text:style-name="P114">46</text:p>
          </table:table-cell>
        </table:table-row>
        <table:table-row table:style-name="Table5.1">
          <table:table-cell table:style-name="Table5.A1" office:value-type="string">
            <text:p text:style-name="P114">Outer Marker</text:p>
          </table:table-cell>
          <table:table-cell table:style-name="Table5.A1" office:value-type="string">
            <text:p text:style-name="P114">112</text:p>
          </table:table-cell>
          <table:table-cell table:style-name="Table5.A1" office:value-type="string">
            <text:p text:style-name="P114">47</text:p>
          </table:table-cell>
        </table:table-row>
        <table:table-row table:style-name="Table5.1">
          <table:table-cell table:style-name="Table5.A1" office:value-type="string">
            <text:p text:style-name="P114">Eng Out</text:p>
          </table:table-cell>
          <table:table-cell table:style-name="Table5.A1" office:value-type="string">
            <text:p text:style-name="P114">120</text:p>
          </table:table-cell>
          <table:table-cell table:style-name="Table5.A1" office:value-type="string">
            <text:p text:style-name="P114">23</text:p>
          </table:table-cell>
        </table:table-row>
        <table:table-row table:style-name="Table5.1">
          <table:table-cell table:style-name="Table5.A1" office:value-type="string">
            <text:p text:style-name="P114">Rotor Low</text:p>
          </table:table-cell>
          <table:table-cell table:style-name="Table5.A1" office:value-type="string">
            <text:p text:style-name="P114">121</text:p>
          </table:table-cell>
          <table:table-cell table:style-name="Table5.A1" office:value-type="string">
            <text:p text:style-name="P114">24</text:p>
          </table:table-cell>
        </table:table-row>
        <table:table-row table:style-name="Table5.1">
          <table:table-cell table:style-name="Table5.A1" office:value-type="string">
            <text:p text:style-name="P114">Fuel Low</text:p>
          </table:table-cell>
          <table:table-cell table:style-name="Table5.A1" office:value-type="string">
            <text:p text:style-name="P114">122</text:p>
          </table:table-cell>
          <table:table-cell table:style-name="Table5.A1" office:value-type="string">
            <text:p text:style-name="P114">33</text:p>
          </table:table-cell>
        </table:table-row>
        <table:table-row table:style-name="Table5.1">
          <table:table-cell table:style-name="Table5.A1" office:value-type="string">
            <text:p text:style-name="P114">Generator Fail</text:p>
          </table:table-cell>
          <table:table-cell table:style-name="Table5.A1" office:value-type="string">
            <text:p text:style-name="P114">123</text:p>
          </table:table-cell>
          <table:table-cell table:style-name="Table5.A1" office:value-type="string">
            <text:p text:style-name="P114">38</text:p>
          </table:table-cell>
        </table:table-row>
        <table:table-row table:style-name="Table5.1">
          <table:table-cell table:style-name="Table5.A1" office:value-type="string">
            <text:p text:style-name="P114">Battery Warm</text:p>
          </table:table-cell>
          <table:table-cell table:style-name="Table5.A1" office:value-type="string">
            <text:p text:style-name="P114">124</text:p>
          </table:table-cell>
          <table:table-cell table:style-name="Table5.A1" office:value-type="string">
            <text:p text:style-name="P114">31</text:p>
          </table:table-cell>
        </table:table-row>
        <table:table-row table:style-name="Table5.1">
          <table:table-cell table:style-name="Table5.A1" office:value-type="string">
            <text:p text:style-name="P114">Battery Hot</text:p>
          </table:table-cell>
          <table:table-cell table:style-name="Table5.A1" office:value-type="string">
            <text:p text:style-name="P114">125</text:p>
          </table:table-cell>
          <table:table-cell table:style-name="Table5.A1" office:value-type="string">
            <text:p text:style-name="P114">32</text:p>
          </table:table-cell>
        </table:table-row>
        <table:table-row table:style-name="Table5.1">
          <table:table-cell table:style-name="Table5.A1" office:value-type="string">
            <text:p text:style-name="P114">Fuel Pump Fail</text:p>
          </table:table-cell>
          <table:table-cell table:style-name="Table5.A1" office:value-type="string">
            <text:p text:style-name="P114">126</text:p>
          </table:table-cell>
          <table:table-cell table:style-name="Table5.A1" office:value-type="string">
            <text:p text:style-name="P114">39</text:p>
          </table:table-cell>
        </table:table-row>
        <table:table-row table:style-name="Table5.1">
          <table:table-cell table:style-name="Table5.A1" office:value-type="string">
            <text:p text:style-name="P114">Transmission Pressure Fail</text:p>
          </table:table-cell>
          <table:table-cell table:style-name="Table5.A1" office:value-type="string">
            <text:p text:style-name="P114">127</text:p>
          </table:table-cell>
          <table:table-cell table:style-name="Table5.A1" office:value-type="string">
            <text:p text:style-name="P114">25</text:p>
          </table:table-cell>
        </table:table-row>
        <table:table-row table:style-name="Table5.1">
          <table:table-cell table:style-name="Table5.A1" office:value-type="string">
            <text:p text:style-name="P114">Transmission Temperature Fail</text:p>
          </table:table-cell>
          <table:table-cell table:style-name="Table5.A1" office:value-type="string">
            <text:p text:style-name="P114">128</text:p>
          </table:table-cell>
          <table:table-cell table:style-name="Table5.A1" office:value-type="string">
            <text:p text:style-name="P114">26</text:p>
          </table:table-cell>
        </table:table-row>
        <table:table-row table:style-name="Table5.1">
          <table:table-cell table:style-name="Table5.A1" office:value-type="string">
            <text:p text:style-name="P114">Engine Chip</text:p>
          </table:table-cell>
          <table:table-cell table:style-name="Table5.A1" office:value-type="string">
            <text:p text:style-name="P114">129</text:p>
          </table:table-cell>
          <table:table-cell table:style-name="Table5.A1" office:value-type="string">
            <text:p text:style-name="P114">30</text:p>
          </table:table-cell>
        </table:table-row>
        <table:table-row table:style-name="Table5.1">
          <table:table-cell table:style-name="Table5.A1" office:value-type="string">
            <text:p text:style-name="P114">Tail Rotor Chip</text:p>
          </table:table-cell>
          <table:table-cell table:style-name="Table5.A1" office:value-type="string">
            <text:p text:style-name="P114">130</text:p>
          </table:table-cell>
          <table:table-cell table:style-name="Table5.A1" office:value-type="string">
            <text:p text:style-name="P114">21</text:p>
          </table:table-cell>
        </table:table-row>
        <table:table-row table:style-name="Table5.1">
          <table:table-cell table:style-name="Table5.A1" office:value-type="string">
            <text:p text:style-name="P114">Transmission Chip</text:p>
          </table:table-cell>
          <table:table-cell table:style-name="Table5.A1" office:value-type="string">
            <text:p text:style-name="P114">131</text:p>
          </table:table-cell>
          <table:table-cell table:style-name="Table5.A1" office:value-type="string">
            <text:p text:style-name="P114">29</text:p>
          </table:table-cell>
        </table:table-row>
        <table:table-row table:style-name="Table5.1">
          <table:table-cell table:style-name="Table5.A1" office:value-type="string">
            <text:p text:style-name="P114">Fuel Filter Fail</text:p>
          </table:table-cell>
          <table:table-cell table:style-name="Table5.A1" office:value-type="string">
            <text:p text:style-name="P114">132</text:p>
          </table:table-cell>
          <table:table-cell table:style-name="Table5.A1" office:value-type="string">
            <text:p text:style-name="P114">22</text:p>
          </table:table-cell>
        </table:table-row>
        <table:table-row table:style-name="Table5.1">
          <table:table-cell table:style-name="Table5.A1" office:value-type="string">
            <text:p text:style-name="P114">Baggage Door</text:p>
          </table:table-cell>
          <table:table-cell table:style-name="Table5.A1" office:value-type="string">
            <text:p text:style-name="P114">133</text:p>
          </table:table-cell>
          <table:table-cell table:style-name="Table5.A1" office:value-type="string">
            <text:p text:style-name="P114">20</text:p>
          </table:table-cell>
        </table:table-row>
        <table:table-row table:style-name="Table5.1">
          <table:table-cell table:style-name="Table5.A1" office:value-type="string">
            <text:p text:style-name="P114">SimConnect Fail</text:p>
          </table:table-cell>
          <table:table-cell table:style-name="Table5.A1" office:value-type="string">
            <text:p text:style-name="P114">134</text:p>
          </table:table-cell>
          <table:table-cell table:style-name="Table5.A1" office:value-type="string">
            <text:p text:style-name="P114">28</text:p>
          </table:table-cell>
        </table:table-row>
        <table:table-row table:style-name="Table5.1">
          <table:table-cell table:style-name="Table5.A1" office:value-type="string">
            <text:p text:style-name="P114">Spare1</text:p>
          </table:table-cell>
          <table:table-cell table:style-name="Table5.A1" office:value-type="string">
            <text:p text:style-name="P114">135</text:p>
          </table:table-cell>
          <table:table-cell table:style-name="Table5.A1" office:value-type="string">
            <text:p text:style-name="P114">37</text:p>
          </table:table-cell>
        </table:table-row>
        <table:table-row table:style-name="Table5.1">
          <table:table-cell table:style-name="Table5.A1" office:value-type="string">
            <text:p text:style-name="P114">Spare2</text:p>
          </table:table-cell>
          <table:table-cell table:style-name="Table5.A1" office:value-type="string">
            <text:p text:style-name="P114">136</text:p>
          </table:table-cell>
          <table:table-cell table:style-name="Table5.A1" office:value-type="string">
            <text:p text:style-name="P114">36</text:p>
          </table:table-cell>
        </table:table-row>
        <table:table-row table:style-name="Table5.1">
          <table:table-cell table:style-name="Table5.A1" office:value-type="string">
            <text:p text:style-name="P114">Spare3</text:p>
          </table:table-cell>
          <table:table-cell table:style-name="Table5.A1" office:value-type="string">
            <text:p text:style-name="P114">137</text:p>
          </table:table-cell>
          <table:table-cell table:style-name="Table5.A1" office:value-type="string">
            <text:p text:style-name="P114">35</text:p>
          </table:table-cell>
        </table:table-row>
        <table:table-row table:style-name="Table5.1">
          <table:table-cell table:style-name="Table5.A1" office:value-type="string">
            <text:p text:style-name="P114">Spare4</text:p>
          </table:table-cell>
          <table:table-cell table:style-name="Table5.A1" office:value-type="string">
            <text:p text:style-name="P114">138</text:p>
          </table:table-cell>
          <table:table-cell table:style-name="Table5.A1" office:value-type="string">
            <text:p text:style-name="P114">34</text:p>
          </table:table-cell>
        </table:table-row>
        <table:table-row table:style-name="Table5.1">
          <table:table-cell table:style-name="Table5.A1" office:value-type="string">
            <text:p text:style-name="P114">Spare5</text:p>
          </table:table-cell>
          <table:table-cell table:style-name="Table5.A1" office:value-type="string">
            <text:p text:style-name="P114">139</text:p>
          </table:table-cell>
          <table:table-cell table:style-name="Table5.A1" office:value-type="string">
            <text:p text:style-name="P114">27</text:p>
          </table:table-cell>
        </table:table-row>
        <table:table-row table:style-name="Table5.1">
          <table:table-cell table:style-name="Table5.A1" office:value-type="string">
            <text:p text:style-name="P114">AP_Master Switch</text:p>
          </table:table-cell>
          <table:table-cell table:style-name="Table5.A1" office:value-type="string">
            <text:p text:style-name="P114">300</text:p>
          </table:table-cell>
          <table:table-cell table:style-name="Table5.A1" office:value-type="string">
            <text:p text:style-name="P114"/>
          </table:table-cell>
        </table:table-row>
        <table:table-row table:style-name="Table5.1">
          <table:table-cell table:style-name="Table5.A1" office:value-type="string">
            <text:p text:style-name="P114">AP_Nav1 Lock</text:p>
          </table:table-cell>
          <table:table-cell table:style-name="Table5.A1" office:value-type="string">
            <text:p text:style-name="P114">301</text:p>
          </table:table-cell>
          <table:table-cell table:style-name="Table5.A1" office:value-type="string">
            <text:p text:style-name="P114"/>
          </table:table-cell>
        </table:table-row>
        <table:table-row table:style-name="Table5.1">
          <table:table-cell table:style-name="Table5.A1" office:value-type="string">
            <text:p text:style-name="P114">AP_Heading Lock</text:p>
          </table:table-cell>
          <table:table-cell table:style-name="Table5.A1" office:value-type="string">
            <text:p text:style-name="P114">302</text:p>
          </table:table-cell>
          <table:table-cell table:style-name="Table5.A1" office:value-type="string">
            <text:p text:style-name="P114"/>
          </table:table-cell>
        </table:table-row>
        <table:table-row table:style-name="Table5.1">
          <table:table-cell table:style-name="Table5.A1" office:value-type="string">
            <text:p text:style-name="P114">AP_Alt Lock</text:p>
          </table:table-cell>
          <table:table-cell table:style-name="Table5.A1" office:value-type="string">
            <text:p text:style-name="P114">303</text:p>
          </table:table-cell>
          <table:table-cell table:style-name="Table5.A1" office:value-type="string">
            <text:p text:style-name="P114"/>
          </table:table-cell>
        </table:table-row>
        <table:table-row table:style-name="Table5.1">
          <table:table-cell table:style-name="Table5.A1" office:value-type="string">
            <text:p text:style-name="P114">AP_IAS Lock</text:p>
          </table:table-cell>
          <table:table-cell table:style-name="Table5.A1" office:value-type="string">
            <text:p text:style-name="P114">304</text:p>
          </table:table-cell>
          <table:table-cell table:style-name="Table5.A1" office:value-type="string">
            <text:p text:style-name="P114"/>
          </table:table-cell>
        </table:table-row>
        <table:table-row table:style-name="Table5.1">
          <table:table-cell table:style-name="Table5.A1" office:value-type="string">
            <text:p text:style-name="P114">AP_Appr Lock</text:p>
          </table:table-cell>
          <table:table-cell table:style-name="Table5.A1" office:value-type="string">
            <text:p text:style-name="P114">305</text:p>
          </table:table-cell>
          <table:table-cell table:style-name="Table5.A1" office:value-type="string">
            <text:p text:style-name="P114"/>
          </table:table-cell>
        </table:table-row>
        <table:table-row table:style-name="Table5.1">
          <table:table-cell table:style-name="Table5.A1" office:value-type="string">
            <text:p text:style-name="P114">AP_BC Lock (Back Course)</text:p>
          </table:table-cell>
          <table:table-cell table:style-name="Table5.A1" office:value-type="string">
            <text:p text:style-name="P114">306</text:p>
          </table:table-cell>
          <table:table-cell table:style-name="Table5.A1" office:value-type="string">
            <text:p text:style-name="P114"/>
          </table:table-cell>
        </table:table-row>
        <table:table-row table:style-name="Table5.1">
          <table:table-cell table:style-name="Table5.A1" office:value-type="string">
            <text:p text:style-name="P114">AP_FD</text:p>
          </table:table-cell>
          <table:table-cell table:style-name="Table5.A1" office:value-type="string">
            <text:p text:style-name="P114">307</text:p>
          </table:table-cell>
          <table:table-cell table:style-name="Table5.A1" office:value-type="string">
            <text:p text:style-name="P114"/>
          </table:table-cell>
        </table:table-row>
      </table:table>
      <text:p text:style-name="P1"/>
      <text:p text:style-name="P1"/>
      <text:p text:style-name="P1"/>
      <text:h text:style-name="P14" text:outline-level="1"><text:bookmark-start text:name="__RefHeading___Toc18926_85147849"/><text:bookmark-start text:name="_Toc275967474"/><text:soft-page-break/>Overhead Panel<text:bookmark-end text:name="__RefHeading___Toc18926_85147849"/><text:bookmark-end text:name="_Toc275967474"/></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98"/>
          </table:table-cell>
          <table:table-cell table:style-name="Table6.A1" office:value-type="string">
            <text:p text:style-name="P98">Pins</text:p>
          </table:table-cell>
          <table:table-cell table:style-name="Table6.A1" office:value-type="string">
            <text:p text:style-name="P98"/>
          </table:table-cell>
        </table:table-row>
        <table:table-row table:style-name="Table6.1">
          <table:table-cell table:style-name="Table6.A1" office:value-type="string">
            <text:p text:style-name="P98">HTR</text:p>
          </table:table-cell>
          <table:table-cell table:style-name="Table6.A1" office:value-type="string">
            <text:p text:style-name="P98">7 – 11</text:p>
          </table:table-cell>
          <table:table-cell table:style-name="Table6.A1" office:value-type="string">
            <text:p text:style-name="P98"/>
          </table:table-cell>
        </table:table-row>
        <table:table-row table:style-name="Table6.1">
          <table:table-cell table:style-name="Table6.A1" office:value-type="string">
            <text:p text:style-name="P98">Dir Gyro</text:p>
          </table:table-cell>
          <table:table-cell table:style-name="Table6.A1" office:value-type="string">
            <text:p text:style-name="P98">29</text:p>
          </table:table-cell>
          <table:table-cell table:style-name="Table6.A1" office:value-type="string">
            <text:p text:style-name="P98"/>
          </table:table-cell>
        </table:table-row>
        <table:table-row table:style-name="Table6.1">
          <table:table-cell table:style-name="Table6.A1" office:value-type="string">
            <text:p text:style-name="P98">Pitot Head</text:p>
          </table:table-cell>
          <table:table-cell table:style-name="Table6.A1" office:value-type="string">
            <text:p text:style-name="P98">61</text:p>
          </table:table-cell>
          <table:table-cell table:style-name="Table6.A1" office:value-type="string">
            <text:p text:style-name="P98"/>
          </table:table-cell>
        </table:table-row>
        <table:table-row table:style-name="Table6.1">
          <table:table-cell table:style-name="Table6.A1" office:value-type="string">
            <text:p text:style-name="P98">Avionics</text:p>
          </table:table-cell>
          <table:table-cell table:style-name="Table6.A1" office:value-type="string">
            <text:p text:style-name="P98">45</text:p>
          </table:table-cell>
          <table:table-cell table:style-name="Table6.A1" office:value-type="string">
            <text:p text:style-name="P98"/>
          </table:table-cell>
        </table:table-row>
        <table:table-row table:style-name="Table6.1">
          <table:table-cell table:style-name="Table6.A1" office:value-type="string">
            <text:p text:style-name="P98">Battery</text:p>
          </table:table-cell>
          <table:table-cell table:style-name="Table6.A1" office:value-type="string">
            <text:p text:style-name="P98">60</text:p>
          </table:table-cell>
          <table:table-cell table:style-name="Table6.A1" office:value-type="string">
            <text:p text:style-name="P98"/>
          </table:table-cell>
        </table:table-row>
        <table:table-row table:style-name="Table6.1">
          <table:table-cell table:style-name="Table6.A1" office:value-type="string">
            <text:p text:style-name="P98">Start-Gen</text:p>
          </table:table-cell>
          <table:table-cell table:style-name="Table6.A1" office:value-type="string">
            <text:p text:style-name="P98">44</text:p>
          </table:table-cell>
          <table:table-cell table:style-name="Table6.A1" office:value-type="string">
            <text:p text:style-name="P98"/>
          </table:table-cell>
        </table:table-row>
        <table:table-row table:style-name="Table6.1">
          <table:table-cell table:style-name="Table6.A1" office:value-type="string">
            <text:p text:style-name="P98">Heat-Vent - Heat</text:p>
          </table:table-cell>
          <table:table-cell table:style-name="Table6.A1" office:value-type="string">
            <text:p text:style-name="P98">13</text:p>
          </table:table-cell>
          <table:table-cell table:style-name="Table6.A1" office:value-type="string">
            <text:p text:style-name="P98"/>
          </table:table-cell>
        </table:table-row>
        <table:table-row table:style-name="Table6.1">
          <table:table-cell table:style-name="Table6.A1" office:value-type="string">
            <text:p text:style-name="P98">Heat-Vent – Vent</text:p>
          </table:table-cell>
          <table:table-cell table:style-name="Table6.A1" office:value-type="string">
            <text:p text:style-name="P98">12</text:p>
          </table:table-cell>
          <table:table-cell table:style-name="Table6.A1" office:value-type="string">
            <text:p text:style-name="P98"/>
          </table:table-cell>
        </table:table-row>
        <table:table-row table:style-name="Table6.1">
          <table:table-cell table:style-name="Table6.A1" office:value-type="string">
            <text:p text:style-name="P98">Gen Field</text:p>
          </table:table-cell>
          <table:table-cell table:style-name="Table6.A1" office:value-type="string">
            <text:p text:style-name="P98">28</text:p>
          </table:table-cell>
          <table:table-cell table:style-name="Table6.A1" office:value-type="string">
            <text:p text:style-name="P98"/>
          </table:table-cell>
        </table:table-row>
        <table:table-row table:style-name="Table6.1">
          <table:table-cell table:style-name="Table6.A1" office:value-type="string">
            <text:p text:style-name="P98">Gen Reset</text:p>
          </table:table-cell>
          <table:table-cell table:style-name="Table6.A1" office:value-type="string">
            <text:p text:style-name="P98">59</text:p>
          </table:table-cell>
          <table:table-cell table:style-name="Table6.A1" office:value-type="string">
            <text:p text:style-name="P98"/>
          </table:table-cell>
        </table:table-row>
        <table:table-row table:style-name="Table6.1">
          <table:table-cell table:style-name="Table6.A1" office:value-type="string">
            <text:p text:style-name="P98">Anti Coll</text:p>
          </table:table-cell>
          <table:table-cell table:style-name="Table6.A1" office:value-type="string">
            <text:p text:style-name="P98">27</text:p>
          </table:table-cell>
          <table:table-cell table:style-name="Table6.A1" office:value-type="string">
            <text:p text:style-name="P98"/>
          </table:table-cell>
        </table:table-row>
        <table:table-row table:style-name="Table6.1">
          <table:table-cell table:style-name="Table6.A1" office:value-type="string">
            <text:p text:style-name="P98">Pos Light</text:p>
          </table:table-cell>
          <table:table-cell table:style-name="Table6.A1" office:value-type="string">
            <text:p text:style-name="P98">43</text:p>
          </table:table-cell>
          <table:table-cell table:style-name="Table6.A1" office:value-type="string">
            <text:p text:style-name="P98"/>
          </table:table-cell>
        </table:table-row>
        <table:table-row table:style-name="Table6.1">
          <table:table-cell table:style-name="Table6.A1" office:value-type="string">
            <text:p text:style-name="P98">Fuel Boost Aft</text:p>
          </table:table-cell>
          <table:table-cell table:style-name="Table6.A1" office:value-type="string">
            <text:p text:style-name="P98">26</text:p>
          </table:table-cell>
          <table:table-cell table:style-name="Table6.A1" office:value-type="string">
            <text:p text:style-name="P98"/>
          </table:table-cell>
        </table:table-row>
        <table:table-row table:style-name="Table6.1">
          <table:table-cell table:style-name="Table6.A1" office:value-type="string">
            <text:p text:style-name="P98">Fuel Boost Fwd</text:p>
          </table:table-cell>
          <table:table-cell table:style-name="Table6.A1" office:value-type="string">
            <text:p text:style-name="P98">42</text:p>
          </table:table-cell>
          <table:table-cell table:style-name="Table6.A1" office:value-type="string">
            <text:p text:style-name="P98"/>
          </table:table-cell>
        </table:table-row>
        <table:table-row table:style-name="Table6.1">
          <table:table-cell table:style-name="Table6.A1" office:value-type="string">
            <text:p text:style-name="P98">Caution Light</text:p>
          </table:table-cell>
          <table:table-cell table:style-name="Table6.A1" office:value-type="string">
            <text:p text:style-name="P98">58</text:p>
          </table:table-cell>
          <table:table-cell table:style-name="Table6.A1" office:value-type="string">
            <text:p text:style-name="P98"/>
          </table:table-cell>
        </table:table-row>
        <table:table-row table:style-name="Table6.1">
          <table:table-cell table:style-name="Table6.A1" office:value-type="string">
            <text:p text:style-name="P98">Landing Light</text:p>
          </table:table-cell>
          <table:table-cell table:style-name="Table6.A1" office:value-type="string">
            <text:p text:style-name="P98">25</text:p>
          </table:table-cell>
          <table:table-cell table:style-name="Table6.A1" office:value-type="string">
            <text:p text:style-name="P98"/>
          </table:table-cell>
        </table:table-row>
        <table:table-row table:style-name="Table6.1">
          <table:table-cell table:style-name="Table6.A1" office:value-type="string">
            <text:p text:style-name="P98">Inst Light</text:p>
          </table:table-cell>
          <table:table-cell table:style-name="Table6.A1" office:value-type="string">
            <text:p text:style-name="P98">41</text:p>
          </table:table-cell>
          <table:table-cell table:style-name="Table6.A1" office:value-type="string">
            <text:p text:style-name="P98"/>
          </table:table-cell>
        </table:table-row>
        <table:table-row table:style-name="Table6.1">
          <table:table-cell table:style-name="Table6.A1" office:value-type="string">
            <text:p text:style-name="P98">Cockpit Light</text:p>
          </table:table-cell>
          <table:table-cell table:style-name="Table6.A1" office:value-type="string">
            <text:p text:style-name="P98">Power Dist</text:p>
          </table:table-cell>
          <table:table-cell table:style-name="Table6.A1" office:value-type="string">
            <text:p text:style-name="P98">Panel Backlighting</text:p>
          </table:table-cell>
        </table:table-row>
        <table:table-row table:style-name="Table6.1">
          <table:table-cell table:style-name="Table6.A1" office:value-type="string">
            <text:p text:style-name="P98">Strobe</text:p>
          </table:table-cell>
          <table:table-cell table:style-name="Table6.A1" office:value-type="string">
            <text:p text:style-name="P98">57</text:p>
          </table:table-cell>
          <table:table-cell table:style-name="Table6.A1" office:value-type="string">
            <text:p text:style-name="P98"/>
          </table:table-cell>
        </table:table-row>
        <table:table-row table:style-name="Table6.1">
          <table:table-cell table:style-name="Table6.A1" office:value-type="string">
            <text:p text:style-name="P98">Aud</text:p>
          </table:table-cell>
          <table:table-cell table:style-name="Table6.A1" office:value-type="string">
            <text:p text:style-name="P98">Power Dist</text:p>
          </table:table-cell>
          <table:table-cell table:style-name="Table6.A1" office:value-type="string">
            <text:p text:style-name="P98">Intercom</text:p>
          </table:table-cell>
        </table:table-row>
        <table:table-row table:style-name="Table6.1">
          <table:table-cell table:style-name="Table6.A1" office:value-type="string">
            <text:p text:style-name="P98">GPS</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Co-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Inst Light Dimmer</text:p>
          </table:table-cell>
          <table:table-cell table:style-name="Table6.A1" office:value-type="string">
            <text:p text:style-name="P98">3 Pin to Power Dist</text:p>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16">Jaycar Keypad</text:p>
          </table:table-cell>
          <table:covered-table-cell/>
          <table:covered-table-cell/>
        </table:table-row>
        <table:table-row table:style-name="Table7.2">
          <table:table-cell table:style-name="Table7.A2" office:value-type="string">
            <text:p text:style-name="P117">3+2</text:p>
          </table:table-cell>
          <table:table-cell table:style-name="Table7.A2" office:value-type="string">
            <text:p text:style-name="P117">1+2</text:p>
          </table:table-cell>
          <table:table-cell table:style-name="Table7.A2" office:value-type="string">
            <text:p text:style-name="P117">5+2</text:p>
          </table:table-cell>
        </table:table-row>
        <table:table-row table:style-name="Table7.1">
          <table:table-cell table:style-name="Table7.A3" office:value-type="string">
            <text:p text:style-name="P118">1</text:p>
          </table:table-cell>
          <table:table-cell table:style-name="Table7.B3" office:value-type="string">
            <text:p text:style-name="P118">2</text:p>
          </table:table-cell>
          <table:table-cell table:style-name="Table7.C3" office:value-type="string">
            <text:p text:style-name="P118">3</text:p>
          </table:table-cell>
        </table:table-row>
        <table:table-row table:style-name="Table7.4">
          <table:table-cell table:style-name="Table7.A2" office:value-type="string">
            <text:p text:style-name="P117">3+7</text:p>
          </table:table-cell>
          <table:table-cell table:style-name="Table7.A2" office:value-type="string">
            <text:p text:style-name="P117">1+7</text:p>
          </table:table-cell>
          <table:table-cell table:style-name="Table7.A2" office:value-type="string">
            <text:p text:style-name="P117">5+7</text:p>
          </table:table-cell>
        </table:table-row>
        <table:table-row table:style-name="Table7.1">
          <table:table-cell table:style-name="Table7.A5" office:value-type="string">
            <text:p text:style-name="P118">4</text:p>
          </table:table-cell>
          <table:table-cell table:style-name="Table7.B5" office:value-type="string">
            <text:p text:style-name="P118">5</text:p>
          </table:table-cell>
          <table:table-cell table:style-name="Table7.C5" office:value-type="string">
            <text:p text:style-name="P118">6</text:p>
          </table:table-cell>
        </table:table-row>
        <table:table-row table:style-name="Table7.6">
          <table:table-cell table:style-name="Table7.A2" office:value-type="string">
            <text:p text:style-name="P117">3+6</text:p>
          </table:table-cell>
          <table:table-cell table:style-name="Table7.A2" office:value-type="string">
            <text:p text:style-name="P117">1+6</text:p>
          </table:table-cell>
          <table:table-cell table:style-name="Table7.A2" office:value-type="string">
            <text:p text:style-name="P117">5+6</text:p>
          </table:table-cell>
        </table:table-row>
        <table:table-row table:style-name="Table7.1">
          <table:table-cell table:style-name="Table7.A7" office:value-type="string">
            <text:p text:style-name="P118">7</text:p>
          </table:table-cell>
          <table:table-cell table:style-name="Table7.B7" office:value-type="string">
            <text:p text:style-name="P118">8</text:p>
          </table:table-cell>
          <table:table-cell table:style-name="Table7.C7" office:value-type="string">
            <text:p text:style-name="P118">9</text:p>
          </table:table-cell>
        </table:table-row>
        <table:table-row table:style-name="Table7.8">
          <table:table-cell table:style-name="Table7.A2" office:value-type="string">
            <text:p text:style-name="P117">3+4</text:p>
          </table:table-cell>
          <table:table-cell table:style-name="Table7.A2" office:value-type="string">
            <text:p text:style-name="P117">1+4</text:p>
          </table:table-cell>
          <table:table-cell table:style-name="Table7.A2" office:value-type="string">
            <text:p text:style-name="P117">5+4</text:p>
          </table:table-cell>
        </table:table-row>
        <table:table-row table:style-name="Table7.1">
          <table:table-cell table:style-name="Table7.A9" office:value-type="string">
            <text:p text:style-name="P118">*</text:p>
          </table:table-cell>
          <table:table-cell table:style-name="Table7.B9" office:value-type="string">
            <text:p text:style-name="P118">0</text:p>
          </table:table-cell>
          <table:table-cell table:style-name="Table7.C9" office:value-type="string">
            <text:p text:style-name="P118">#</text:p>
          </table:table-cell>
        </table:table-row>
      </table:table>
      <text:p text:style-name="P1"/>
      <text:p text:style-name="P1"/>
      <text:h text:style-name="P19"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19"><text:span text:style-name="T48">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48">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20">Code Sample</text:p>
          </table:table-cell>
        </table:table-row>
        <table:table-row table:style-name="Table8.1">
          <table:table-cell table:style-name="Table8.A1" office:value-type="string">
            <text:p text:style-name="P121"><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22"><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20">Code Sample</text:p>
          </table:table-cell>
        </table:table-row>
        <table:table-row table:style-name="Table9.1">
          <table:table-cell table:style-name="Table9.A1" office:value-type="string">
            <text:p text:style-name="P121"><text:line-break/>[EventFiles]<text:line-break/>0=DodoSim206FSX</text:p>
          </table:table-cell>
        </table:table-row>
      </table:table>
      <text:p text:style-name="P122"><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20">Code Sample</text:p>
          </table:table-cell>
        </table:table-row>
        <table:table-row table:style-name="Table10.1">
          <table:table-cell table:style-name="Table10.A1" office:value-type="string">
            <text:p text:style-name="P1"><text:span text:style-name="T49"><text:line-break/>:DODOSIM206FSX.ELECT_FUEL_PUMP1_SET<text:line-break/>:DODOSIM206FSX.ELECT_FUEL_PUMP2_SET<text:line-break/>:DODOSIM206FSX.WARNING_HORN_CB_SET<text:line-break/>:DODOSIM206FSX.NAV_LIGHTS_SET<text:line-break/></text:span><text:soft-page-break/><text:span text:style-name="T49">..etc..</text:span></text:p>
          </table:table-cell>
        </table:table-row>
      </table:table>
      <text:p text:style-name="P123"><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23"/>
      <text:h text:style-name="P19" text:outline-level="2"><text:bookmark-start text:name="__RefHeading___Toc18930_85147849"/><text:bookmark-start text:name="_Toc275967476"/>P3D Installation<text:bookmark-end text:name="__RefHeading___Toc18930_85147849"/><text:bookmark-end text:name="_Toc275967476"/></text:h>
      <text:p text:style-name="P123"/>
      <text:p text:style-name="P124">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3" text:outline-level="1"><text:bookmark-start text:name="__RefHeading___Toc23340_3776212309"/>2025 <text:span text:style-name="T50">Update</text:span><text:bookmark-end text:name="__RefHeading___Toc23340_3776212309"/></text:h>
      <text:p text:style-name="P1"/>
      <text:p text:style-name="P125">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25"/>
      <text:p text:style-name="P125">It is likely a Leonardo will provide the <text:span text:style-name="T51">Joystick interface and an Ethernet handoff to the Due will provide the triggers for buttons over UDP.</text:span></text:p>
      <text:p text:style-name="P125"/>
      <text:p text:style-name="P126">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26"/>
      <text:h text:style-name="P19" text:outline-level="2"><text:bookmark-start text:name="__RefHeading___Toc23611_3776212309"/>Existing Controls<text:bookmark-end text:name="__RefHeading___Toc23611_3776212309"/></text:h>
      <text:p text:style-name="P127"/>
      <text:h text:style-name="P111" text:outline-level="3"><text:bookmark-start text:name="__RefHeading___Toc23613_3776212309"/>Inputs<text:bookmark-end text:name="__RefHeading___Toc23613_3776212309"/></text:h>
      <text:p text:style-name="P127"/>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128">Front Panel</text:p>
            </table:table-cell>
            <table:table-cell table:style-name="InputRequirements.A1" office:value-type="string">
              <text:p text:style-name="P129"/>
            </table:table-cell>
            <table:table-cell table:style-name="InputRequirements.A1" office:value-type="string">
              <text:p text:style-name="P130">Switch</text:p>
            </table:table-cell>
            <table:table-cell table:style-name="InputRequirements.A1" office:value-type="string">
              <text:p text:style-name="P130">Rotaries</text:p>
            </table:table-cell>
            <table:table-cell table:style-name="InputRequirements.A1" office:value-type="string">
              <text:p text:style-name="P130">Analog </text:p>
            </table:table-cell>
            <table:table-cell table:style-name="InputRequirements.F1" office:value-type="string">
              <text:p text:style-name="P131">PCB</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2"/>
            </table:table-cell>
            <table:table-cell table:style-name="InputRequirements.D2" office:value-type="string">
              <text:p text:style-name="P132"/>
            </table:table-cell>
            <table:table-cell table:style-name="InputRequirements.E2" office:value-type="string">
              <text:p text:style-name="P132"/>
            </table:table-cell>
            <table:table-cell table:style-name="InputRequirements.F2" office:value-type="string">
              <text:p text:style-name="P132"/>
            </table:table-cell>
          </table:table-row>
        </table:table-header-rows>
        <table:table-row>
          <table:table-cell table:style-name="InputRequirements.A2" office:value-type="string">
            <text:p text:style-name="P128">Fuel Switch </text:p>
          </table:table-cell>
          <table:table-cell table:style-name="InputRequirements.B3" office:value-type="string">
            <text:p text:style-name="P128"><text:span text:style-name="T52">2 Position Toggle </text:span>Switch</text:p>
          </table:table-cell>
          <table:table-cell table:style-name="InputRequirements.C2" office:value-type="string">
            <text:p text:style-name="P130">2</text:p>
          </table:table-cell>
          <table:table-cell table:style-name="InputRequirements.D3" office:value-type="string">
            <text:p text:style-name="P130"/>
          </table:table-cell>
          <table:table-cell table:style-name="InputRequirements.E3" office:value-type="string">
            <text:p text:style-name="P130"/>
          </table:table-cell>
          <table:table-cell table:style-name="InputRequirements.F3" office:value-type="string">
            <text:p text:style-name="P130"/>
          </table:table-cell>
        </table:table-row>
        <table:table-row>
          <table:table-cell table:style-name="InputRequirements.A2" office:value-type="string">
            <text:p text:style-name="P128">Horn Mute </text:p>
          </table:table-cell>
          <table:table-cell table:style-name="InputRequirements.B4" office:value-type="string">
            <text:p text:style-name="P133">Push</text:p>
          </table:table-cell>
          <table:table-cell table:style-name="InputRequirements.C2" office:value-type="string">
            <text:p text:style-name="P130">1</text:p>
          </table:table-cell>
          <table:table-cell table:style-name="InputRequirements.D4" office:value-type="string">
            <text:p text:style-name="P130"/>
          </table:table-cell>
          <table:table-cell table:style-name="InputRequirements.E4" office:value-type="string">
            <text:p text:style-name="P132"/>
          </table:table-cell>
          <table:table-cell table:style-name="InputRequirements.F4" office:value-type="string">
            <text:p text:style-name="P132"/>
          </table:table-cell>
        </table:table-row>
        <table:table-row>
          <table:table-cell table:style-name="InputRequirements.A2" office:value-type="string">
            <text:p text:style-name="P128">Turbine O/H <text:span text:style-name="T53">Test</text:span></text:p>
          </table:table-cell>
          <table:table-cell table:style-name="InputRequirements.B5" office:value-type="string">
            <text:p text:style-name="P133">Push</text:p>
          </table:table-cell>
          <table:table-cell table:style-name="InputRequirements.C2" office:value-type="string">
            <text:p text:style-name="P130">1</text:p>
          </table:table-cell>
          <table:table-cell table:style-name="InputRequirements.D5" office:value-type="string">
            <text:p text:style-name="P130"/>
          </table:table-cell>
          <table:table-cell table:style-name="InputRequirements.E5" office:value-type="string">
            <text:p text:style-name="P132"/>
          </table:table-cell>
          <table:table-cell table:style-name="InputRequirements.F5" office:value-type="string">
            <text:p text:style-name="P132"/>
          </table:table-cell>
        </table:table-row>
        <table:table-row>
          <table:table-cell table:style-name="InputRequirements.A2" office:value-type="string">
            <text:p text:style-name="P128">Altimeter Adjust </text:p>
          </table:table-cell>
          <table:table-cell table:style-name="InputRequirements.B6" office:value-type="string">
            <text:p text:style-name="P128">Rotary</text:p>
          </table:table-cell>
          <table:table-cell table:style-name="InputRequirements.C2" office:value-type="string">
            <text:p text:style-name="P130"/>
          </table:table-cell>
          <table:table-cell table:style-name="InputRequirements.D6" office:value-type="string">
            <text:p text:style-name="P130">2</text:p>
          </table:table-cell>
          <table:table-cell table:style-name="InputRequirements.E6" office:value-type="string">
            <text:p text:style-name="P132"/>
          </table:table-cell>
          <table:table-cell table:style-name="InputRequirements.F6" office:value-type="string">
            <text:p text:style-name="P132"/>
          </table:table-cell>
        </table:table-row>
        <table:table-row>
          <table:table-cell table:style-name="InputRequirements.A2" office:value-type="string">
            <text:p text:style-name="P128">OBS</text:p>
          </table:table-cell>
          <table:table-cell table:style-name="InputRequirements.B7" office:value-type="string">
            <text:p text:style-name="P128">Rotary</text:p>
          </table:table-cell>
          <table:table-cell table:style-name="InputRequirements.C2" office:value-type="string">
            <text:p text:style-name="P130"/>
          </table:table-cell>
          <table:table-cell table:style-name="InputRequirements.D7" office:value-type="string">
            <text:p text:style-name="P130">2</text:p>
          </table:table-cell>
          <table:table-cell table:style-name="InputRequirements.E7" office:value-type="string">
            <text:p text:style-name="P132"/>
          </table:table-cell>
          <table:table-cell table:style-name="InputRequirements.F7" office:value-type="string">
            <text:p text:style-name="P132"/>
          </table:table-cell>
        </table:table-row>
        <table:table-row>
          <table:table-cell table:style-name="InputRequirements.A2" office:value-type="string">
            <text:p text:style-name="P128">HGD</text:p>
          </table:table-cell>
          <table:table-cell table:style-name="InputRequirements.B8" office:value-type="string">
            <text:p text:style-name="P128">Rotary</text:p>
          </table:table-cell>
          <table:table-cell table:style-name="InputRequirements.C2" office:value-type="string">
            <text:p text:style-name="P130"/>
          </table:table-cell>
          <table:table-cell table:style-name="InputRequirements.D8" office:value-type="string">
            <text:p text:style-name="P130">2</text:p>
          </table:table-cell>
          <table:table-cell table:style-name="InputRequirements.E8" office:value-type="string">
            <text:p text:style-name="P132"/>
          </table:table-cell>
          <table:table-cell table:style-name="InputRequirements.F8" office:value-type="string">
            <text:p text:style-name="P132"/>
          </table:table-cell>
        </table:table-row>
        <table:table-row>
          <table:table-cell table:style-name="InputRequirements.A2" office:value-type="string">
            <text:p text:style-name="P134">GPS - NAV</text:p>
          </table:table-cell>
          <table:table-cell table:style-name="InputRequirements.B9" office:value-type="string">
            <text:p text:style-name="P134">2 Position Toggle Switch</text:p>
          </table:table-cell>
          <table:table-cell table:style-name="InputRequirements.C2" office:value-type="string">
            <text:p text:style-name="P130">1</text:p>
          </table:table-cell>
          <table:table-cell table:style-name="InputRequirements.D9" office:value-type="string">
            <text:p text:style-name="P130"/>
          </table:table-cell>
          <table:table-cell table:style-name="InputRequirements.E9" office:value-type="string">
            <text:p text:style-name="P132"/>
          </table:table-cell>
          <table:table-cell table:style-name="InputRequirements.F9" office:value-type="string">
            <text:p text:style-name="P132"/>
          </table:table-cell>
        </table:table-row>
        <table:table-row>
          <table:table-cell table:style-name="InputRequirements.A2" office:value-type="string">
            <text:p text:style-name="P134">TBA-1</text:p>
          </table:table-cell>
          <table:table-cell table:style-name="InputRequirements.B10" office:value-type="string">
            <text:p text:style-name="P134">Rotary</text:p>
          </table:table-cell>
          <table:table-cell table:style-name="InputRequirements.C2" office:value-type="string">
            <text:p text:style-name="P130"/>
          </table:table-cell>
          <table:table-cell table:style-name="InputRequirements.D10" office:value-type="string">
            <text:p text:style-name="P130">2</text:p>
          </table:table-cell>
          <table:table-cell table:style-name="InputRequirements.E10" office:value-type="string">
            <text:p text:style-name="P132"/>
          </table:table-cell>
          <table:table-cell table:style-name="InputRequirements.F10" office:value-type="string">
            <text:p text:style-name="P132"/>
          </table:table-cell>
        </table:table-row>
        <table:table-row>
          <table:table-cell table:style-name="InputRequirements.A2" office:value-type="string">
            <text:p text:style-name="P134">TBA-2 </text:p>
          </table:table-cell>
          <table:table-cell table:style-name="InputRequirements.B11" office:value-type="string">
            <text:p text:style-name="P134">Rotary</text:p>
          </table:table-cell>
          <table:table-cell table:style-name="InputRequirements.C2" office:value-type="string">
            <text:p text:style-name="P130"/>
          </table:table-cell>
          <table:table-cell table:style-name="InputRequirements.D11" office:value-type="string">
            <text:p text:style-name="P130">2</text:p>
          </table:table-cell>
          <table:table-cell table:style-name="InputRequirements.E11" office:value-type="string">
            <text:p text:style-name="P132"/>
          </table:table-cell>
          <table:table-cell table:style-name="InputRequirements.F11" office:value-type="string">
            <text:p text:style-name="P132"/>
          </table:table-cell>
        </table:table-row>
        <table:table-row>
          <table:table-cell table:style-name="InputRequirements.A2" office:value-type="string">
            <text:p text:style-name="P129"/>
          </table:table-cell>
          <table:table-cell table:style-name="InputRequirements.B12" office:value-type="string">
            <text:p text:style-name="P129"/>
          </table:table-cell>
          <table:table-cell table:style-name="InputRequirements.C2" office:value-type="string">
            <text:p text:style-name="P132"/>
          </table:table-cell>
          <table:table-cell table:style-name="InputRequirements.D12" office:value-type="string">
            <text:p text:style-name="P132"/>
          </table:table-cell>
          <table:table-cell table:style-name="InputRequirements.E12" office:value-type="string">
            <text:p text:style-name="P132"/>
          </table:table-cell>
          <table:table-cell table:style-name="InputRequirements.F12" office:value-type="string">
            <text:p text:style-name="P132"/>
          </table:table-cell>
        </table:table-row>
        <table:table-row>
          <table:table-cell table:style-name="InputRequirements.A2" office:value-type="string">
            <text:p text:style-name="P129"/>
          </table:table-cell>
          <table:table-cell table:style-name="InputRequirements.B13" office:value-type="string">
            <text:p text:style-name="P129"/>
          </table:table-cell>
          <table:table-cell table:style-name="InputRequirements.C2" office:value-type="string">
            <text:p text:style-name="P132"/>
          </table:table-cell>
          <table:table-cell table:style-name="InputRequirements.D13" office:value-type="string">
            <text:p text:style-name="P132"/>
          </table:table-cell>
          <table:table-cell table:style-name="InputRequirements.E13" office:value-type="string">
            <text:p text:style-name="P132"/>
          </table:table-cell>
          <table:table-cell table:style-name="InputRequirements.F13" office:value-type="string">
            <text:p text:style-name="P132"/>
          </table:table-cell>
        </table:table-row>
        <table:table-row>
          <table:table-cell table:style-name="InputRequirements.A2" office:value-type="string">
            <text:p text:style-name="P128">Audio</text:p>
          </table:table-cell>
          <table:table-cell table:style-name="InputRequirements.B14" office:value-type="string">
            <text:p text:style-name="P129"/>
          </table:table-cell>
          <table:table-cell table:style-name="InputRequirements.C2" office:value-type="string">
            <text:p text:style-name="P132"/>
          </table:table-cell>
          <table:table-cell table:style-name="InputRequirements.D14" office:value-type="string">
            <text:p text:style-name="P132"/>
          </table:table-cell>
          <table:table-cell table:style-name="InputRequirements.E14" office:value-type="string">
            <text:p text:style-name="P132"/>
          </table:table-cell>
          <table:table-cell table:style-name="InputRequirements.F14" office:value-type="string">
            <text:p text:style-name="P132"/>
          </table:table-cell>
        </table:table-row>
        <table:table-row>
          <table:table-cell table:style-name="InputRequirements.A2" office:value-type="string">
            <text:p text:style-name="P128">Comm1</text:p>
          </table:table-cell>
          <table:table-cell table:style-name="InputRequirements.B15" office:value-type="string">
            <text:p text:style-name="P128">Push</text:p>
          </table:table-cell>
          <table:table-cell table:style-name="InputRequirements.C2" office:value-type="string">
            <text:p text:style-name="P130">1</text:p>
          </table:table-cell>
          <table:table-cell table:style-name="InputRequirements.D15" office:value-type="string">
            <text:p text:style-name="P130"/>
          </table:table-cell>
          <table:table-cell table:style-name="InputRequirements.E15" office:value-type="string">
            <text:p text:style-name="P132"/>
          </table:table-cell>
          <table:table-cell table:style-name="InputRequirements.F15" office:value-type="string">
            <text:p text:style-name="P132"/>
          </table:table-cell>
        </table:table-row>
        <table:table-row>
          <table:table-cell table:style-name="InputRequirements.A2" office:value-type="string">
            <text:p text:style-name="P128">Comm2</text:p>
          </table:table-cell>
          <table:table-cell table:style-name="InputRequirements.B16" office:value-type="string">
            <text:p text:style-name="P128">Push</text:p>
          </table:table-cell>
          <table:table-cell table:style-name="InputRequirements.C2" office:value-type="string">
            <text:p text:style-name="P130">1</text:p>
          </table:table-cell>
          <table:table-cell table:style-name="InputRequirements.D16" office:value-type="string">
            <text:p text:style-name="P130"/>
          </table:table-cell>
          <table:table-cell table:style-name="InputRequirements.E16" office:value-type="string">
            <text:p text:style-name="P132"/>
          </table:table-cell>
          <table:table-cell table:style-name="InputRequirements.F16" office:value-type="string">
            <text:p text:style-name="P132"/>
          </table:table-cell>
        </table:table-row>
        <text:soft-page-break/>
        <table:table-row>
          <table:table-cell table:style-name="InputRequirements.A2" office:value-type="string">
            <text:p text:style-name="P128">Both</text:p>
          </table:table-cell>
          <table:table-cell table:style-name="InputRequirements.B17" office:value-type="string">
            <text:p text:style-name="P128">Push</text:p>
          </table:table-cell>
          <table:table-cell table:style-name="InputRequirements.C2" office:value-type="string">
            <text:p text:style-name="P130">1</text:p>
          </table:table-cell>
          <table:table-cell table:style-name="InputRequirements.D17" office:value-type="string">
            <text:p text:style-name="P130"/>
          </table:table-cell>
          <table:table-cell table:style-name="InputRequirements.E17" office:value-type="string">
            <text:p text:style-name="P132"/>
          </table:table-cell>
          <table:table-cell table:style-name="InputRequirements.F17" office:value-type="string">
            <text:p text:style-name="P132"/>
          </table:table-cell>
        </table:table-row>
        <table:table-row>
          <table:table-cell table:style-name="InputRequirements.A2" office:value-type="string">
            <text:p text:style-name="P128">Nav1</text:p>
          </table:table-cell>
          <table:table-cell table:style-name="InputRequirements.B18" office:value-type="string">
            <text:p text:style-name="P128">Push</text:p>
          </table:table-cell>
          <table:table-cell table:style-name="InputRequirements.C2" office:value-type="string">
            <text:p text:style-name="P130">1</text:p>
          </table:table-cell>
          <table:table-cell table:style-name="InputRequirements.D18" office:value-type="string">
            <text:p text:style-name="P130"/>
          </table:table-cell>
          <table:table-cell table:style-name="InputRequirements.E18" office:value-type="string">
            <text:p text:style-name="P132"/>
          </table:table-cell>
          <table:table-cell table:style-name="InputRequirements.F18" office:value-type="string">
            <text:p text:style-name="P132"/>
          </table:table-cell>
        </table:table-row>
        <table:table-row>
          <table:table-cell table:style-name="InputRequirements.A2" office:value-type="string">
            <text:p text:style-name="P128">Nav2</text:p>
          </table:table-cell>
          <table:table-cell table:style-name="InputRequirements.B19" office:value-type="string">
            <text:p text:style-name="P128">Push</text:p>
          </table:table-cell>
          <table:table-cell table:style-name="InputRequirements.C2" office:value-type="string">
            <text:p text:style-name="P130">1</text:p>
          </table:table-cell>
          <table:table-cell table:style-name="InputRequirements.D19" office:value-type="string">
            <text:p text:style-name="P130"/>
          </table:table-cell>
          <table:table-cell table:style-name="InputRequirements.E19" office:value-type="string">
            <text:p text:style-name="P132"/>
          </table:table-cell>
          <table:table-cell table:style-name="InputRequirements.F19" office:value-type="string">
            <text:p text:style-name="P132"/>
          </table:table-cell>
        </table:table-row>
        <table:table-row>
          <table:table-cell table:style-name="InputRequirements.A2" office:value-type="string">
            <text:p text:style-name="P128">Marker</text:p>
          </table:table-cell>
          <table:table-cell table:style-name="InputRequirements.B20" office:value-type="string">
            <text:p text:style-name="P128">Push</text:p>
          </table:table-cell>
          <table:table-cell table:style-name="InputRequirements.C2" office:value-type="string">
            <text:p text:style-name="P130">1</text:p>
          </table:table-cell>
          <table:table-cell table:style-name="InputRequirements.D20" office:value-type="string">
            <text:p text:style-name="P130"/>
          </table:table-cell>
          <table:table-cell table:style-name="InputRequirements.E20" office:value-type="string">
            <text:p text:style-name="P132"/>
          </table:table-cell>
          <table:table-cell table:style-name="InputRequirements.F20" office:value-type="string">
            <text:p text:style-name="P132"/>
          </table:table-cell>
        </table:table-row>
        <table:table-row>
          <table:table-cell table:style-name="InputRequirements.A2" office:value-type="string">
            <text:p text:style-name="P128">DME</text:p>
          </table:table-cell>
          <table:table-cell table:style-name="InputRequirements.B21" office:value-type="string">
            <text:p text:style-name="P128">Push</text:p>
          </table:table-cell>
          <table:table-cell table:style-name="InputRequirements.C2" office:value-type="string">
            <text:p text:style-name="P130">1</text:p>
          </table:table-cell>
          <table:table-cell table:style-name="InputRequirements.D21" office:value-type="string">
            <text:p text:style-name="P130"/>
          </table:table-cell>
          <table:table-cell table:style-name="InputRequirements.E21" office:value-type="string">
            <text:p text:style-name="P132"/>
          </table:table-cell>
          <table:table-cell table:style-name="InputRequirements.F21" office:value-type="string">
            <text:p text:style-name="P132"/>
          </table:table-cell>
        </table:table-row>
        <table:table-row>
          <table:table-cell table:style-name="InputRequirements.A2" office:value-type="string">
            <text:p text:style-name="P128">ADF</text:p>
          </table:table-cell>
          <table:table-cell table:style-name="InputRequirements.B22" office:value-type="string">
            <text:p text:style-name="P128">Push</text:p>
          </table:table-cell>
          <table:table-cell table:style-name="InputRequirements.C2" office:value-type="string">
            <text:p text:style-name="P130">1</text:p>
          </table:table-cell>
          <table:table-cell table:style-name="InputRequirements.D22" office:value-type="string">
            <text:p text:style-name="P130"/>
          </table:table-cell>
          <table:table-cell table:style-name="InputRequirements.E22" office:value-type="string">
            <text:p text:style-name="P132"/>
          </table:table-cell>
          <table:table-cell table:style-name="InputRequirements.F22" office:value-type="string">
            <text:p text:style-name="P132"/>
          </table:table-cell>
        </table:table-row>
        <table:table-row>
          <table:table-cell table:style-name="InputRequirements.A2" office:value-type="string">
            <text:p text:style-name="P129"/>
          </table:table-cell>
          <table:table-cell table:style-name="InputRequirements.B23" office:value-type="string">
            <text:p text:style-name="P129"/>
          </table:table-cell>
          <table:table-cell table:style-name="InputRequirements.C2" office:value-type="string">
            <text:p text:style-name="P132"/>
          </table:table-cell>
          <table:table-cell table:style-name="InputRequirements.D23" office:value-type="string">
            <text:p text:style-name="P132"/>
          </table:table-cell>
          <table:table-cell table:style-name="InputRequirements.E23" office:value-type="string">
            <text:p text:style-name="P132"/>
          </table:table-cell>
          <table:table-cell table:style-name="InputRequirements.F23" office:value-type="string">
            <text:p text:style-name="P132"/>
          </table:table-cell>
        </table:table-row>
        <table:table-row>
          <table:table-cell table:style-name="InputRequirements.A2" office:value-type="string">
            <text:p text:style-name="P128">Auto Pilot</text:p>
          </table:table-cell>
          <table:table-cell table:style-name="InputRequirements.B24" office:value-type="string">
            <text:p text:style-name="P129"/>
          </table:table-cell>
          <table:table-cell table:style-name="InputRequirements.C2" office:value-type="string">
            <text:p text:style-name="P132"/>
          </table:table-cell>
          <table:table-cell table:style-name="InputRequirements.D24" office:value-type="string">
            <text:p text:style-name="P132"/>
          </table:table-cell>
          <table:table-cell table:style-name="InputRequirements.E24" office:value-type="string">
            <text:p text:style-name="P132"/>
          </table:table-cell>
          <table:table-cell table:style-name="InputRequirements.F24" office:value-type="string">
            <text:p text:style-name="P132"/>
          </table:table-cell>
        </table:table-row>
        <table:table-row>
          <table:table-cell table:style-name="InputRequirements.A2" office:value-type="string">
            <text:p text:style-name="P128">HDG</text:p>
          </table:table-cell>
          <table:table-cell table:style-name="InputRequirements.B25" office:value-type="string">
            <text:p text:style-name="P128">Push</text:p>
          </table:table-cell>
          <table:table-cell table:style-name="InputRequirements.C2" office:value-type="string">
            <text:p text:style-name="P130">1</text:p>
          </table:table-cell>
          <table:table-cell table:style-name="InputRequirements.D25" office:value-type="string">
            <text:p text:style-name="P130"/>
          </table:table-cell>
          <table:table-cell table:style-name="InputRequirements.E25" office:value-type="string">
            <text:p text:style-name="P132"/>
          </table:table-cell>
          <table:table-cell table:style-name="InputRequirements.F25" office:value-type="string">
            <text:p text:style-name="P132"/>
          </table:table-cell>
        </table:table-row>
        <table:table-row>
          <table:table-cell table:style-name="InputRequirements.A2" office:value-type="string">
            <text:p text:style-name="P128">CRS</text:p>
          </table:table-cell>
          <table:table-cell table:style-name="InputRequirements.B26" office:value-type="string">
            <text:p text:style-name="P128">Push</text:p>
          </table:table-cell>
          <table:table-cell table:style-name="InputRequirements.C2" office:value-type="string">
            <text:p text:style-name="P130">1</text:p>
          </table:table-cell>
          <table:table-cell table:style-name="InputRequirements.D26" office:value-type="string">
            <text:p text:style-name="P130"/>
          </table:table-cell>
          <table:table-cell table:style-name="InputRequirements.E26" office:value-type="string">
            <text:p text:style-name="P132"/>
          </table:table-cell>
          <table:table-cell table:style-name="InputRequirements.F26" office:value-type="string">
            <text:p text:style-name="P132"/>
          </table:table-cell>
        </table:table-row>
        <table:table-row>
          <table:table-cell table:style-name="InputRequirements.A2" office:value-type="string">
            <text:p text:style-name="P128">ALT</text:p>
          </table:table-cell>
          <table:table-cell table:style-name="InputRequirements.B27" office:value-type="string">
            <text:p text:style-name="P128">Push</text:p>
          </table:table-cell>
          <table:table-cell table:style-name="InputRequirements.C2" office:value-type="string">
            <text:p text:style-name="P130">1</text:p>
          </table:table-cell>
          <table:table-cell table:style-name="InputRequirements.D27" office:value-type="string">
            <text:p text:style-name="P130"/>
          </table:table-cell>
          <table:table-cell table:style-name="InputRequirements.E27" office:value-type="string">
            <text:p text:style-name="P132"/>
          </table:table-cell>
          <table:table-cell table:style-name="InputRequirements.F27" office:value-type="string">
            <text:p text:style-name="P132"/>
          </table:table-cell>
        </table:table-row>
        <table:table-row>
          <table:table-cell table:style-name="InputRequirements.A2" office:value-type="string">
            <text:p text:style-name="P128">IAS</text:p>
          </table:table-cell>
          <table:table-cell table:style-name="InputRequirements.B28" office:value-type="string">
            <text:p text:style-name="P128">Push</text:p>
          </table:table-cell>
          <table:table-cell table:style-name="InputRequirements.C2" office:value-type="string">
            <text:p text:style-name="P130">1</text:p>
          </table:table-cell>
          <table:table-cell table:style-name="InputRequirements.D28" office:value-type="string">
            <text:p text:style-name="P130"/>
          </table:table-cell>
          <table:table-cell table:style-name="InputRequirements.E28" office:value-type="string">
            <text:p text:style-name="P132"/>
          </table:table-cell>
          <table:table-cell table:style-name="InputRequirements.F28" office:value-type="string">
            <text:p text:style-name="P132"/>
          </table:table-cell>
        </table:table-row>
        <table:table-row>
          <table:table-cell table:style-name="InputRequirements.A2" office:value-type="string">
            <text:p text:style-name="P128">APPR</text:p>
          </table:table-cell>
          <table:table-cell table:style-name="InputRequirements.B29" office:value-type="string">
            <text:p text:style-name="P128">Push</text:p>
          </table:table-cell>
          <table:table-cell table:style-name="InputRequirements.C2" office:value-type="string">
            <text:p text:style-name="P130">1</text:p>
          </table:table-cell>
          <table:table-cell table:style-name="InputRequirements.D29" office:value-type="string">
            <text:p text:style-name="P130"/>
          </table:table-cell>
          <table:table-cell table:style-name="InputRequirements.E29" office:value-type="string">
            <text:p text:style-name="P132"/>
          </table:table-cell>
          <table:table-cell table:style-name="InputRequirements.F29" office:value-type="string">
            <text:p text:style-name="P132"/>
          </table:table-cell>
        </table:table-row>
        <table:table-row>
          <table:table-cell table:style-name="InputRequirements.A2" office:value-type="string">
            <text:p text:style-name="P128">FD</text:p>
          </table:table-cell>
          <table:table-cell table:style-name="InputRequirements.B30" office:value-type="string">
            <text:p text:style-name="P128">Push</text:p>
          </table:table-cell>
          <table:table-cell table:style-name="InputRequirements.C2" office:value-type="string">
            <text:p text:style-name="P130">1</text:p>
          </table:table-cell>
          <table:table-cell table:style-name="InputRequirements.D30" office:value-type="string">
            <text:p text:style-name="P130"/>
          </table:table-cell>
          <table:table-cell table:style-name="InputRequirements.E30" office:value-type="string">
            <text:p text:style-name="P132"/>
          </table:table-cell>
          <table:table-cell table:style-name="InputRequirements.F30" office:value-type="string">
            <text:p text:style-name="P132"/>
          </table:table-cell>
        </table:table-row>
        <table:table-row>
          <table:table-cell table:style-name="InputRequirements.A2" office:value-type="string">
            <text:p text:style-name="P128">BC</text:p>
          </table:table-cell>
          <table:table-cell table:style-name="InputRequirements.B31" office:value-type="string">
            <text:p text:style-name="P128">Push</text:p>
          </table:table-cell>
          <table:table-cell table:style-name="InputRequirements.C2" office:value-type="string">
            <text:p text:style-name="P130">1</text:p>
          </table:table-cell>
          <table:table-cell table:style-name="InputRequirements.D31" office:value-type="string">
            <text:p text:style-name="P130"/>
          </table:table-cell>
          <table:table-cell table:style-name="InputRequirements.E31" office:value-type="string">
            <text:p text:style-name="P132"/>
          </table:table-cell>
          <table:table-cell table:style-name="InputRequirements.F31" office:value-type="string">
            <text:p text:style-name="P132"/>
          </table:table-cell>
        </table:table-row>
        <table:table-row>
          <table:table-cell table:style-name="InputRequirements.A2" office:value-type="string">
            <text:p text:style-name="P128">Engage</text:p>
          </table:table-cell>
          <table:table-cell table:style-name="InputRequirements.B32" office:value-type="string">
            <text:p text:style-name="P133"><text:span text:style-name="T52">Toggle </text:span>Switch</text:p>
          </table:table-cell>
          <table:table-cell table:style-name="InputRequirements.C2" office:value-type="string">
            <text:p text:style-name="P130">1</text:p>
          </table:table-cell>
          <table:table-cell table:style-name="InputRequirements.D32" office:value-type="string">
            <text:p text:style-name="P130"/>
          </table:table-cell>
          <table:table-cell table:style-name="InputRequirements.E32" office:value-type="string">
            <text:p text:style-name="P132"/>
          </table:table-cell>
          <table:table-cell table:style-name="InputRequirements.F32" office:value-type="string">
            <text:p text:style-name="P132"/>
          </table:table-cell>
        </table:table-row>
        <table:table-row>
          <table:table-cell table:style-name="InputRequirements.A2" office:value-type="string">
            <text:p text:style-name="P128">HDG</text:p>
          </table:table-cell>
          <table:table-cell table:style-name="InputRequirements.B33" office:value-type="string">
            <text:p text:style-name="P128">Rotary</text:p>
          </table:table-cell>
          <table:table-cell table:style-name="InputRequirements.C2" office:value-type="string">
            <text:p text:style-name="P130"/>
          </table:table-cell>
          <table:table-cell table:style-name="InputRequirements.D33" office:value-type="string">
            <text:p text:style-name="P130">2</text:p>
          </table:table-cell>
          <table:table-cell table:style-name="InputRequirements.E33" office:value-type="string">
            <text:p text:style-name="P132"/>
          </table:table-cell>
          <table:table-cell table:style-name="InputRequirements.F33" office:value-type="string">
            <text:p text:style-name="P132"/>
          </table:table-cell>
        </table:table-row>
        <table:table-row>
          <table:table-cell table:style-name="InputRequirements.A2" office:value-type="string">
            <text:p text:style-name="P128">CRS</text:p>
          </table:table-cell>
          <table:table-cell table:style-name="InputRequirements.B34" office:value-type="string">
            <text:p text:style-name="P128">Rotary</text:p>
          </table:table-cell>
          <table:table-cell table:style-name="InputRequirements.C2" office:value-type="string">
            <text:p text:style-name="P130"/>
          </table:table-cell>
          <table:table-cell table:style-name="InputRequirements.D34" office:value-type="string">
            <text:p text:style-name="P130">2</text:p>
          </table:table-cell>
          <table:table-cell table:style-name="InputRequirements.E34" office:value-type="string">
            <text:p text:style-name="P132"/>
          </table:table-cell>
          <table:table-cell table:style-name="InputRequirements.F34" office:value-type="string">
            <text:p text:style-name="P132"/>
          </table:table-cell>
        </table:table-row>
        <table:table-row>
          <table:table-cell table:style-name="InputRequirements.A2" office:value-type="string">
            <text:p text:style-name="P128">ALT</text:p>
          </table:table-cell>
          <table:table-cell table:style-name="InputRequirements.B35" office:value-type="string">
            <text:p text:style-name="P128">Rotary</text:p>
          </table:table-cell>
          <table:table-cell table:style-name="InputRequirements.C2" office:value-type="string">
            <text:p text:style-name="P130"/>
          </table:table-cell>
          <table:table-cell table:style-name="InputRequirements.D35" office:value-type="string">
            <text:p text:style-name="P130">2</text:p>
          </table:table-cell>
          <table:table-cell table:style-name="InputRequirements.E35" office:value-type="string">
            <text:p text:style-name="P132"/>
          </table:table-cell>
          <table:table-cell table:style-name="InputRequirements.F35" office:value-type="string">
            <text:p text:style-name="P132"/>
          </table:table-cell>
        </table:table-row>
        <table:table-row>
          <table:table-cell table:style-name="InputRequirements.A2" office:value-type="string">
            <text:p text:style-name="P128">V/S</text:p>
          </table:table-cell>
          <table:table-cell table:style-name="InputRequirements.B36" office:value-type="string">
            <text:p text:style-name="P128">Rotary</text:p>
          </table:table-cell>
          <table:table-cell table:style-name="InputRequirements.C2" office:value-type="string">
            <text:p text:style-name="P130"/>
          </table:table-cell>
          <table:table-cell table:style-name="InputRequirements.D36" office:value-type="string">
            <text:p text:style-name="P130">2</text:p>
          </table:table-cell>
          <table:table-cell table:style-name="InputRequirements.E36" office:value-type="string">
            <text:p text:style-name="P132"/>
          </table:table-cell>
          <table:table-cell table:style-name="InputRequirements.F36" office:value-type="string">
            <text:p text:style-name="P132"/>
          </table:table-cell>
        </table:table-row>
        <table:table-row>
          <table:table-cell table:style-name="InputRequirements.A2" office:value-type="string">
            <text:p text:style-name="P128">IAS</text:p>
          </table:table-cell>
          <table:table-cell table:style-name="InputRequirements.B37" office:value-type="string">
            <text:p text:style-name="P128">Rotary</text:p>
          </table:table-cell>
          <table:table-cell table:style-name="InputRequirements.C2" office:value-type="string">
            <text:p text:style-name="P130"/>
          </table:table-cell>
          <table:table-cell table:style-name="InputRequirements.D37" office:value-type="string">
            <text:p text:style-name="P130">2</text:p>
          </table:table-cell>
          <table:table-cell table:style-name="InputRequirements.E37" office:value-type="string">
            <text:p text:style-name="P132"/>
          </table:table-cell>
          <table:table-cell table:style-name="InputRequirements.F37" office:value-type="string">
            <text:p text:style-name="P132"/>
          </table:table-cell>
        </table:table-row>
        <table:table-row>
          <table:table-cell table:style-name="InputRequirements.A2" office:value-type="string">
            <text:p text:style-name="P128"/>
          </table:table-cell>
          <table:table-cell table:style-name="InputRequirements.B38" office:value-type="string">
            <text:p text:style-name="P129"/>
          </table:table-cell>
          <table:table-cell table:style-name="InputRequirements.C2" office:value-type="string">
            <text:p text:style-name="P132"/>
          </table:table-cell>
          <table:table-cell table:style-name="InputRequirements.D38" office:value-type="string">
            <text:p text:style-name="P132"/>
          </table:table-cell>
          <table:table-cell table:style-name="InputRequirements.E38" office:value-type="string">
            <text:p text:style-name="P132"/>
          </table:table-cell>
          <table:table-cell table:style-name="InputRequirements.F38" office:value-type="string">
            <text:p text:style-name="P132"/>
          </table:table-cell>
        </table:table-row>
        <table:table-row>
          <table:table-cell table:style-name="InputRequirements.A2" office:value-type="string">
            <text:p text:style-name="P128">Lights <text:span text:style-name="T52">Brt/Dim</text:span></text:p>
          </table:table-cell>
          <table:table-cell table:style-name="InputRequirements.B39" office:value-type="string">
            <text:p text:style-name="P133"><text:span text:style-name="T52">Toggle </text:span>Switch</text:p>
          </table:table-cell>
          <table:table-cell table:style-name="InputRequirements.C2" office:value-type="string">
            <text:p text:style-name="P130">1</text:p>
          </table:table-cell>
          <table:table-cell table:style-name="InputRequirements.D39" office:value-type="string">
            <text:p text:style-name="P130"/>
          </table:table-cell>
          <table:table-cell table:style-name="InputRequirements.E39" office:value-type="string">
            <text:p text:style-name="P132"/>
          </table:table-cell>
          <table:table-cell table:style-name="InputRequirements.F39" office:value-type="string">
            <text:p text:style-name="P132"/>
          </table:table-cell>
        </table:table-row>
        <table:table-row>
          <table:table-cell table:style-name="InputRequirements.A2" office:value-type="string">
            <text:p text:style-name="P134">Engine Deice</text:p>
          </table:table-cell>
          <table:table-cell table:style-name="InputRequirements.B40" office:value-type="string">
            <text:p text:style-name="P133"><text:span text:style-name="T52">Toggle </text:span>Switch</text:p>
          </table:table-cell>
          <table:table-cell table:style-name="InputRequirements.C2" office:value-type="string">
            <text:p text:style-name="P130">1</text:p>
          </table:table-cell>
          <table:table-cell table:style-name="InputRequirements.D40" office:value-type="string">
            <text:p text:style-name="P130"/>
          </table:table-cell>
          <table:table-cell table:style-name="InputRequirements.E40" office:value-type="string">
            <text:p text:style-name="P132"/>
          </table:table-cell>
          <table:table-cell table:style-name="InputRequirements.F40" office:value-type="string">
            <text:p text:style-name="P132"/>
          </table:table-cell>
        </table:table-row>
        <table:table-row>
          <table:table-cell table:style-name="InputRequirements.A2" office:value-type="string">
            <text:p text:style-name="P134">Hydraulics</text:p>
          </table:table-cell>
          <table:table-cell table:style-name="InputRequirements.B41" office:value-type="string">
            <text:p text:style-name="P133"><text:span text:style-name="T52">Toggle </text:span>Switch</text:p>
          </table:table-cell>
          <table:table-cell table:style-name="InputRequirements.C2" office:value-type="string">
            <text:p text:style-name="P130">1</text:p>
          </table:table-cell>
          <table:table-cell table:style-name="InputRequirements.D41" office:value-type="string">
            <text:p text:style-name="P130"/>
          </table:table-cell>
          <table:table-cell table:style-name="InputRequirements.E41" office:value-type="string">
            <text:p text:style-name="P132"/>
          </table:table-cell>
          <table:table-cell table:style-name="InputRequirements.F41" office:value-type="string">
            <text:p text:style-name="P132"/>
          </table:table-cell>
        </table:table-row>
        <table:table-row>
          <table:table-cell table:style-name="InputRequirements.A2" office:value-type="string">
            <text:p text:style-name="P134">Flaps</text:p>
          </table:table-cell>
          <table:table-cell table:style-name="InputRequirements.B42" office:value-type="string">
            <text:p text:style-name="P134">3 Position Toggle Switch</text:p>
          </table:table-cell>
          <table:table-cell table:style-name="InputRequirements.C2" office:value-type="string">
            <text:p text:style-name="P130">2</text:p>
          </table:table-cell>
          <table:table-cell table:style-name="InputRequirements.D42" office:value-type="string">
            <text:p text:style-name="P130"/>
          </table:table-cell>
          <table:table-cell table:style-name="InputRequirements.E42" office:value-type="string">
            <text:p text:style-name="P132"/>
          </table:table-cell>
          <table:table-cell table:style-name="InputRequirements.F42" office:value-type="string">
            <text:p text:style-name="P132"/>
          </table:table-cell>
        </table:table-row>
        <table:table-row>
          <table:table-cell table:style-name="InputRequirements.A2" office:value-type="string">
            <text:p text:style-name="P134">Speed Brakes</text:p>
          </table:table-cell>
          <table:table-cell table:style-name="InputRequirements.B43" office:value-type="string">
            <text:p text:style-name="P134">3 Position Toggle Switch</text:p>
          </table:table-cell>
          <table:table-cell table:style-name="InputRequirements.C2" office:value-type="string">
            <text:p text:style-name="P130">2</text:p>
          </table:table-cell>
          <table:table-cell table:style-name="InputRequirements.D43" office:value-type="string">
            <text:p text:style-name="P130"/>
          </table:table-cell>
          <table:table-cell table:style-name="InputRequirements.E43" office:value-type="string">
            <text:p text:style-name="P132"/>
          </table:table-cell>
          <table:table-cell table:style-name="InputRequirements.F43" office:value-type="string">
            <text:p text:style-name="P132"/>
          </table:table-cell>
        </table:table-row>
        <table:table-row>
          <table:table-cell table:style-name="InputRequirements.A2" office:value-type="string">
            <text:p text:style-name="P134">Gnd Brakes </text:p>
          </table:table-cell>
          <table:table-cell table:style-name="InputRequirements.B44" office:value-type="string">
            <text:p text:style-name="P134">Push</text:p>
          </table:table-cell>
          <table:table-cell table:style-name="InputRequirements.C2" office:value-type="string">
            <text:p text:style-name="P130">1</text:p>
          </table:table-cell>
          <table:table-cell table:style-name="InputRequirements.D44" office:value-type="string">
            <text:p text:style-name="P130"/>
          </table:table-cell>
          <table:table-cell table:style-name="InputRequirements.E44" office:value-type="string">
            <text:p text:style-name="P132"/>
          </table:table-cell>
          <table:table-cell table:style-name="InputRequirements.F44" office:value-type="string">
            <text:p text:style-name="P132"/>
          </table:table-cell>
        </table:table-row>
        <table:table-row>
          <table:table-cell table:style-name="InputRequirements.A2" office:value-type="string">
            <text:p text:style-name="P134">Keypad</text:p>
          </table:table-cell>
          <table:table-cell table:style-name="InputRequirements.B45" office:value-type="string">
            <text:p text:style-name="P134">4 * 3 Matrix</text:p>
          </table:table-cell>
          <table:table-cell table:style-name="InputRequirements.C2" office:value-type="string">
            <text:p text:style-name="P130">7</text:p>
          </table:table-cell>
          <table:table-cell table:style-name="InputRequirements.D45" office:value-type="string">
            <text:p text:style-name="P130"/>
          </table:table-cell>
          <table:table-cell table:style-name="InputRequirements.E45" office:value-type="string">
            <text:p text:style-name="P132"/>
          </table:table-cell>
          <table:table-cell table:style-name="InputRequirements.F45" office:value-type="string">
            <text:p text:style-name="P132"/>
          </table:table-cell>
        </table:table-row>
        <table:table-row>
          <table:table-cell table:style-name="InputRequirements.A2" office:value-type="string">
            <text:p text:style-name="P129"/>
          </table:table-cell>
          <table:table-cell table:style-name="InputRequirements.B46" office:value-type="string">
            <text:p text:style-name="P129"/>
          </table:table-cell>
          <table:table-cell table:style-name="InputRequirements.C2" office:value-type="string">
            <text:p text:style-name="P132"/>
          </table:table-cell>
          <table:table-cell table:style-name="InputRequirements.D46" office:value-type="string">
            <text:p text:style-name="P132"/>
          </table:table-cell>
          <table:table-cell table:style-name="InputRequirements.E46" office:value-type="string">
            <text:p text:style-name="P132"/>
          </table:table-cell>
          <table:table-cell table:style-name="InputRequirements.F46" office:value-type="string">
            <text:p text:style-name="P132"/>
          </table:table-cell>
        </table:table-row>
        <table:table-row>
          <table:table-cell table:style-name="InputRequirements.A2" office:value-type="string">
            <text:p text:style-name="P134">ADF</text:p>
          </table:table-cell>
          <table:table-cell table:style-name="InputRequirements.B47" office:value-type="string">
            <text:p text:style-name="P129"/>
          </table:table-cell>
          <table:table-cell table:style-name="InputRequirements.C2" office:value-type="string">
            <text:p text:style-name="P132"/>
          </table:table-cell>
          <table:table-cell table:style-name="InputRequirements.D47" office:value-type="string">
            <text:p text:style-name="P132"/>
          </table:table-cell>
          <table:table-cell table:style-name="InputRequirements.E47" office:value-type="string">
            <text:p text:style-name="P132"/>
          </table:table-cell>
          <table:table-cell table:style-name="InputRequirements.F47" office:value-type="string">
            <text:p text:style-name="P132"/>
          </table:table-cell>
        </table:table-row>
        <text:soft-page-break/>
        <table:table-row>
          <table:table-cell table:style-name="InputRequirements.A2" office:value-type="string">
            <text:p text:style-name="P134">ADF1</text:p>
          </table:table-cell>
          <table:table-cell table:style-name="InputRequirements.B48" office:value-type="string">
            <text:p text:style-name="P134">Rotary</text:p>
          </table:table-cell>
          <table:table-cell table:style-name="InputRequirements.C2" office:value-type="string">
            <text:p text:style-name="P130"/>
          </table:table-cell>
          <table:table-cell table:style-name="InputRequirements.D48" office:value-type="string">
            <text:p text:style-name="P130">2</text:p>
          </table:table-cell>
          <table:table-cell table:style-name="InputRequirements.E48" office:value-type="string">
            <text:p text:style-name="P132"/>
          </table:table-cell>
          <table:table-cell table:style-name="InputRequirements.F48" office:value-type="string">
            <text:p text:style-name="P132"/>
          </table:table-cell>
        </table:table-row>
        <table:table-row>
          <table:table-cell table:style-name="InputRequirements.A2" office:value-type="string">
            <text:p text:style-name="P134">ADF2</text:p>
          </table:table-cell>
          <table:table-cell table:style-name="InputRequirements.B49" office:value-type="string">
            <text:p text:style-name="P134">Rotary</text:p>
          </table:table-cell>
          <table:table-cell table:style-name="InputRequirements.C2" office:value-type="string">
            <text:p text:style-name="P130"/>
          </table:table-cell>
          <table:table-cell table:style-name="InputRequirements.D49" office:value-type="string">
            <text:p text:style-name="P130">2</text:p>
          </table:table-cell>
          <table:table-cell table:style-name="InputRequirements.E49" office:value-type="string">
            <text:p text:style-name="P132"/>
          </table:table-cell>
          <table:table-cell table:style-name="InputRequirements.F49" office:value-type="string">
            <text:p text:style-name="P132"/>
          </table:table-cell>
        </table:table-row>
        <table:table-row>
          <table:table-cell table:style-name="InputRequirements.A2" office:value-type="string">
            <text:p text:style-name="P129"/>
          </table:table-cell>
          <table:table-cell table:style-name="InputRequirements.B50" office:value-type="string">
            <text:p text:style-name="P129"/>
          </table:table-cell>
          <table:table-cell table:style-name="InputRequirements.C2" office:value-type="string">
            <text:p text:style-name="P132"/>
          </table:table-cell>
          <table:table-cell table:style-name="InputRequirements.D50" office:value-type="string">
            <text:p text:style-name="P132"/>
          </table:table-cell>
          <table:table-cell table:style-name="InputRequirements.E50" office:value-type="string">
            <text:p text:style-name="P132"/>
          </table:table-cell>
          <table:table-cell table:style-name="InputRequirements.F50" office:value-type="string">
            <text:p text:style-name="P132"/>
          </table:table-cell>
        </table:table-row>
        <table:table-row>
          <table:table-cell table:style-name="InputRequirements.A2" office:value-type="string">
            <text:p text:style-name="P134">NAV1</text:p>
          </table:table-cell>
          <table:table-cell table:style-name="InputRequirements.B51" office:value-type="string">
            <text:p text:style-name="P129"/>
          </table:table-cell>
          <table:table-cell table:style-name="InputRequirements.C2" office:value-type="string">
            <text:p text:style-name="P132"/>
          </table:table-cell>
          <table:table-cell table:style-name="InputRequirements.D51" office:value-type="string">
            <text:p text:style-name="P132"/>
          </table:table-cell>
          <table:table-cell table:style-name="InputRequirements.E51" office:value-type="string">
            <text:p text:style-name="P132"/>
          </table:table-cell>
          <table:table-cell table:style-name="InputRequirements.F51" office:value-type="string">
            <text:p text:style-name="P131"/>
          </table:table-cell>
        </table:table-row>
        <table:table-row>
          <table:table-cell table:style-name="InputRequirements.A2" office:value-type="string">
            <text:p text:style-name="P134">Nav1 – Swap</text:p>
          </table:table-cell>
          <table:table-cell table:style-name="InputRequirements.B52" office:value-type="string">
            <text:p text:style-name="P134">Push</text:p>
          </table:table-cell>
          <table:table-cell table:style-name="InputRequirements.C2" office:value-type="string">
            <text:p text:style-name="P130">1</text:p>
          </table:table-cell>
          <table:table-cell table:style-name="InputRequirements.D52" office:value-type="string">
            <text:p text:style-name="P130"/>
          </table:table-cell>
          <table:table-cell table:style-name="InputRequirements.E52" office:value-type="string">
            <text:p text:style-name="P132"/>
          </table:table-cell>
          <table:table-cell table:style-name="InputRequirements.F52" office:value-type="string">
            <text:p text:style-name="P131">A</text:p>
          </table:table-cell>
        </table:table-row>
        <table:table-row>
          <table:table-cell table:style-name="InputRequirements.A2" office:value-type="string">
            <text:p text:style-name="P134">Nav1 – Tune</text:p>
          </table:table-cell>
          <table:table-cell table:style-name="InputRequirements.B53" office:value-type="string">
            <text:p text:style-name="P134">Rotary</text:p>
          </table:table-cell>
          <table:table-cell table:style-name="InputRequirements.C2" office:value-type="string">
            <text:p text:style-name="P130"/>
          </table:table-cell>
          <table:table-cell table:style-name="InputRequirements.D53" office:value-type="string">
            <text:p text:style-name="P130">2</text:p>
          </table:table-cell>
          <table:table-cell table:style-name="InputRequirements.E53" office:value-type="string">
            <text:p text:style-name="P132"/>
          </table:table-cell>
          <table:table-cell table:style-name="InputRequirements.F53" office:value-type="string">
            <text:p text:style-name="P131">A</text:p>
          </table:table-cell>
        </table:table-row>
        <table:table-row>
          <table:table-cell table:style-name="InputRequirements.A2" office:value-type="string">
            <text:p text:style-name="P134">Nav1 - Volume</text:p>
          </table:table-cell>
          <table:table-cell table:style-name="InputRequirements.B54" office:value-type="string">
            <text:p text:style-name="P134">Potentiometer</text:p>
          </table:table-cell>
          <table:table-cell table:style-name="InputRequirements.C2" office:value-type="string">
            <text:p text:style-name="P132"/>
          </table:table-cell>
          <table:table-cell table:style-name="InputRequirements.D54" office:value-type="string">
            <text:p text:style-name="P132"/>
          </table:table-cell>
          <table:table-cell table:style-name="InputRequirements.E54" office:value-type="string">
            <text:p text:style-name="P130">1</text:p>
          </table:table-cell>
          <table:table-cell table:style-name="InputRequirements.F54" office:value-type="string">
            <text:p text:style-name="P131">A</text:p>
          </table:table-cell>
        </table:table-row>
        <table:table-row>
          <table:table-cell table:style-name="InputRequirements.A2" office:value-type="string">
            <text:p text:style-name="P129"/>
          </table:table-cell>
          <table:table-cell table:style-name="InputRequirements.B55" office:value-type="string">
            <text:p text:style-name="P129"/>
          </table:table-cell>
          <table:table-cell table:style-name="InputRequirements.C2" office:value-type="string">
            <text:p text:style-name="P132"/>
          </table:table-cell>
          <table:table-cell table:style-name="InputRequirements.D55" office:value-type="string">
            <text:p text:style-name="P132"/>
          </table:table-cell>
          <table:table-cell table:style-name="InputRequirements.E55" office:value-type="string">
            <text:p text:style-name="P132"/>
          </table:table-cell>
          <table:table-cell table:style-name="InputRequirements.F55" office:value-type="string">
            <text:p text:style-name="P132"/>
          </table:table-cell>
        </table:table-row>
        <table:table-row>
          <table:table-cell table:style-name="InputRequirements.A2" office:value-type="string">
            <text:p text:style-name="P134">NAV2</text:p>
          </table:table-cell>
          <table:table-cell table:style-name="InputRequirements.B56" office:value-type="string">
            <text:p text:style-name="P129"/>
          </table:table-cell>
          <table:table-cell table:style-name="InputRequirements.C2" office:value-type="string">
            <text:p text:style-name="P132"/>
          </table:table-cell>
          <table:table-cell table:style-name="InputRequirements.D56" office:value-type="string">
            <text:p text:style-name="P132"/>
          </table:table-cell>
          <table:table-cell table:style-name="InputRequirements.E56" office:value-type="string">
            <text:p text:style-name="P132"/>
          </table:table-cell>
          <table:table-cell table:style-name="InputRequirements.F56" office:value-type="string">
            <text:p text:style-name="P132"/>
          </table:table-cell>
        </table:table-row>
        <table:table-row>
          <table:table-cell table:style-name="InputRequirements.A2" office:value-type="string">
            <text:p text:style-name="P134">Nav2 – Swap</text:p>
          </table:table-cell>
          <table:table-cell table:style-name="InputRequirements.B57" office:value-type="string">
            <text:p text:style-name="P134">Push</text:p>
          </table:table-cell>
          <table:table-cell table:style-name="InputRequirements.C2" office:value-type="string">
            <text:p text:style-name="P130">1</text:p>
          </table:table-cell>
          <table:table-cell table:style-name="InputRequirements.D57" office:value-type="string">
            <text:p text:style-name="P130"/>
          </table:table-cell>
          <table:table-cell table:style-name="InputRequirements.E57" office:value-type="string">
            <text:p text:style-name="P132"/>
          </table:table-cell>
          <table:table-cell table:style-name="InputRequirements.F57" office:value-type="string">
            <text:p text:style-name="P131">A</text:p>
          </table:table-cell>
        </table:table-row>
        <table:table-row>
          <table:table-cell table:style-name="InputRequirements.A2" office:value-type="string">
            <text:p text:style-name="P134">Nav2 – Tune</text:p>
          </table:table-cell>
          <table:table-cell table:style-name="InputRequirements.B58" office:value-type="string">
            <text:p text:style-name="P134">Rotary</text:p>
          </table:table-cell>
          <table:table-cell table:style-name="InputRequirements.C2" office:value-type="string">
            <text:p text:style-name="P130"/>
          </table:table-cell>
          <table:table-cell table:style-name="InputRequirements.D58" office:value-type="string">
            <text:p text:style-name="P130">2</text:p>
          </table:table-cell>
          <table:table-cell table:style-name="InputRequirements.E58" office:value-type="string">
            <text:p text:style-name="P132"/>
          </table:table-cell>
          <table:table-cell table:style-name="InputRequirements.F58" office:value-type="string">
            <text:p text:style-name="P131">A</text:p>
          </table:table-cell>
        </table:table-row>
        <table:table-row>
          <table:table-cell table:style-name="InputRequirements.A2" office:value-type="string">
            <text:p text:style-name="P134">Nav2 - Volume</text:p>
          </table:table-cell>
          <table:table-cell table:style-name="InputRequirements.B59" office:value-type="string">
            <text:p text:style-name="P134">Potentiometer</text:p>
          </table:table-cell>
          <table:table-cell table:style-name="InputRequirements.C2" office:value-type="string">
            <text:p text:style-name="P132"/>
          </table:table-cell>
          <table:table-cell table:style-name="InputRequirements.D59" office:value-type="string">
            <text:p text:style-name="P132"/>
          </table:table-cell>
          <table:table-cell table:style-name="InputRequirements.E59" office:value-type="string">
            <text:p text:style-name="P130">1</text:p>
          </table:table-cell>
          <table:table-cell table:style-name="InputRequirements.F59" office:value-type="string">
            <text:p text:style-name="P131">A</text:p>
          </table:table-cell>
        </table:table-row>
        <table:table-row>
          <table:table-cell table:style-name="InputRequirements.A2" office:value-type="string">
            <text:p text:style-name="P129"/>
          </table:table-cell>
          <table:table-cell table:style-name="InputRequirements.B60" office:value-type="string">
            <text:p text:style-name="P129"/>
          </table:table-cell>
          <table:table-cell table:style-name="InputRequirements.C2" office:value-type="string">
            <text:p text:style-name="P132"/>
          </table:table-cell>
          <table:table-cell table:style-name="InputRequirements.D60" office:value-type="string">
            <text:p text:style-name="P132"/>
          </table:table-cell>
          <table:table-cell table:style-name="InputRequirements.E60" office:value-type="string">
            <text:p text:style-name="P132"/>
          </table:table-cell>
          <table:table-cell table:style-name="InputRequirements.F60" office:value-type="string">
            <text:p text:style-name="P132"/>
          </table:table-cell>
        </table:table-row>
        <table:table-row>
          <table:table-cell table:style-name="InputRequirements.A2" office:value-type="string">
            <text:p text:style-name="P134">COM1</text:p>
          </table:table-cell>
          <table:table-cell table:style-name="InputRequirements.B61" office:value-type="string">
            <text:p text:style-name="P129"/>
          </table:table-cell>
          <table:table-cell table:style-name="InputRequirements.C2" office:value-type="string">
            <text:p text:style-name="P132"/>
          </table:table-cell>
          <table:table-cell table:style-name="InputRequirements.D61" office:value-type="string">
            <text:p text:style-name="P132"/>
          </table:table-cell>
          <table:table-cell table:style-name="InputRequirements.E61" office:value-type="string">
            <text:p text:style-name="P132"/>
          </table:table-cell>
          <table:table-cell table:style-name="InputRequirements.F61" office:value-type="string">
            <text:p text:style-name="P132"/>
          </table:table-cell>
        </table:table-row>
        <table:table-row>
          <table:table-cell table:style-name="InputRequirements.A2" office:value-type="string">
            <text:p text:style-name="P134">Com1 – Swap</text:p>
          </table:table-cell>
          <table:table-cell table:style-name="InputRequirements.B62" office:value-type="string">
            <text:p text:style-name="P134">Push</text:p>
          </table:table-cell>
          <table:table-cell table:style-name="InputRequirements.C2" office:value-type="string">
            <text:p text:style-name="P130">1</text:p>
          </table:table-cell>
          <table:table-cell table:style-name="InputRequirements.D62" office:value-type="string">
            <text:p text:style-name="P130"/>
          </table:table-cell>
          <table:table-cell table:style-name="InputRequirements.E62" office:value-type="string">
            <text:p text:style-name="P130"/>
          </table:table-cell>
          <table:table-cell table:style-name="InputRequirements.F62" office:value-type="string">
            <text:p text:style-name="P131">A</text:p>
          </table:table-cell>
        </table:table-row>
        <table:table-row>
          <table:table-cell table:style-name="InputRequirements.A2" office:value-type="string">
            <text:p text:style-name="P134">Com1 – Tune</text:p>
          </table:table-cell>
          <table:table-cell table:style-name="InputRequirements.B63" office:value-type="string">
            <text:p text:style-name="P134">Rotary</text:p>
          </table:table-cell>
          <table:table-cell table:style-name="InputRequirements.C2" office:value-type="string">
            <text:p text:style-name="P130"/>
          </table:table-cell>
          <table:table-cell table:style-name="InputRequirements.D63" office:value-type="string">
            <text:p text:style-name="P130">2</text:p>
          </table:table-cell>
          <table:table-cell table:style-name="InputRequirements.E63" office:value-type="string">
            <text:p text:style-name="P130"/>
          </table:table-cell>
          <table:table-cell table:style-name="InputRequirements.F63" office:value-type="string">
            <text:p text:style-name="P131">A</text:p>
          </table:table-cell>
        </table:table-row>
        <table:table-row>
          <table:table-cell table:style-name="InputRequirements.A2" office:value-type="string">
            <text:p text:style-name="P134">Com1 - Volume</text:p>
          </table:table-cell>
          <table:table-cell table:style-name="InputRequirements.B64" office:value-type="string">
            <text:p text:style-name="P134">Potentiometer</text:p>
          </table:table-cell>
          <table:table-cell table:style-name="InputRequirements.C2" office:value-type="string">
            <text:p text:style-name="P132"/>
          </table:table-cell>
          <table:table-cell table:style-name="InputRequirements.D64" office:value-type="string">
            <text:p text:style-name="P132"/>
          </table:table-cell>
          <table:table-cell table:style-name="InputRequirements.E64" office:value-type="string">
            <text:p text:style-name="P130">1</text:p>
          </table:table-cell>
          <table:table-cell table:style-name="InputRequirements.F64" office:value-type="string">
            <text:p text:style-name="P131">A</text:p>
          </table:table-cell>
        </table:table-row>
        <table:table-row>
          <table:table-cell table:style-name="InputRequirements.A2" office:value-type="string">
            <text:p text:style-name="P129"/>
          </table:table-cell>
          <table:table-cell table:style-name="InputRequirements.B65" office:value-type="string">
            <text:p text:style-name="P129"/>
          </table:table-cell>
          <table:table-cell table:style-name="InputRequirements.C2" office:value-type="string">
            <text:p text:style-name="P132"/>
          </table:table-cell>
          <table:table-cell table:style-name="InputRequirements.D65" office:value-type="string">
            <text:p text:style-name="P132"/>
          </table:table-cell>
          <table:table-cell table:style-name="InputRequirements.E65" office:value-type="string">
            <text:p text:style-name="P132"/>
          </table:table-cell>
          <table:table-cell table:style-name="InputRequirements.F65" office:value-type="string">
            <text:p text:style-name="P132"/>
          </table:table-cell>
        </table:table-row>
        <table:table-row>
          <table:table-cell table:style-name="InputRequirements.A2" office:value-type="string">
            <text:p text:style-name="P134">COM2</text:p>
          </table:table-cell>
          <table:table-cell table:style-name="InputRequirements.B66" office:value-type="string">
            <text:p text:style-name="P129"/>
          </table:table-cell>
          <table:table-cell table:style-name="InputRequirements.C2" office:value-type="string">
            <text:p text:style-name="P132"/>
          </table:table-cell>
          <table:table-cell table:style-name="InputRequirements.D66" office:value-type="string">
            <text:p text:style-name="P132"/>
          </table:table-cell>
          <table:table-cell table:style-name="InputRequirements.E66" office:value-type="string">
            <text:p text:style-name="P132"/>
          </table:table-cell>
          <table:table-cell table:style-name="InputRequirements.F66" office:value-type="string">
            <text:p text:style-name="P132"/>
          </table:table-cell>
        </table:table-row>
        <table:table-row>
          <table:table-cell table:style-name="InputRequirements.A2" office:value-type="string">
            <text:p text:style-name="P134">Com2 – Swap</text:p>
          </table:table-cell>
          <table:table-cell table:style-name="InputRequirements.B67" office:value-type="string">
            <text:p text:style-name="P134">Push</text:p>
          </table:table-cell>
          <table:table-cell table:style-name="InputRequirements.C2" office:value-type="string">
            <text:p text:style-name="P130">1</text:p>
          </table:table-cell>
          <table:table-cell table:style-name="InputRequirements.D67" office:value-type="string">
            <text:p text:style-name="P130"/>
          </table:table-cell>
          <table:table-cell table:style-name="InputRequirements.E67" office:value-type="string">
            <text:p text:style-name="P132"/>
          </table:table-cell>
          <table:table-cell table:style-name="InputRequirements.F67" office:value-type="string">
            <text:p text:style-name="P131">A</text:p>
          </table:table-cell>
        </table:table-row>
        <table:table-row>
          <table:table-cell table:style-name="InputRequirements.A2" office:value-type="string">
            <text:p text:style-name="P134">Com2 – Tune</text:p>
          </table:table-cell>
          <table:table-cell table:style-name="InputRequirements.B68" office:value-type="string">
            <text:p text:style-name="P134">Rotary</text:p>
          </table:table-cell>
          <table:table-cell table:style-name="InputRequirements.C2" office:value-type="string">
            <text:p text:style-name="P130"/>
          </table:table-cell>
          <table:table-cell table:style-name="InputRequirements.D68" office:value-type="string">
            <text:p text:style-name="P130">2</text:p>
          </table:table-cell>
          <table:table-cell table:style-name="InputRequirements.E68" office:value-type="string">
            <text:p text:style-name="P132"/>
          </table:table-cell>
          <table:table-cell table:style-name="InputRequirements.F68" office:value-type="string">
            <text:p text:style-name="P131">A</text:p>
          </table:table-cell>
        </table:table-row>
        <table:table-row>
          <table:table-cell table:style-name="InputRequirements.A2" office:value-type="string">
            <text:p text:style-name="P134">Com2 - Volume</text:p>
          </table:table-cell>
          <table:table-cell table:style-name="InputRequirements.B69" office:value-type="string">
            <text:p text:style-name="P134">Potentiometer</text:p>
          </table:table-cell>
          <table:table-cell table:style-name="InputRequirements.C2" office:value-type="string">
            <text:p text:style-name="P132"/>
          </table:table-cell>
          <table:table-cell table:style-name="InputRequirements.D69" office:value-type="string">
            <text:p text:style-name="P132"/>
          </table:table-cell>
          <table:table-cell table:style-name="InputRequirements.E69" office:value-type="string">
            <text:p text:style-name="P130">1</text:p>
          </table:table-cell>
          <table:table-cell table:style-name="InputRequirements.F69" office:value-type="string">
            <text:p text:style-name="P131">A</text:p>
          </table:table-cell>
        </table:table-row>
        <table:table-row>
          <table:table-cell table:style-name="InputRequirements.A2" office:value-type="string">
            <text:p text:style-name="P129"/>
          </table:table-cell>
          <table:table-cell table:style-name="InputRequirements.B70" office:value-type="string">
            <text:p text:style-name="P129"/>
          </table:table-cell>
          <table:table-cell table:style-name="InputRequirements.C2" office:value-type="string">
            <text:p text:style-name="P132"/>
          </table:table-cell>
          <table:table-cell table:style-name="InputRequirements.D70" office:value-type="string">
            <text:p text:style-name="P132"/>
          </table:table-cell>
          <table:table-cell table:style-name="InputRequirements.E70" office:value-type="string">
            <text:p text:style-name="P132"/>
          </table:table-cell>
          <table:table-cell table:style-name="InputRequirements.F70" office:value-type="string">
            <text:p text:style-name="P132"/>
          </table:table-cell>
        </table:table-row>
        <table:table-row>
          <table:table-cell table:style-name="InputRequirements.A2" office:value-type="string">
            <text:p text:style-name="P129"/>
          </table:table-cell>
          <table:table-cell table:style-name="InputRequirements.B71" office:value-type="string">
            <text:p text:style-name="P135">Total Requirement</text:p>
          </table:table-cell>
          <table:table-cell table:style-name="InputRequirements.C71" table:formula="ooow:sum(&lt;C3:C69&gt;)" office:value-type="float" office:value="40">
            <text:p text:style-name="P136">40</text:p>
          </table:table-cell>
          <table:table-cell table:style-name="InputRequirements.D71" table:formula="ooow:sum(&lt;D2:D69&gt;)" office:value-type="float" office:value="32">
            <text:p text:style-name="P136">32</text:p>
          </table:table-cell>
          <table:table-cell table:style-name="InputRequirements.E71" table:formula="ooow:sum(&lt;E3:E69&gt;)" office:value-type="float" office:value="4">
            <text:p text:style-name="P130">4</text:p>
          </table:table-cell>
          <table:table-cell table:style-name="InputRequirements.F71">
            <text:p text:style-name="P130"/>
          </table:table-cell>
        </table:table-row>
        <table:table-row>
          <table:table-cell table:style-name="InputRequirements.A72" office:value-type="string">
            <text:p text:style-name="P129"/>
          </table:table-cell>
          <table:table-cell table:style-name="InputRequirements.B72" office:value-type="string">
            <text:p text:style-name="P129"/>
          </table:table-cell>
          <table:table-cell table:style-name="InputRequirements.C72" office:value-type="string">
            <text:p text:style-name="P132"/>
          </table:table-cell>
          <table:table-cell table:style-name="InputRequirements.D72" office:value-type="string">
            <text:p text:style-name="P132"/>
          </table:table-cell>
          <table:table-cell table:style-name="InputRequirements.E72" office:value-type="string">
            <text:p text:style-name="P132"/>
          </table:table-cell>
          <table:table-cell table:style-name="InputRequirements.F72" office:value-type="string">
            <text:p text:style-name="P132"/>
          </table:table-cell>
        </table:table-row>
      </table:table>
      <text:p text:style-name="P127"/>
      <text:p text:style-name="P126"/>
      <text:p text:style-name="P137">Based on a total requirement <text:span text:style-name="T54">two Megas or Dues will be needed as the Rotary inputs need to be directly assigned to a pin to benefit from using an Interrupt routine. <text:s/>The rotaries should ideally be all co-located </text:span><text:span text:style-name="T55">with the OLED Multiplexors so immediate feedback is provided when adjust frequencies and auto-pilot values.</text:span></text:p>
      <text:p text:style-name="P137"/>
      <text:h text:style-name="Heading_20_3" text:outline-level="3"><text:bookmark-start text:name="__RefHeading___Toc7598_1347082975"/>Outputs<text:bookmark-end text:name="__RefHeading___Toc7598_1347082975"/></text:h>
      <text:p text:style-name="P138"/>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39">Output</text:p>
            </table:table-cell>
            <table:table-cell table:style-name="Table15.A1" office:value-type="string">
              <text:p text:style-name="P139">Type</text:p>
            </table:table-cell>
            <table:table-cell table:style-name="Table15.A1" office:value-type="string">
              <text:p text:style-name="P140">OLED</text:p>
            </table:table-cell>
            <table:table-cell table:style-name="Table15.A1" office:value-type="string">
              <text:p text:style-name="P140">Caution LED</text:p>
            </table:table-cell>
            <table:table-cell table:style-name="Table15.A1" office:value-type="string">
              <text:p text:style-name="P141">Unique Caution</text:p>
            </table:table-cell>
            <table:table-cell table:style-name="Table15.F1" office:value-type="string">
              <text:p text:style-name="P140">LED</text:p>
            </table:table-cell>
          </table:table-row>
          <table:table-row>
            <table:table-cell table:style-name="Table15.A2" office:value-type="string">
              <text:p text:style-name="P142"/>
            </table:table-cell>
            <table:table-cell table:style-name="Table15.A2" office:value-type="string">
              <text:p text:style-name="P142"/>
            </table:table-cell>
            <table:table-cell table:style-name="Table15.A2" office:value-type="string">
              <text:p text:style-name="P143"/>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header-rows>
        <table:table-row>
          <table:table-cell table:style-name="Table15.A2" office:value-type="string">
            <text:p text:style-name="P142">Baro Pressure</text:p>
          </table:table-cell>
          <table:table-cell table:style-name="Table15.A2" office:value-type="string">
            <text:p text:style-name="P142">OLED</text:p>
          </table:table-cell>
          <table:table-cell table:style-name="Table15.A2" office:value-type="string">
            <text:p text:style-name="P143">1</text:p>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4">IOAT</text:p>
          </table:table-cell>
          <table:table-cell table:style-name="Table15.A2" office:value-type="string">
            <text:p text:style-name="P144">OLED</text:p>
          </table:table-cell>
          <table:table-cell table:style-name="Table15.A2" office:value-type="string">
            <text:p text:style-name="P143">1</text:p>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2">Nav 1 Distance</text:p>
          </table:table-cell>
          <table:table-cell table:style-name="Table15.A2" table:number-rows-spanned="2" office:value-type="string">
            <text:p text:style-name="P142">OLED</text:p>
          </table:table-cell>
          <table:table-cell table:style-name="Table15.A2" office:value-type="string">
            <text:p text:style-name="P143">1</text:p>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5">Nav 2 Distance</text:p>
          </table:table-cell>
          <table:covered-table-cell table:style-name="Table15.A2"/>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2">Com1</text:p>
          </table:table-cell>
          <table:table-cell table:style-name="Table15.A2" table:number-rows-spanned="2" office:value-type="string">
            <text:p text:style-name="P146">OLED</text:p>
          </table:table-cell>
          <table:table-cell table:style-name="Table15.A2" office:value-type="string">
            <text:p text:style-name="P143">1</text:p>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2">Com<text:span text:style-name="T56">2</text:span></text:p>
          </table:table-cell>
          <table:covered-table-cell table:style-name="Table15.A2"/>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6">AP HDG</text:p>
          </table:table-cell>
          <table:table-cell table:style-name="Table15.A2" table:number-rows-spanned="5" office:value-type="string">
            <text:p text:style-name="P146">OLED</text:p>
          </table:table-cell>
          <table:table-cell table:style-name="Table15.A2" office:value-type="string">
            <text:p text:style-name="P143">1</text:p>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6">AP CRS</text:p>
          </table:table-cell>
          <table:covered-table-cell table:style-name="Table15.A2"/>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6">AP IAS</text:p>
          </table:table-cell>
          <table:covered-table-cell table:style-name="Table15.A2"/>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6">AP V/S</text:p>
          </table:table-cell>
          <table:covered-table-cell table:style-name="Table15.A2"/>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6">AP ALT</text:p>
          </table:table-cell>
          <table:covered-table-cell table:style-name="Table15.A2"/>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6">ADF-1</text:p>
          </table:table-cell>
          <table:table-cell table:style-name="Table15.A2" table:number-rows-spanned="2" office:value-type="string">
            <text:p text:style-name="P146">OLED</text:p>
          </table:table-cell>
          <table:table-cell table:style-name="Table15.A2" office:value-type="string">
            <text:p text:style-name="P143">1</text:p>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6">ADF-2</text:p>
          </table:table-cell>
          <table:covered-table-cell table:style-name="Table15.A2"/>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4">Caution Panel</text:p>
          </table:table-cell>
          <table:table-cell table:style-name="Table15.A2" office:value-type="string">
            <text:p text:style-name="P129"/>
          </table:table-cell>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4">Spare</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Spare</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0"/>
          </table:table-cell>
          <table:table-cell table:style-name="Table15.F2" office:value-type="string">
            <text:p text:style-name="P140"/>
          </table:table-cell>
        </table:table-row>
        <table:table-row>
          <table:table-cell table:style-name="Table15.A2" office:value-type="string">
            <text:p text:style-name="P144">Spare</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0"/>
          </table:table-cell>
          <table:table-cell table:style-name="Table15.F2" office:value-type="string">
            <text:p text:style-name="P140"/>
          </table:table-cell>
        </table:table-row>
        <table:table-row>
          <table:table-cell table:style-name="Table15.A2" office:value-type="string">
            <text:p text:style-name="P144">Low Fuel</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Spare</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
          </table:table-cell>
          <table:table-cell table:style-name="Table15.F2" office:value-type="string">
            <text:p text:style-name="P140"/>
          </table:table-cell>
        </table:table-row>
        <table:table-row>
          <table:table-cell table:style-name="Table15.A2" office:value-type="string">
            <text:p text:style-name="P144">Spare</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0"/>
          </table:table-cell>
          <table:table-cell table:style-name="Table15.F2" office:value-type="string">
            <text:p text:style-name="P140"/>
          </table:table-cell>
        </table:table-row>
        <table:table-row>
          <table:table-cell table:style-name="Table15.A2" office:value-type="string">
            <text:p text:style-name="P144">Gen Fail</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Spare</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0"/>
          </table:table-cell>
          <table:table-cell table:style-name="Table15.F2" office:value-type="string">
            <text:p text:style-name="P140"/>
          </table:table-cell>
        </table:table-row>
        <table:table-row>
          <table:table-cell table:style-name="Table15.A2" office:value-type="string">
            <text:p text:style-name="P144">AF Fuel Filter</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Fuel Pump</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Baggage Door</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T/R Chip</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Engine Chip</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Trans Chip</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Red Unknown</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Battery Temp</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Trans Oil <text:soft-page-break/>Press</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Trans Oil Temp</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Engine Out</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44">Rotor Low RPM</text:p>
          </table:table-cell>
          <table:table-cell table:style-name="Table15.A2" office:value-type="string">
            <text:p text:style-name="P139">LED?</text:p>
          </table:table-cell>
          <table:table-cell table:style-name="Table15.A2" office:value-type="string">
            <text:p text:style-name="P132"/>
          </table:table-cell>
          <table:table-cell table:style-name="Table15.A2" office:value-type="string">
            <text:p text:style-name="P140">1</text:p>
          </table:table-cell>
          <table:table-cell table:style-name="Table15.A2" office:value-type="string">
            <text:p text:style-name="P141">1</text:p>
          </table:table-cell>
          <table:table-cell table:style-name="Table15.F2" office:value-type="string">
            <text:p text:style-name="P140"/>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44">Audio</text:p>
          </table:table-cell>
          <table:table-cell table:style-name="Table15.A2" office:value-type="string">
            <text:p text:style-name="P129"/>
          </table:table-cell>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39">COM1</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COM2</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BOTH</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NAV1</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NAV2</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MKR</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DME</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ADR</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Marker Outter</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Marker Middle</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Marker Inner</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39">Auto Pilot</text:p>
          </table:table-cell>
          <table:table-cell table:style-name="Table15.A2" office:value-type="string">
            <text:p text:style-name="P129"/>
          </table:table-cell>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office:value-type="string">
            <text:p text:style-name="P139">CRS</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HDG</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IAS</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ALT</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APPR</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FD</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BC</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39">ENGAGE</text:p>
          </table:table-cell>
          <table:table-cell table:style-name="Table15.A2" office:value-type="string">
            <text:p text:style-name="P139">LED</text:p>
          </table:table-cell>
          <table:table-cell table:style-name="Table15.A2" office:value-type="string">
            <text:p text:style-name="P140"/>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40">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2"/>
          </table:table-cell>
          <table:table-cell table:style-name="Table15.A2" office:value-type="string">
            <text:p text:style-name="P132"/>
          </table:table-cell>
          <table:table-cell table:style-name="Table15.A2" office:value-type="string">
            <text:p text:style-name="P132"/>
          </table:table-cell>
          <table:table-cell table:style-name="Table15.F2" office:value-type="string">
            <text:p text:style-name="P132"/>
          </table:table-cell>
        </table:table-row>
        <table:table-row>
          <table:table-cell table:style-name="Table15.A2" table:number-columns-spanned="2" office:value-type="string">
            <text:p text:style-name="P147">Total Requirement</text:p>
          </table:table-cell>
          <table:covered-table-cell/>
          <table:table-cell table:style-name="Table15.C62" table:formula="ooow:sum(&lt;C3:C61&gt;)" office:value-type="float" office:value="6">
            <text:p text:style-name="P148">6</text:p>
          </table:table-cell>
          <table:table-cell table:style-name="Table15.C62" table:formula="ooow:sum(&lt;D3:D61&gt;)" office:value-type="float" office:value="20">
            <text:p text:style-name="P148">20</text:p>
          </table:table-cell>
          <table:table-cell table:style-name="Table15.C62" table:formula="ooow:sum(&lt;E3:E61&gt;)" office:value-type="float" office:value="15">
            <text:p text:style-name="P148">15</text:p>
          </table:table-cell>
          <table:table-cell table:style-name="Table15.F62" table:formula="ooow:sum(&lt;F3:F61&gt;)" office:value-type="float" office:value="19">
            <text:p text:style-name="P148">19</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C62">
            <text:p text:style-name="P148"/>
          </table:table-cell>
          <table:table-cell table:style-name="Table15.C62">
            <text:p text:style-name="P148"/>
          </table:table-cell>
          <table:table-cell table:style-name="Table15.C62">
            <text:p text:style-name="P148"/>
          </table:table-cell>
          <table:table-cell table:style-name="Table15.F62">
            <text:p text:style-name="P148"/>
          </table:table-cell>
        </table:table-row>
      </table:table>
      <text:p text:style-name="P138"/>
      <text:p text:style-name="P149"><text:soft-page-break/></text:p>
      <text:p text:style-name="P150"><text:span text:style-name="T57">Based on this all displays can be driven off a single I2C Mu</text:span><text:span text:style-name="T58">ltiplexor</text:span><text:span text:style-name="T57">. <text:s/></text:span><text:span text:style-name="T58">Ordinary LEDs can be driven off a Max7219, the Caution LEDs are most likely going to need individual outputs – perhaps using the UN2003 that give </text:span><text:span text:style-name="T59">7 outputs is a small format and should tolerate a short across the collector and emitter. <text:s/></text:span><text:span text:style-name="T60">The OpenCockpits card uses </text:span>ULN2803 – <text:span text:style-name="T61">which has 8 outputs per chip so will consider using that.</text:span></text:p>
      <text:p text:style-name="P150"/>
      <text:p text:style-name="P151">Need to also look at driving Steppers for panel, potentially with G1000 insert.</text:p>
      <text:p text:style-name="P151"/>
      <table:table table:name="Table16" table:style-name="Table16">
        <table:table-column table:style-name="Table16.A" table:number-columns-repeated="3"/>
        <table:table-row>
          <table:table-cell table:style-name="Table16.A1" office:value-type="string">
            <text:p text:style-name="P152">Gauges</text:p>
          </table:table-cell>
          <table:table-cell table:style-name="Table16.A1" office:value-type="string">
            <text:p text:style-name="P152">No of Steppers</text:p>
          </table:table-cell>
          <table:table-cell table:style-name="Table16.C1" office:value-type="string">
            <text:p text:style-name="P153">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152">Airspeed</text:p>
          </table:table-cell>
          <table:table-cell table:style-name="Table16.A2" office:value-type="string">
            <text:p text:style-name="P152">1</text:p>
          </table:table-cell>
          <table:table-cell table:style-name="Table16.C2" office:value-type="string">
            <text:p text:style-name="Table_20_Contents"/>
          </table:table-cell>
        </table:table-row>
        <table:table-row>
          <table:table-cell table:style-name="Table16.A2" office:value-type="string">
            <text:p text:style-name="P152">VSI</text:p>
          </table:table-cell>
          <table:table-cell table:style-name="Table16.A2" office:value-type="string">
            <text:p text:style-name="P152">1</text:p>
          </table:table-cell>
          <table:table-cell table:style-name="Table16.C2" office:value-type="string">
            <text:p text:style-name="Table_20_Contents"/>
          </table:table-cell>
        </table:table-row>
        <table:table-row>
          <table:table-cell table:style-name="Table16.A2" office:value-type="string">
            <text:p text:style-name="P152">Rotor Turbine</text:p>
          </table:table-cell>
          <table:table-cell table:style-name="Table16.A2" office:value-type="string">
            <text:p text:style-name="P152">2</text:p>
          </table:table-cell>
          <table:table-cell table:style-name="Table16.C2" office:value-type="string">
            <text:p text:style-name="Table_20_Contents"/>
          </table:table-cell>
        </table:table-row>
        <table:table-row>
          <table:table-cell table:style-name="Table16.A2" office:value-type="string">
            <text:p text:style-name="P152">Engine Oil</text:p>
          </table:table-cell>
          <table:table-cell table:style-name="Table16.A2" office:value-type="string">
            <text:p text:style-name="P152">2</text:p>
          </table:table-cell>
          <table:table-cell table:style-name="Table16.C2" office:value-type="string">
            <text:p text:style-name="Table_20_Contents"/>
          </table:table-cell>
        </table:table-row>
        <table:table-row>
          <table:table-cell table:style-name="Table16.A2" office:value-type="string">
            <text:p text:style-name="P152">Torque</text:p>
          </table:table-cell>
          <table:table-cell table:style-name="Table16.A2" office:value-type="string">
            <text:p text:style-name="P152">2</text:p>
          </table:table-cell>
          <table:table-cell table:style-name="Table16.C2" office:value-type="string">
            <text:p text:style-name="Table_20_Contents"/>
          </table:table-cell>
        </table:table-row>
        <table:table-row>
          <table:table-cell table:style-name="Table16.A2" office:value-type="string">
            <text:p text:style-name="P152">Transmission Oil</text:p>
          </table:table-cell>
          <table:table-cell table:style-name="Table16.A2" office:value-type="string">
            <text:p text:style-name="P152">2</text:p>
          </table:table-cell>
          <table:table-cell table:style-name="Table16.C2" office:value-type="string">
            <text:p text:style-name="Table_20_Contents"/>
          </table:table-cell>
        </table:table-row>
        <table:table-row>
          <table:table-cell table:style-name="Table16.A2" office:value-type="string">
            <text:p text:style-name="P152">TOT</text:p>
          </table:table-cell>
          <table:table-cell table:style-name="Table16.A2" office:value-type="string">
            <text:p text:style-name="P152">1</text:p>
          </table:table-cell>
          <table:table-cell table:style-name="Table16.C2" office:value-type="string">
            <text:p text:style-name="Table_20_Contents"/>
          </table:table-cell>
        </table:table-row>
        <table:table-row>
          <table:table-cell table:style-name="Table16.A2" office:value-type="string">
            <text:p text:style-name="P152">Fuel Qty</text:p>
          </table:table-cell>
          <table:table-cell table:style-name="Table16.A2" office:value-type="string">
            <text:p text:style-name="P152">1</text:p>
          </table:table-cell>
          <table:table-cell table:style-name="Table16.C2" office:value-type="string">
            <text:p text:style-name="Table_20_Contents"/>
          </table:table-cell>
        </table:table-row>
        <table:table-row>
          <table:table-cell table:style-name="Table16.A2" office:value-type="string">
            <text:p text:style-name="P152">Gas Generator</text:p>
          </table:table-cell>
          <table:table-cell table:style-name="Table16.A2" office:value-type="string">
            <text:p text:style-name="P152">1</text:p>
          </table:table-cell>
          <table:table-cell table:style-name="Table16.C2" office:value-type="string">
            <text:p text:style-name="Table_20_Contents"/>
          </table:table-cell>
        </table:table-row>
        <table:table-row>
          <table:table-cell table:style-name="Table16.A2" office:value-type="string">
            <text:p text:style-name="P152">Generator Load Fuel Pressure</text:p>
          </table:table-cell>
          <table:table-cell table:style-name="Table16.A2" office:value-type="string">
            <text:p text:style-name="P152">2</text:p>
          </table:table-cell>
          <table:table-cell table:style-name="Table16.C2" office:value-type="string">
            <text:p text:style-name="Table_20_Contents"/>
          </table:table-cell>
        </table:table-row>
        <table:table-row>
          <table:table-cell table:style-name="Table16.A2" office:value-type="string">
            <text:p text:style-name="P152">Artificial Horizon</text:p>
          </table:table-cell>
          <table:table-cell table:style-name="Table16.A2" office:value-type="string">
            <text:p text:style-name="P152">1</text:p>
          </table:table-cell>
          <table:table-cell table:style-name="Table16.C2" office:value-type="string">
            <text:p text:style-name="P153">1</text:p>
          </table:table-cell>
        </table:table-row>
        <table:table-row>
          <table:table-cell table:style-name="Table16.A2" office:value-type="string">
            <text:p text:style-name="P152">Altimeter</text:p>
          </table:table-cell>
          <table:table-cell table:style-name="Table16.A2" office:value-type="string">
            <text:p text:style-name="P152">1</text:p>
          </table:table-cell>
          <table:table-cell table:style-name="Table16.C2" office:value-type="string">
            <text:p text:style-name="Table_20_Contents"/>
          </table:table-cell>
        </table:table-row>
        <table:table-row>
          <table:table-cell table:style-name="Table16.A2" office:value-type="string">
            <text:p text:style-name="P152">Turn Slip</text:p>
          </table:table-cell>
          <table:table-cell table:style-name="Table16.A2" office:value-type="string">
            <text:p text:style-name="P152">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154">19</text:p>
          </table:table-cell>
          <table:table-cell table:style-name="Table16.C17" table:formula="ooow:sum(&lt;C2:C16&gt;)" office:value-type="float" office:value="1">
            <text:p text:style-name="P154">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151"/>
      <text:p text:style-name="P155">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150"/>
      <text:p text:style-name="P150"/>
      <text:p text:style-name="P156"/>
      <text:p text:style-name="P1"/>
      <text:p text:style-name="P157"><text:span text:style-name="T47">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62">e</text:span><text:span text:style-name="T47">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47">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62">n</text:span><text:span text:style-name="T47">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47">=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14">COM1</text:p>
          </table:table-cell>
          <table:table-cell table:style-name="Table11.A1" office:value-type="string">
            <text:p text:style-name="P114">034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1 Standby</text:p>
          </table:table-cell>
          <table:table-cell table:style-name="Table11.A1" office:value-type="string">
            <text:p text:style-name="P114">311A</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text:p>
          </table:table-cell>
          <table:table-cell table:style-name="Table11.A1" office:value-type="string">
            <text:p text:style-name="P114">3118</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 Standby</text:p>
          </table:table-cell>
          <table:table-cell table:style-name="Table11.A1" office:value-type="string">
            <text:p text:style-name="P114">311C</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1</text:p>
          </table:table-cell>
          <table:table-cell table:style-name="Table11.A1" office:value-type="string">
            <text:p text:style-name="P114">0350</text:p>
          </table:table-cell>
          <table:table-cell table:style-name="Table11.A1" office:value-type="string">
            <text:p text:style-name="P114"> 2</text:p>
          </table:table-cell>
          <table:table-cell table:style-name="Table11.A1" office:value-type="string">
            <text:p text:style-name="P114">BCD</text:p>
          </table:table-cell>
        </table:table-row>
        <table:table-row table:style-name="Table11.1">
          <table:table-cell table:style-name="Table11.A1" office:value-type="string">
            <text:p text:style-name="P114">NAV1 Standby</text:p>
          </table:table-cell>
          <table:table-cell table:style-name="Table11.A1" office:value-type="string">
            <text:p text:style-name="P114">311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text:p>
          </table:table-cell>
          <table:table-cell table:style-name="Table11.A1" office:value-type="string">
            <text:p text:style-name="P114">0352</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 Standby</text:p>
          </table:table-cell>
          <table:table-cell table:style-name="Table11.A1" office:value-type="string">
            <text:p text:style-name="P114">3120</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row>
      </table:table>
      <text:p text:style-name="P158"><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14">2-7</text:p>
          </table:table-cell>
          <table:table-cell table:style-name="Table12.A1" office:value-type="string">
            <text:p text:style-name="P114">Com1Tx</text:p>
          </table:table-cell>
        </table:table-row>
        <table:table-row table:style-name="Table12.1">
          <table:table-cell table:style-name="Table12.A1" office:value-type="string">
            <text:p text:style-name="P114">2-6</text:p>
          </table:table-cell>
          <table:table-cell table:style-name="Table12.A1" office:value-type="string">
            <text:p text:style-name="P114">Com2Tx</text:p>
          </table:table-cell>
        </table:table-row>
        <table:table-row table:style-name="Table12.1">
          <table:table-cell table:style-name="Table12.A1" office:value-type="string">
            <text:p text:style-name="P114">2-5</text:p>
          </table:table-cell>
          <table:table-cell table:style-name="Table12.A1" office:value-type="string">
            <text:p text:style-name="P114">Com RX Both</text:p>
          </table:table-cell>
        </table:table-row>
        <table:table-row table:style-name="Table12.1">
          <table:table-cell table:style-name="Table12.A1" office:value-type="string">
            <text:p text:style-name="P114">2-4</text:p>
          </table:table-cell>
          <table:table-cell table:style-name="Table12.A1" office:value-type="string">
            <text:p text:style-name="P114">Nav 1 Sound</text:p>
          </table:table-cell>
        </table:table-row>
        <table:table-row table:style-name="Table12.1">
          <table:table-cell table:style-name="Table12.A1" office:value-type="string">
            <text:p text:style-name="P114">2-3</text:p>
          </table:table-cell>
          <table:table-cell table:style-name="Table12.A1" office:value-type="string">
            <text:p text:style-name="P114">Nav 2 Sound</text:p>
          </table:table-cell>
        </table:table-row>
        <table:table-row table:style-name="Table12.1">
          <table:table-cell table:style-name="Table12.A1" office:value-type="string">
            <text:p text:style-name="P114">2-2</text:p>
          </table:table-cell>
          <table:table-cell table:style-name="Table12.A1" office:value-type="string">
            <text:p text:style-name="P114">Marker</text:p>
          </table:table-cell>
        </table:table-row>
        <table:table-row table:style-name="Table12.1">
          <table:table-cell table:style-name="Table12.A1" office:value-type="string">
            <text:p text:style-name="P114">2-1</text:p>
          </table:table-cell>
          <table:table-cell table:style-name="Table12.A1" office:value-type="string">
            <text:p text:style-name="P114">DMF</text:p>
          </table:table-cell>
        </table:table-row>
        <table:table-row table:style-name="Table12.1">
          <table:table-cell table:style-name="Table12.A1" office:value-type="string">
            <text:p text:style-name="P114">2-0</text:p>
          </table:table-cell>
          <table:table-cell table:style-name="Table12.A1" office:value-type="string">
            <text:p text:style-name="P114">ADF</text:p>
          </table:table-cell>
        </table:table-row>
      </table:table>
      <text:p text:style-name="P1"><text:span text:style-name="T47"><text:line-break/><text:line-break/><text:line-break/></text:span><text:soft-page-break/><text:span text:style-name="T47"><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47">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63">X</text:span><text:span text:style-name="T47">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58"/>
      <text:p text:style-name="P158"/>
      <table:table table:name="Table13" table:style-name="Table13">
        <table:table-column table:style-name="Table13.A"/>
        <table:table-column table:style-name="Table13.B"/>
        <table:table-row table:style-name="Table13.1">
          <table:table-cell table:style-name="Table13.A1" office:value-type="string">
            <text:p text:style-name="P114">COM1</text:p>
          </table:table-cell>
          <table:table-cell table:style-name="Table13.A1" office:value-type="string">
            <text:p text:style-name="P114">66463</text:p>
          </table:table-cell>
        </table:table-row>
        <table:table-row table:style-name="Table13.1">
          <table:table-cell table:style-name="Table13.A1" office:value-type="string">
            <text:p text:style-name="P114">COM2</text:p>
          </table:table-cell>
          <table:table-cell table:style-name="Table13.A1" office:value-type="string">
            <text:p text:style-name="P114">66464</text:p>
          </table:table-cell>
        </table:table-row>
        <table:table-row table:style-name="Table13.1">
          <table:table-cell table:style-name="Table13.A1" office:value-type="string">
            <text:p text:style-name="P114">Both</text:p>
          </table:table-cell>
          <table:table-cell table:style-name="Table13.A1" office:value-type="string">
            <text:p text:style-name="P114">66465</text:p>
          </table:table-cell>
        </table:table-row>
        <table:table-row table:style-name="Table13.1">
          <table:table-cell table:style-name="Table13.A1" office:value-type="string">
            <text:p text:style-name="P114">Nav1</text:p>
          </table:table-cell>
          <table:table-cell table:style-name="Table13.A1" office:value-type="string">
            <text:p text:style-name="P114">65842</text:p>
          </table:table-cell>
        </table:table-row>
        <text:soft-page-break/>
        <table:table-row table:style-name="Table13.1">
          <table:table-cell table:style-name="Table13.A1" office:value-type="string">
            <text:p text:style-name="P114">Nav2</text:p>
          </table:table-cell>
          <table:table-cell table:style-name="Table13.A1" office:value-type="string">
            <text:p text:style-name="P114">65843</text:p>
          </table:table-cell>
        </table:table-row>
        <table:table-row table:style-name="Table13.1">
          <table:table-cell table:style-name="Table13.A1" office:value-type="string">
            <text:p text:style-name="P114">Marker</text:p>
          </table:table-cell>
          <table:table-cell table:style-name="Table13.A1" office:value-type="string">
            <text:p text:style-name="P114">66477</text:p>
          </table:table-cell>
        </table:table-row>
        <table:table-row table:style-name="Table13.1">
          <table:table-cell table:style-name="Table13.A1" office:value-type="string">
            <text:p text:style-name="P114">DME1</text:p>
          </table:table-cell>
          <table:table-cell table:style-name="Table13.A1" office:value-type="string">
            <text:p text:style-name="P114">65844</text:p>
          </table:table-cell>
        </table:table-row>
        <table:table-row table:style-name="Table13.1">
          <table:table-cell table:style-name="Table13.A1" office:value-type="string">
            <text:p text:style-name="P114">ADF</text:p>
          </table:table-cell>
          <table:table-cell table:style-name="Table13.A1" office:value-type="string">
            <text:p text:style-name="P114">65846</text:p>
          </table:table-cell>
        </table:table-row>
      </table:table>
      <text:p text:style-name="P158"><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58"/>
      <text:p text:style-name="P159">Switch/Rotary Mappings</text:p>
      <text:p text:style-name="P15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4">Front Panel</text:p>
          </table:table-cell>
          <table:table-cell table:style-name="Table14.A1" office:value-type="string">
            <text:p text:style-name="P114">Joystick</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F = FSUIPC starts 0</text:p>
            <text:p text:style-name="P114">L = Linda starts 1</text:p>
            <text:p text:style-name="P114">First Param Press, Second Param Release</text:p>
          </table:table-cell>
        </table:table-row>
        <table:table-row table:style-name="Table14.1">
          <table:table-cell table:style-name="Table14.A1" office:value-type="string">
            <text:p text:style-name="P114">Caution Light Test</text:p>
          </table:table-cell>
          <table:table-cell table:style-name="Table14.A1" office:value-type="string">
            <text:p text:style-name="P114">None</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Warning Horn Mute</text:p>
          </table:table-cell>
          <table:table-cell table:style-name="Table14.A1" office:value-type="string">
            <text:p text:style-name="P114">1/23</text:p>
          </table:table-cell>
          <table:table-cell table:style-name="Table14.A1" office:value-type="string">
            <text:p text:style-name="P114">F</text:p>
          </table:table-cell>
          <table:table-cell table:style-name="Table14.A1" office:value-type="string">
            <text:p text:style-name="P114">Toggle Tailwheel Lock /0</text:p>
          </table:table-cell>
        </table:table-row>
        <table:table-row table:style-name="Table14.1">
          <table:table-cell table:style-name="Table14.A1" office:value-type="string">
            <text:p text:style-name="P114">TOT LT Test</text:p>
          </table:table-cell>
          <table:table-cell table:style-name="Table14.A1" office:value-type="string">
            <text:p text:style-name="P114">1/22?</text:p>
          </table:table-cell>
          <table:table-cell table:style-name="Table14.A1" office:value-type="string">
            <text:p text:style-name="P114">F</text:p>
          </table:table-cell>
          <table:table-cell table:style-name="Table14.A1" office:value-type="string">
            <text:p text:style-name="P114">DODOSIM – Tot Test /1 /0</text:p>
          </table:table-cell>
        </table:table-row>
        <table:table-row table:style-name="Table14.1">
          <table:table-cell table:style-name="Table14.A1" office:value-type="string">
            <text:p text:style-name="P114">Altimeter Inc</text:p>
          </table:table-cell>
          <table:table-cell table:style-name="Table14.A1" office:value-type="string">
            <text:p text:style-name="P114">1/7</text:p>
          </table:table-cell>
          <table:table-cell table:style-name="Table14.A1" office:value-type="string">
            <text:p text:style-name="P114">F</text:p>
          </table:table-cell>
          <table:table-cell table:style-name="Table14.A1" office:value-type="string">
            <text:p text:style-name="P114">Kohlsman Inc</text:p>
          </table:table-cell>
        </table:table-row>
        <table:table-row table:style-name="Table14.1">
          <table:table-cell table:style-name="Table14.A1" office:value-type="string">
            <text:p text:style-name="P114">Altimeter Dec</text:p>
          </table:table-cell>
          <table:table-cell table:style-name="Table14.A1" office:value-type="string">
            <text:p text:style-name="P114">1/6</text:p>
          </table:table-cell>
          <table:table-cell table:style-name="Table14.A1" office:value-type="string">
            <text:p text:style-name="P114">F</text:p>
          </table:table-cell>
          <table:table-cell table:style-name="Table14.A1" office:value-type="string">
            <text:p text:style-name="P114">Kohlsman Dec</text:p>
          </table:table-cell>
        </table:table-row>
        <table:table-row table:style-name="Table14.1">
          <table:table-cell table:style-name="Table14.A1" office:value-type="string">
            <text:p text:style-name="P114">VOR1 Left Inc</text:p>
          </table:table-cell>
          <table:table-cell table:style-name="Table14.A1" office:value-type="string">
            <text:p text:style-name="P114">1/0</text:p>
          </table:table-cell>
          <table:table-cell table:style-name="Table14.A1" office:value-type="string">
            <text:p text:style-name="P114">F</text:p>
          </table:table-cell>
          <table:table-cell table:style-name="Table14.A1" office:value-type="string">
            <text:p text:style-name="P114">VOR 1 Obi Inc Fast</text:p>
          </table:table-cell>
        </table:table-row>
        <table:table-row table:style-name="Table14.1">
          <table:table-cell table:style-name="Table14.A1" office:value-type="string">
            <text:p text:style-name="P114">VOR1 Left DEc</text:p>
          </table:table-cell>
          <table:table-cell table:style-name="Table14.A1" office:value-type="string">
            <text:p text:style-name="P114">1/1</text:p>
          </table:table-cell>
          <table:table-cell table:style-name="Table14.A1" office:value-type="string">
            <text:p text:style-name="P114">F</text:p>
          </table:table-cell>
          <table:table-cell table:style-name="Table14.A1" office:value-type="string">
            <text:p text:style-name="P114">VOR 1 Obi Dec Fast</text:p>
          </table:table-cell>
        </table:table-row>
        <table:table-row table:style-name="Table14.1">
          <table:table-cell table:style-name="Table14.A1" office:value-type="string">
            <text:p text:style-name="P114">VOR1 Right Inc</text:p>
          </table:table-cell>
          <table:table-cell table:style-name="Table14.A1" office:value-type="string">
            <text:p text:style-name="P114">1/8</text:p>
          </table:table-cell>
          <table:table-cell table:style-name="Table14.A1" office:value-type="string">
            <text:p text:style-name="P114">F</text:p>
          </table:table-cell>
          <table:table-cell table:style-name="Table14.A1" office:value-type="string">
            <text:p text:style-name="P114">Heading Bug Inc Fast</text:p>
          </table:table-cell>
        </table:table-row>
        <table:table-row table:style-name="Table14.1">
          <table:table-cell table:style-name="Table14.A1" office:value-type="string">
            <text:p text:style-name="P114">VOR1 Right Dec</text:p>
          </table:table-cell>
          <table:table-cell table:style-name="Table14.A1" office:value-type="string">
            <text:p text:style-name="P114">1/9</text:p>
          </table:table-cell>
          <table:table-cell table:style-name="Table14.A1" office:value-type="string">
            <text:p text:style-name="P114">F</text:p>
          </table:table-cell>
          <table:table-cell table:style-name="Table14.A1" office:value-type="string">
            <text:p text:style-name="P114">Heading Bug Dec Fast</text:p>
          </table:table-cell>
        </table:table-row>
        <table:table-row table:style-name="Table14.1">
          <table:table-cell table:style-name="Table14.A1" office:value-type="string">
            <text:p text:style-name="P114">Nav/GPS</text:p>
          </table:table-cell>
          <table:table-cell table:style-name="Table14.A1" office:value-type="string">
            <text:p text:style-name="P114">1/11</text:p>
          </table:table-cell>
          <table:table-cell table:style-name="Table14.A1" office:value-type="string">
            <text:p text:style-name="P114">F</text:p>
          </table:table-cell>
          <table:table-cell table:style-name="Table14.A1" office:value-type="string">
            <text:p text:style-name="P114">DODOSIM – GPS Drives NAV 1 /0 /1</text:p>
          </table:table-cell>
        </table:table-row>
        <table:table-row table:style-name="Table14.1">
          <table:table-cell table:style-name="Table14.A1" office:value-type="string">
            <text:p text:style-name="P114">Gyro Inc</text:p>
          </table:table-cell>
          <table:table-cell table:style-name="Table14.A1" office:value-type="string">
            <text:p text:style-name="P114">1/4</text:p>
          </table:table-cell>
          <table:table-cell table:style-name="Table14.A1" office:value-type="string">
            <text:p text:style-name="P114">F</text:p>
          </table:table-cell>
          <table:table-cell table:style-name="Table14.A1" office:value-type="string">
            <text:p text:style-name="P114">Gyro Drift Inc</text:p>
          </table:table-cell>
        </table:table-row>
        <table:table-row table:style-name="Table14.1">
          <table:table-cell table:style-name="Table14.A1" office:value-type="string">
            <text:p text:style-name="P114">Gyro Dec</text:p>
          </table:table-cell>
          <table:table-cell table:style-name="Table14.A1" office:value-type="string">
            <text:p text:style-name="P114">1/5</text:p>
          </table:table-cell>
          <table:table-cell table:style-name="Table14.A1" office:value-type="string">
            <text:p text:style-name="P114">F</text:p>
          </table:table-cell>
          <table:table-cell table:style-name="Table14.A1" office:value-type="string">
            <text:p text:style-name="P114">Gyro Drift Dec</text:p>
          </table:table-cell>
        </table:table-row>
        <table:table-row table:style-name="Table14.1">
          <table:table-cell table:style-name="Table14.A1" office:value-type="string">
            <text:p text:style-name="P114">VOR2 OBS Inc</text:p>
          </table:table-cell>
          <table:table-cell table:style-name="Table14.A1" office:value-type="string">
            <text:p text:style-name="P114">1/2</text:p>
          </table:table-cell>
          <table:table-cell table:style-name="Table14.A1" office:value-type="string">
            <text:p text:style-name="P114">F</text:p>
          </table:table-cell>
          <table:table-cell table:style-name="Table14.A1" office:value-type="string">
            <text:p text:style-name="P114">VOR 2 Obi Fast Inc</text:p>
          </table:table-cell>
        </table:table-row>
        <table:table-row table:style-name="Table14.1">
          <table:table-cell table:style-name="Table14.A1" office:value-type="string">
            <text:p text:style-name="P114">VOR2 OBS Dec</text:p>
          </table:table-cell>
          <table:table-cell table:style-name="Table14.A1" office:value-type="string">
            <text:p text:style-name="P114">1/3</text:p>
          </table:table-cell>
          <table:table-cell table:style-name="Table14.A1" office:value-type="string">
            <text:p text:style-name="P114">F</text:p>
          </table:table-cell>
          <table:table-cell table:style-name="Table14.A1" office:value-type="string">
            <text:p text:style-name="P114">VOR 2 Obi Fast Dec</text:p>
          </table:table-cell>
        </table:table-row>
        <table:table-row table:style-name="Table14.1">
          <table:table-cell table:style-name="Table14.A1" office:value-type="string">
            <text:p text:style-name="P114">Fuel Valve Open</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Fuel Valve Close</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udio</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M 1</text:p>
          </table:table-cell>
          <table:table-cell table:style-name="Table14.A1" office:value-type="string">
            <text:p text:style-name="P114">3/22</text:p>
          </table:table-cell>
          <table:table-cell table:style-name="Table14.A1" office:value-type="string">
            <text:p text:style-name="P114">L</text:p>
          </table:table-cell>
          <table:table-cell table:style-name="Table14.A1" office:value-type="string">
            <text:p text:style-name="P114">66463</text:p>
          </table:table-cell>
        </table:table-row>
        <table:table-row table:style-name="Table14.1">
          <table:table-cell table:style-name="Table14.A1" office:value-type="string">
            <text:p text:style-name="P114">COM 2</text:p>
          </table:table-cell>
          <table:table-cell table:style-name="Table14.A1" office:value-type="string">
            <text:p text:style-name="P114">3/21</text:p>
          </table:table-cell>
          <table:table-cell table:style-name="Table14.A1" office:value-type="string">
            <text:p text:style-name="P114">L</text:p>
          </table:table-cell>
          <table:table-cell table:style-name="Table14.A1" office:value-type="string">
            <text:p text:style-name="P114">66464</text:p>
          </table:table-cell>
        </table:table-row>
        <table:table-row table:style-name="Table14.1">
          <table:table-cell table:style-name="Table14.A1" office:value-type="string">
            <text:p text:style-name="P114">BOTH</text:p>
          </table:table-cell>
          <table:table-cell table:style-name="Table14.A1" office:value-type="string">
            <text:p text:style-name="P114">3/4</text:p>
          </table:table-cell>
          <table:table-cell table:style-name="Table14.A1" office:value-type="string">
            <text:p text:style-name="P114">L</text:p>
          </table:table-cell>
          <table:table-cell table:style-name="Table14.A1" office:value-type="string">
            <text:p text:style-name="P114">66465</text:p>
          </table:table-cell>
        </table:table-row>
        <table:table-row table:style-name="Table14.1">
          <table:table-cell table:style-name="Table14.A1" office:value-type="string">
            <text:p text:style-name="P114">Nav 1</text:p>
          </table:table-cell>
          <table:table-cell table:style-name="Table14.A1" office:value-type="string">
            <text:p text:style-name="P114">3/38</text:p>
          </table:table-cell>
          <table:table-cell table:style-name="Table14.A1" office:value-type="string">
            <text:p text:style-name="P114">L</text:p>
          </table:table-cell>
          <table:table-cell table:style-name="Table14.A1" office:value-type="string">
            <text:p text:style-name="P114">65842</text:p>
          </table:table-cell>
        </table:table-row>
        <table:table-row table:style-name="Table14.1">
          <table:table-cell table:style-name="Table14.A1" office:value-type="string">
            <text:p text:style-name="P114">Nav 2</text:p>
          </table:table-cell>
          <table:table-cell table:style-name="Table14.A1" office:value-type="string">
            <text:p text:style-name="P114">3/5</text:p>
          </table:table-cell>
          <table:table-cell table:style-name="Table14.A1" office:value-type="string">
            <text:p text:style-name="P114">L</text:p>
          </table:table-cell>
          <table:table-cell table:style-name="Table14.A1" office:value-type="string">
            <text:p text:style-name="P114">65843</text:p>
          </table:table-cell>
        </table:table-row>
        <table:table-row table:style-name="Table14.1">
          <table:table-cell table:style-name="Table14.A1" office:value-type="string">
            <text:p text:style-name="P114">MKR</text:p>
          </table:table-cell>
          <table:table-cell table:style-name="Table14.A1" office:value-type="string">
            <text:p text:style-name="P114">3/7</text:p>
          </table:table-cell>
          <table:table-cell table:style-name="Table14.A1" office:value-type="string">
            <text:p text:style-name="P114">L</text:p>
          </table:table-cell>
          <table:table-cell table:style-name="Table14.A1" office:value-type="string">
            <text:p text:style-name="P114">66477</text:p>
          </table:table-cell>
        </table:table-row>
        <table:table-row table:style-name="Table14.1">
          <table:table-cell table:style-name="Table14.A1" office:value-type="string">
            <text:p text:style-name="P114">DME</text:p>
          </table:table-cell>
          <table:table-cell table:style-name="Table14.A1" office:value-type="string">
            <text:p text:style-name="P114">3/20</text:p>
          </table:table-cell>
          <table:table-cell table:style-name="Table14.A1" office:value-type="string">
            <text:p text:style-name="P114">L</text:p>
          </table:table-cell>
          <table:table-cell table:style-name="Table14.A1" office:value-type="string">
            <text:p text:style-name="P114">65844</text:p>
          </table:table-cell>
        </table:table-row>
        <table:table-row table:style-name="Table14.1">
          <table:table-cell table:style-name="Table14.A1" office:value-type="string">
            <text:p text:style-name="P114">ADF</text:p>
          </table:table-cell>
          <table:table-cell table:style-name="Table14.A1" office:value-type="string">
            <text:p text:style-name="P114">3/36</text:p>
          </table:table-cell>
          <table:table-cell table:style-name="Table14.A1" office:value-type="string">
            <text:p text:style-name="P114">L</text:p>
          </table:table-cell>
          <table:table-cell table:style-name="Table14.A1" office:value-type="string">
            <text:p text:style-name="P114">65846</text:p>
          </table:table-cell>
        </table:table-row>
        <table:table-row table:style-name="Table14.1">
          <table:table-cell table:style-name="Table14.A1" office:value-type="string">
            <text:p text:style-name="P114">COM 1 Swap</text:p>
          </table:table-cell>
          <table:table-cell table:style-name="Table14.A1" office:value-type="string">
            <text:p text:style-name="P114">3/66</text:p>
          </table:table-cell>
          <table:table-cell table:style-name="Table14.A1" office:value-type="string">
            <text:p text:style-name="P114">L</text:p>
          </table:table-cell>
          <table:table-cell table:style-name="Table14.A1" office:value-type="string">
            <text:p text:style-name="P114">66372 – errs 3/97</text:p>
          </table:table-cell>
        </table:table-row>
        <table:table-row table:style-name="Table14.1">
          <table:table-cell table:style-name="Table14.A1" office:value-type="string">
            <text:p text:style-name="P114">COM 2 Swap</text:p>
          </table:table-cell>
          <table:table-cell table:style-name="Table14.A1" office:value-type="string">
            <text:p text:style-name="P114">3/65</text:p>
          </table:table-cell>
          <table:table-cell table:style-name="Table14.A1" office:value-type="string">
            <text:p text:style-name="P114">L</text:p>
          </table:table-cell>
          <table:table-cell table:style-name="Table14.A1" office:value-type="string">
            <text:p text:style-name="P114">FSX: COM2 Radio Swap 0 errs 3/37</text:p>
          </table:table-cell>
        </table:table-row>
        <table:table-row table:style-name="Table14.1">
          <table:table-cell table:style-name="Table14.A1" office:value-type="string">
            <text:p text:style-name="P114">COM 1 Major Inc</text:p>
          </table:table-cell>
          <table:table-cell table:style-name="Table14.A1" office:value-type="string">
            <text:p text:style-name="P114">4/1</text:p>
          </table:table-cell>
          <table:table-cell table:style-name="Table14.A1" office:value-type="string">
            <text:p text:style-name="P114">L</text:p>
          </table:table-cell>
          <table:table-cell table:style-name="Table14.A1" office:value-type="string">
            <text:p text:style-name="P114">65637</text:p>
          </table:table-cell>
        </table:table-row>
        <table:table-row table:style-name="Table14.1">
          <table:table-cell table:style-name="Table14.A1" office:value-type="string">
            <text:p text:style-name="P114">COM 1 Major Dec</text:p>
          </table:table-cell>
          <table:table-cell table:style-name="Table14.A1" office:value-type="string">
            <text:p text:style-name="P114">4/2</text:p>
          </table:table-cell>
          <table:table-cell table:style-name="Table14.A1" office:value-type="string">
            <text:p text:style-name="P114">L</text:p>
          </table:table-cell>
          <table:table-cell table:style-name="Table14.A1" office:value-type="string">
            <text:p text:style-name="P114">65636</text:p>
          </table:table-cell>
        </table:table-row>
        <table:table-row table:style-name="Table14.1">
          <table:table-cell table:style-name="Table14.A1" office:value-type="string">
            <text:p text:style-name="P114">COM 1 Minor Inc</text:p>
          </table:table-cell>
          <table:table-cell table:style-name="Table14.A1" office:value-type="string">
            <text:p text:style-name="P114">4/8</text:p>
          </table:table-cell>
          <table:table-cell table:style-name="Table14.A1" office:value-type="string">
            <text:p text:style-name="P114">L</text:p>
          </table:table-cell>
          <table:table-cell table:style-name="Table14.A1" office:value-type="string">
            <text:p text:style-name="P114">65639</text:p>
          </table:table-cell>
        </table:table-row>
        <table:table-row table:style-name="Table14.1">
          <table:table-cell table:style-name="Table14.A1" office:value-type="string">
            <text:p text:style-name="P114">COM 1 Minor Dec</text:p>
          </table:table-cell>
          <table:table-cell table:style-name="Table14.A1" office:value-type="string">
            <text:p text:style-name="P114">4/7</text:p>
          </table:table-cell>
          <table:table-cell table:style-name="Table14.A1" office:value-type="string">
            <text:p text:style-name="P114">L</text:p>
          </table:table-cell>
          <table:table-cell table:style-name="Table14.A1" office:value-type="string">
            <text:p text:style-name="P114">65638</text:p>
          </table:table-cell>
        </table:table-row>
        <table:table-row table:style-name="Table14.1">
          <table:table-cell table:style-name="Table14.A1" office:value-type="string">
            <text:p text:style-name="P114">COM 2 Major Inc</text:p>
          </table:table-cell>
          <table:table-cell table:style-name="Table14.A1" office:value-type="string">
            <text:p text:style-name="P114">4/19</text:p>
          </table:table-cell>
          <table:table-cell table:style-name="Table14.A1" office:value-type="string">
            <text:p text:style-name="P114">L</text:p>
          </table:table-cell>
          <table:table-cell table:style-name="Table14.A1" office:value-type="string">
            <text:p text:style-name="P114">66437</text:p>
          </table:table-cell>
        </table:table-row>
        <table:table-row table:style-name="Table14.1">
          <table:table-cell table:style-name="Table14.A1" office:value-type="string">
            <text:p text:style-name="P114">COM 2 Major Dec</text:p>
          </table:table-cell>
          <table:table-cell table:style-name="Table14.A1" office:value-type="string">
            <text:p text:style-name="P114">4/20</text:p>
          </table:table-cell>
          <table:table-cell table:style-name="Table14.A1" office:value-type="string">
            <text:p text:style-name="P114">L</text:p>
          </table:table-cell>
          <table:table-cell table:style-name="Table14.A1" office:value-type="string">
            <text:p text:style-name="P114">66436</text:p>
          </table:table-cell>
        </table:table-row>
        <table:table-row table:style-name="Table14.1">
          <table:table-cell table:style-name="Table14.A1" office:value-type="string">
            <text:p text:style-name="P114">COM 2 Minor Inc</text:p>
          </table:table-cell>
          <table:table-cell table:style-name="Table14.A1" office:value-type="string">
            <text:p text:style-name="P114">4/22</text:p>
          </table:table-cell>
          <table:table-cell table:style-name="Table14.A1" office:value-type="string">
            <text:p text:style-name="P114">L</text:p>
          </table:table-cell>
          <table:table-cell table:style-name="Table14.A1" office:value-type="string">
            <text:p text:style-name="P114">66440</text:p>
          </table:table-cell>
        </table:table-row>
        <table:table-row table:style-name="Table14.1">
          <table:table-cell table:style-name="Table14.A1" office:value-type="string">
            <text:p text:style-name="P114">COM 2 Minor Dec</text:p>
          </table:table-cell>
          <table:table-cell table:style-name="Table14.A1" office:value-type="string">
            <text:p text:style-name="P114">4/21</text:p>
          </table:table-cell>
          <table:table-cell table:style-name="Table14.A1" office:value-type="string">
            <text:p text:style-name="P114">L</text:p>
          </table:table-cell>
          <table:table-cell table:style-name="Table14.A1" office:value-type="string">
            <text:p text:style-name="P114">66438</text:p>
          </table:table-cell>
        </table:table-row>
        <table:table-row table:style-name="Table14.1">
          <table:table-cell table:style-name="Table14.A1" office:value-type="string">
            <text:p text:style-name="P114">Nav 1 Swap</text:p>
          </table:table-cell>
          <table:table-cell table:style-name="Table14.A1" office:value-type="string">
            <text:p text:style-name="P114">4/67</text:p>
          </table:table-cell>
          <table:table-cell table:style-name="Table14.A1" office:value-type="string">
            <text:p text:style-name="P114">L</text:p>
          </table:table-cell>
          <table:table-cell table:style-name="Table14.A1" office:value-type="string">
            <text:p text:style-name="P114">FSX NAV 1 Radio Swap err 4/51</text:p>
          </table:table-cell>
        </table:table-row>
        <table:table-row table:style-name="Table14.1">
          <table:table-cell table:style-name="Table14.A1" office:value-type="string">
            <text:p text:style-name="P114">Nav 2 Swap</text:p>
          </table:table-cell>
          <table:table-cell table:style-name="Table14.A1" office:value-type="string">
            <text:p text:style-name="P114">4/52</text:p>
          </table:table-cell>
          <table:table-cell table:style-name="Table14.A1" office:value-type="string">
            <text:p text:style-name="P114">L</text:p>
          </table:table-cell>
          <table:table-cell table:style-name="Table14.A1" office:value-type="string">
            <text:p text:style-name="P114">FSX NAV 2 Radio Swap</text:p>
          </table:table-cell>
        </table:table-row>
        <table:table-row table:style-name="Table14.1">
          <table:table-cell table:style-name="Table14.A1" office:value-type="string">
            <text:p text:style-name="P114">Nav 1 Major Inc</text:p>
          </table:table-cell>
          <table:table-cell table:style-name="Table14.A1" office:value-type="string">
            <text:p text:style-name="P114">4/16</text:p>
          </table:table-cell>
          <table:table-cell table:style-name="Table14.A1" office:value-type="string">
            <text:p text:style-name="P114">L</text:p>
          </table:table-cell>
          <table:table-cell table:style-name="Table14.A1" office:value-type="string">
            <text:p text:style-name="P114">65641</text:p>
          </table:table-cell>
        </table:table-row>
        <table:table-row table:style-name="Table14.1">
          <table:table-cell table:style-name="Table14.A1" office:value-type="string">
            <text:p text:style-name="P114">Nav 1 Major Dec</text:p>
          </table:table-cell>
          <table:table-cell table:style-name="Table14.A1" office:value-type="string">
            <text:p text:style-name="P114">4/15</text:p>
          </table:table-cell>
          <table:table-cell table:style-name="Table14.A1" office:value-type="string">
            <text:p text:style-name="P114">L</text:p>
          </table:table-cell>
          <table:table-cell table:style-name="Table14.A1" office:value-type="string">
            <text:p text:style-name="P114">65640</text:p>
          </table:table-cell>
        </table:table-row>
        <table:table-row table:style-name="Table14.1">
          <table:table-cell table:style-name="Table14.A1" office:value-type="string">
            <text:p text:style-name="P114">Nav 1 Minor Inc</text:p>
          </table:table-cell>
          <table:table-cell table:style-name="Table14.A1" office:value-type="string">
            <text:p text:style-name="P114">4/14</text:p>
          </table:table-cell>
          <table:table-cell table:style-name="Table14.A1" office:value-type="string">
            <text:p text:style-name="P114">L</text:p>
          </table:table-cell>
          <table:table-cell table:style-name="Table14.A1" office:value-type="string">
            <text:p text:style-name="P114">65643</text:p>
          </table:table-cell>
        </table:table-row>
        <table:table-row table:style-name="Table14.1">
          <table:table-cell table:style-name="Table14.A1" office:value-type="string">
            <text:p text:style-name="P114">Nav 1 Minor Dec</text:p>
          </table:table-cell>
          <table:table-cell table:style-name="Table14.A1" office:value-type="string">
            <text:p text:style-name="P114">4/13</text:p>
          </table:table-cell>
          <table:table-cell table:style-name="Table14.A1" office:value-type="string">
            <text:p text:style-name="P114">L</text:p>
          </table:table-cell>
          <table:table-cell table:style-name="Table14.A1" office:value-type="string">
            <text:p text:style-name="P114">65642</text:p>
          </table:table-cell>
        </table:table-row>
        <text:soft-page-break/>
        <table:table-row table:style-name="Table14.1">
          <table:table-cell table:style-name="Table14.A1" office:value-type="string">
            <text:p text:style-name="P114">Nav 2 Major Inc</text:p>
          </table:table-cell>
          <table:table-cell table:style-name="Table14.A1" office:value-type="string">
            <text:p text:style-name="P114">4/4</text:p>
          </table:table-cell>
          <table:table-cell table:style-name="Table14.A1" office:value-type="string">
            <text:p text:style-name="P114">L</text:p>
          </table:table-cell>
          <table:table-cell table:style-name="Table14.A1" office:value-type="string">
            <text:p text:style-name="P114">65645</text:p>
          </table:table-cell>
        </table:table-row>
        <table:table-row table:style-name="Table14.1">
          <table:table-cell table:style-name="Table14.A1" office:value-type="string">
            <text:p text:style-name="P114">Nav 2 Major Dec</text:p>
          </table:table-cell>
          <table:table-cell table:style-name="Table14.A1" office:value-type="string">
            <text:p text:style-name="P114">4/3</text:p>
          </table:table-cell>
          <table:table-cell table:style-name="Table14.A1" office:value-type="string">
            <text:p text:style-name="P114">L</text:p>
          </table:table-cell>
          <table:table-cell table:style-name="Table14.A1" office:value-type="string">
            <text:p text:style-name="P114">65644</text:p>
          </table:table-cell>
        </table:table-row>
        <table:table-row table:style-name="Table14.1">
          <table:table-cell table:style-name="Table14.A1" office:value-type="string">
            <text:p text:style-name="P114">Nav 2 Minor Inc</text:p>
          </table:table-cell>
          <table:table-cell table:style-name="Table14.A1" office:value-type="string">
            <text:p text:style-name="P114">4/10</text:p>
          </table:table-cell>
          <table:table-cell table:style-name="Table14.A1" office:value-type="string">
            <text:p text:style-name="P114">L</text:p>
          </table:table-cell>
          <table:table-cell table:style-name="Table14.A1" office:value-type="string">
            <text:p text:style-name="P114">65647</text:p>
          </table:table-cell>
        </table:table-row>
        <table:table-row table:style-name="Table14.1">
          <table:table-cell table:style-name="Table14.A1" office:value-type="string">
            <text:p text:style-name="P114">Nav 2 Minor Dec</text:p>
          </table:table-cell>
          <table:table-cell table:style-name="Table14.A1" office:value-type="string">
            <text:p text:style-name="P114">4/9</text:p>
          </table:table-cell>
          <table:table-cell table:style-name="Table14.A1" office:value-type="string">
            <text:p text:style-name="P114">L</text:p>
          </table:table-cell>
          <table:table-cell table:style-name="Table14.A1" office:value-type="string">
            <text:p text:style-name="P114">65646</text:p>
          </table:table-cell>
        </table:table-row>
        <table:table-row table:style-name="Table14.1">
          <table:table-cell table:style-name="Table14.A1" office:value-type="string">
            <text:p text:style-name="P114">AP HDG Inc</text:p>
          </table:table-cell>
          <table:table-cell table:style-name="Table14.A1" office:value-type="string">
            <text:p text:style-name="P114">4/6</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HDG Dec</text:p>
          </table:table-cell>
          <table:table-cell table:style-name="Table14.A1" office:value-type="string">
            <text:p text:style-name="P114">4/5</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Inc</text:p>
          </table:table-cell>
          <table:table-cell table:style-name="Table14.A1" office:value-type="string">
            <text:p text:style-name="P114">4/2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Dec</text:p>
          </table:table-cell>
          <table:table-cell table:style-name="Table14.A1" office:value-type="string">
            <text:p text:style-name="P114">4/3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Inc</text:p>
          </table:table-cell>
          <table:table-cell table:style-name="Table14.A1" office:value-type="string">
            <text:p text:style-name="P114">4/12</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Dec</text:p>
          </table:table-cell>
          <table:table-cell table:style-name="Table14.A1" office:value-type="string">
            <text:p text:style-name="P114">4/11</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Inc</text:p>
          </table:table-cell>
          <table:table-cell table:style-name="Table14.A1" office:value-type="string">
            <text:p text:style-name="P114">4/23</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Dec</text:p>
          </table:table-cell>
          <table:table-cell table:style-name="Table14.A1" office:value-type="string">
            <text:p text:style-name="P114">4/24</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Inc</text:p>
          </table:table-cell>
          <table:table-cell table:style-name="Table14.A1" office:value-type="string">
            <text:p text:style-name="P114">4/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Dec</text:p>
          </table:table-cell>
          <table:table-cell table:style-name="Table14.A1" office:value-type="string">
            <text:p text:style-name="P114">4/17</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text:p>
          </table:table-cell>
          <table:table-cell table:style-name="Table14.A1" office:value-type="string">
            <text:p text:style-name="P114">3/3</text:p>
          </table:table-cell>
          <table:table-cell table:style-name="Table14.A1" office:value-type="string">
            <text:p text:style-name="P114">L</text:p>
          </table:table-cell>
          <table:table-cell table:style-name="Table14.A1" office:value-type="string">
            <text:p text:style-name="P114">Unassigned errs 3/16</text:p>
          </table:table-cell>
        </table:table-row>
        <table:table-row table:style-name="Table14.1">
          <table:table-cell table:style-name="Table14.A1" office:value-type="string">
            <text:p text:style-name="P114">AP HDG</text:p>
          </table:table-cell>
          <table:table-cell table:style-name="Table14.A1" office:value-type="string">
            <text:p text:style-name="P114">3/17</text:p>
          </table:table-cell>
          <table:table-cell table:style-name="Table14.A1" office:value-type="string">
            <text:p text:style-name="P114">L</text:p>
          </table:table-cell>
          <table:table-cell table:style-name="Table14.A1" office:value-type="string">
            <text:p text:style-name="P114">Unassigned errs 3/33</text:p>
          </table:table-cell>
        </table:table-row>
        <table:table-row table:style-name="Table14.1">
          <table:table-cell table:style-name="Table14.A1" office:value-type="string">
            <text:p text:style-name="P114">AP IAS</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 errs 3/34</text:p>
          </table:table-cell>
        </table:table-row>
        <table:table-row table:style-name="Table14.1">
          <table:table-cell table:style-name="Table14.A1" office:value-type="string">
            <text:p text:style-name="P114">AP ALT</text:p>
          </table:table-cell>
          <table:table-cell table:style-name="Table14.A1" office:value-type="string">
            <text:p text:style-name="P114">3/19</text:p>
          </table:table-cell>
          <table:table-cell table:style-name="Table14.A1" office:value-type="string">
            <text:p text:style-name="P114">L</text:p>
          </table:table-cell>
          <table:table-cell table:style-name="Table14.A1" office:value-type="string">
            <text:p text:style-name="P114">Unassigned errs 3/35</text:p>
          </table:table-cell>
        </table:table-row>
        <table:table-row table:style-name="Table14.1">
          <table:table-cell table:style-name="Table14.A1" office:value-type="string">
            <text:p text:style-name="P114">AP APPR</text:p>
          </table:table-cell>
          <table:table-cell table:style-name="Table14.A1" office:value-type="string">
            <text:p text:style-name="P114">3/4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Engage</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FD</text:p>
          </table:table-cell>
          <table:table-cell table:style-name="Table14.A1" office:value-type="string">
            <text:p text:style-name="P114">3/35</text:p>
          </table:table-cell>
          <table:table-cell table:style-name="Table14.A1" office:value-type="string">
            <text:p text:style-name="P114">L</text:p>
          </table:table-cell>
          <table:table-cell table:style-name="Table14.A1" office:value-type="string">
            <text:p text:style-name="P114">Unassigned errs 3/51</text:p>
          </table:table-cell>
        </table:table-row>
        <table:table-row table:style-name="Table14.1">
          <table:table-cell table:style-name="Table14.A1" office:value-type="string">
            <text:p text:style-name="P114">AP BC</text:p>
          </table:table-cell>
          <table:table-cell table:style-name="Table14.A1" office:value-type="string">
            <text:p text:style-name="P114">3/5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Ident 1</text:p>
          </table:table-cell>
          <table:table-cell table:style-name="Table14.A1" office:value-type="string">
            <text:p text:style-name="P114">2/79</text:p>
          </table:table-cell>
          <table:table-cell table:style-name="Table14.A1" office:value-type="string">
            <text:p text:style-name="P114">L</text:p>
          </table:table-cell>
          <table:table-cell table:style-name="Table14.A1" office:value-type="string">
            <text:p text:style-name="P114">FSX ATC Menu 1</text:p>
          </table:table-cell>
        </table:table-row>
        <table:table-row table:style-name="Table14.1">
          <table:table-cell table:style-name="Table14.A1" office:value-type="string">
            <text:p text:style-name="P114">Ident 2</text:p>
          </table:table-cell>
          <table:table-cell table:style-name="Table14.A1" office:value-type="string">
            <text:p text:style-name="P114">2/78</text:p>
          </table:table-cell>
          <table:table-cell table:style-name="Table14.A1" office:value-type="string">
            <text:p text:style-name="P114">L</text:p>
          </table:table-cell>
          <table:table-cell table:style-name="Table14.A1" office:value-type="string">
            <text:p text:style-name="P114">FSX ATC Menu 2</text:p>
          </table:table-cell>
        </table:table-row>
        <table:table-row table:style-name="Table14.1">
          <table:table-cell table:style-name="Table14.A1" office:value-type="string">
            <text:p text:style-name="P114">Ident 3</text:p>
          </table:table-cell>
          <table:table-cell table:style-name="Table14.A1" office:value-type="string">
            <text:p text:style-name="P114">2/80</text:p>
          </table:table-cell>
          <table:table-cell table:style-name="Table14.A1" office:value-type="string">
            <text:p text:style-name="P114">L</text:p>
          </table:table-cell>
          <table:table-cell table:style-name="Table14.A1" office:value-type="string">
            <text:p text:style-name="P114">FSX ATC Menu 3</text:p>
          </table:table-cell>
        </table:table-row>
        <table:table-row table:style-name="Table14.1">
          <table:table-cell table:style-name="Table14.A1" office:value-type="string">
            <text:p text:style-name="P114">Ident 4</text:p>
          </table:table-cell>
          <table:table-cell table:style-name="Table14.A1" office:value-type="string">
            <text:p text:style-name="P114">2/127</text:p>
          </table:table-cell>
          <table:table-cell table:style-name="Table14.A1" office:value-type="string">
            <text:p text:style-name="P114">L</text:p>
          </table:table-cell>
          <table:table-cell table:style-name="Table14.A1" office:value-type="string">
            <text:p text:style-name="P114">FSX ATC Menu 4</text:p>
          </table:table-cell>
        </table:table-row>
        <table:table-row table:style-name="Table14.1">
          <table:table-cell table:style-name="Table14.A1" office:value-type="string">
            <text:p text:style-name="P114">Ident 5</text:p>
          </table:table-cell>
          <table:table-cell table:style-name="Table14.A1" office:value-type="string">
            <text:p text:style-name="P114">2/126</text:p>
          </table:table-cell>
          <table:table-cell table:style-name="Table14.A1" office:value-type="string">
            <text:p text:style-name="P114">L</text:p>
          </table:table-cell>
          <table:table-cell table:style-name="Table14.A1" office:value-type="string">
            <text:p text:style-name="P114">FSX ATC Menu 5</text:p>
          </table:table-cell>
        </table:table-row>
        <table:table-row table:style-name="Table14.1">
          <table:table-cell table:style-name="Table14.A1" office:value-type="string">
            <text:p text:style-name="P114">Ident 6</text:p>
          </table:table-cell>
          <table:table-cell table:style-name="Table14.A1" office:value-type="string">
            <text:p text:style-name="P114">2/128</text:p>
          </table:table-cell>
          <table:table-cell table:style-name="Table14.A1" office:value-type="string">
            <text:p text:style-name="P114">L</text:p>
          </table:table-cell>
          <table:table-cell table:style-name="Table14.A1" office:value-type="string">
            <text:p text:style-name="P114">FSX ATC Menu 6</text:p>
          </table:table-cell>
        </table:table-row>
        <table:table-row table:style-name="Table14.1">
          <table:table-cell table:style-name="Table14.A1" office:value-type="string">
            <text:p text:style-name="P114">Ident 7</text:p>
          </table:table-cell>
          <table:table-cell table:style-name="Table14.A1" office:value-type="string">
            <text:p text:style-name="P114">2/111</text:p>
          </table:table-cell>
          <table:table-cell table:style-name="Table14.A1" office:value-type="string">
            <text:p text:style-name="P114">L</text:p>
          </table:table-cell>
          <table:table-cell table:style-name="Table14.A1" office:value-type="string">
            <text:p text:style-name="P114">FSX ATC Menu 7</text:p>
          </table:table-cell>
        </table:table-row>
        <table:table-row table:style-name="Table14.1">
          <table:table-cell table:style-name="Table14.A1" office:value-type="string">
            <text:p text:style-name="P114">Ident 8</text:p>
          </table:table-cell>
          <table:table-cell table:style-name="Table14.A1" office:value-type="string">
            <text:p text:style-name="P114">2/110</text:p>
          </table:table-cell>
          <table:table-cell table:style-name="Table14.A1" office:value-type="string">
            <text:p text:style-name="P114">L</text:p>
          </table:table-cell>
          <table:table-cell table:style-name="Table14.A1" office:value-type="string">
            <text:p text:style-name="P114">FSX ATC Menu 8</text:p>
          </table:table-cell>
        </table:table-row>
        <table:table-row table:style-name="Table14.1">
          <table:table-cell table:style-name="Table14.A1" office:value-type="string">
            <text:p text:style-name="P114">Ident 9</text:p>
          </table:table-cell>
          <table:table-cell table:style-name="Table14.A1" office:value-type="string">
            <text:p text:style-name="P114">2/112</text:p>
          </table:table-cell>
          <table:table-cell table:style-name="Table14.A1" office:value-type="string">
            <text:p text:style-name="P114">L</text:p>
          </table:table-cell>
          <table:table-cell table:style-name="Table14.A1" office:value-type="string">
            <text:p text:style-name="P114">FSX ATC Menu 9</text:p>
          </table:table-cell>
        </table:table-row>
        <table:table-row table:style-name="Table14.1">
          <table:table-cell table:style-name="Table14.A1" office:value-type="string">
            <text:p text:style-name="P114">Ident *</text:p>
          </table:table-cell>
          <table:table-cell table:style-name="Table14.A1" office:value-type="string">
            <text:p text:style-name="P114">2/95</text:p>
          </table:table-cell>
          <table:table-cell table:style-name="Table14.A1" office:value-type="string">
            <text:p text:style-name="P114">L</text:p>
          </table:table-cell>
          <table:table-cell table:style-name="Table14.A1" office:value-type="string">
            <text:p text:style-name="P114">FSX Pause Toggle</text:p>
          </table:table-cell>
        </table:table-row>
        <table:table-row table:style-name="Table14.1">
          <table:table-cell table:style-name="Table14.A1" office:value-type="string">
            <text:p text:style-name="P114">Ident 0</text:p>
          </table:table-cell>
          <table:table-cell table:style-name="Table14.A1" office:value-type="string">
            <text:p text:style-name="P114">2/94</text:p>
          </table:table-cell>
          <table:table-cell table:style-name="Table14.A1" office:value-type="string">
            <text:p text:style-name="P114">L</text:p>
          </table:table-cell>
          <table:table-cell table:style-name="Table14.A1" office:value-type="string">
            <text:p text:style-name="P114">FSX ATC Menu 0</text:p>
          </table:table-cell>
        </table:table-row>
        <table:table-row table:style-name="Table14.1">
          <table:table-cell table:style-name="Table14.A1" office:value-type="string">
            <text:p text:style-name="P114">Ident #</text:p>
          </table:table-cell>
          <table:table-cell table:style-name="Table14.A1" office:value-type="string">
            <text:p text:style-name="P114">2/96</text:p>
          </table:table-cell>
          <table:table-cell table:style-name="Table14.A1" office:value-type="string">
            <text:p text:style-name="P114">L</text:p>
          </table:table-cell>
          <table:table-cell table:style-name="Table14.A1" office:value-type="string">
            <text:p text:style-name="P114">FSX ATC –Brings up ATC Window</text:p>
          </table:table-cell>
        </table:table-row>
        <table:table-row table:style-name="Table14.1">
          <table:table-cell table:style-name="Table14.A1" office:value-type="string">
            <text:p text:style-name="P114">ADF Major Inc</text:p>
          </table:table-cell>
          <table:table-cell table:style-name="Table14.A1" office:value-type="string">
            <text:p text:style-name="P114">4/32</text:p>
          </table:table-cell>
          <table:table-cell table:style-name="Table14.A1" office:value-type="string">
            <text:p text:style-name="P114">L</text:p>
          </table:table-cell>
          <table:table-cell table:style-name="Table14.A1" office:value-type="string">
            <text:p text:style-name="P114">FSX ADF 100 Inc</text:p>
          </table:table-cell>
        </table:table-row>
        <table:table-row table:style-name="Table14.1">
          <table:table-cell table:style-name="Table14.A1" office:value-type="string">
            <text:p text:style-name="P114">ADF Major Dec</text:p>
          </table:table-cell>
          <table:table-cell table:style-name="Table14.A1" office:value-type="string">
            <text:p text:style-name="P114">4/31</text:p>
          </table:table-cell>
          <table:table-cell table:style-name="Table14.A1" office:value-type="string">
            <text:p text:style-name="P114">L</text:p>
          </table:table-cell>
          <table:table-cell table:style-name="Table14.A1" office:value-type="string">
            <text:p text:style-name="P114">FSX ADF 100 Dec</text:p>
          </table:table-cell>
        </table:table-row>
        <table:table-row table:style-name="Table14.1">
          <table:table-cell table:style-name="Table14.A1" office:value-type="string">
            <text:p text:style-name="P114">ADF Minor Inc</text:p>
          </table:table-cell>
          <table:table-cell table:style-name="Table14.A1" office:value-type="string">
            <text:p text:style-name="P114">4/26</text:p>
          </table:table-cell>
          <table:table-cell table:style-name="Table14.A1" office:value-type="string">
            <text:p text:style-name="P114">L</text:p>
          </table:table-cell>
          <table:table-cell table:style-name="Table14.A1" office:value-type="string">
            <text:p text:style-name="P114">FSX ADF 1 Inc (this is due to a lack of ADF rotaries)</text:p>
          </table:table-cell>
        </table:table-row>
        <table:table-row table:style-name="Table14.1">
          <table:table-cell table:style-name="Table14.A1" office:value-type="string">
            <text:p text:style-name="P114">ADF Minor Dec</text:p>
          </table:table-cell>
          <table:table-cell table:style-name="Table14.A1" office:value-type="string">
            <text:p text:style-name="P114">4/25</text:p>
          </table:table-cell>
          <table:table-cell table:style-name="Table14.A1" office:value-type="string">
            <text:p text:style-name="P114">L</text:p>
          </table:table-cell>
          <table:table-cell table:style-name="Table14.A1" office:value-type="string">
            <text:p text:style-name="P114">FSX ADF 10 Dec</text:p>
          </table:table-cell>
        </table:table-row>
        <table:table-row table:style-name="Table14.1">
          <table:table-cell table:style-name="Table14.A1" office:value-type="string">
            <text:p text:style-name="P114">Gear Up</text:p>
          </table:table-cell>
          <table:table-cell table:style-name="Table14.A1" office:value-type="string">
            <text:p text:style-name="P114">3/113</text:p>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Gear Down</text:p>
          </table:table-cell>
          <table:table-cell table:style-name="Table14.A1" office:value-type="string">
            <text:p text:style-name="P114"/>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Flaps Up</text:p>
          </table:table-cell>
          <table:table-cell table:style-name="Table14.A1" office:value-type="string">
            <text:p text:style-name="P114">3/81</text:p>
          </table:table-cell>
          <table:table-cell table:style-name="Table14.A1" office:value-type="string">
            <text:p text:style-name="P114">L</text:p>
          </table:table-cell>
          <table:table-cell table:style-name="Table14.A1" office:value-type="string">
            <text:p text:style-name="P114">Errs 3/98 3/113</text:p>
          </table:table-cell>
        </table:table-row>
        <table:table-row table:style-name="Table14.1">
          <table:table-cell table:style-name="Table14.A1" office:value-type="string">
            <text:p text:style-name="P114">Flaps Dow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peed Brake Extend</text:p>
          </table:table-cell>
          <table:table-cell table:style-name="Table14.A1" office:value-type="string">
            <text:p text:style-name="P114">3/98</text:p>
          </table:table-cell>
          <table:table-cell table:style-name="Table14.A1" office:value-type="string">
            <text:p text:style-name="P114">L</text:p>
          </table:table-cell>
          <table:table-cell table:style-name="Table14.A1" office:value-type="string">
            <text:p text:style-name="P114">Errs 3/114</text:p>
          </table:table-cell>
        </table:table-row>
        <table:table-row table:style-name="Table14.1">
          <table:table-cell table:style-name="Table14.A1" office:value-type="string">
            <text:p text:style-name="P114">Speed Brake Retrac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Brake</text:p>
          </table:table-cell>
          <table:table-cell table:style-name="Table14.A1" office:value-type="string">
            <text:p text:style-name="P114">3/83</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aution Lights Dim</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ext:soft-page-break/>
        <table:table-row table:style-name="Table14.1">
          <table:table-cell table:style-name="Table14.A1" office:value-type="string">
            <text:p text:style-name="P114">Caution Lights Brigh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Eng Deice Off</text:p>
          </table:table-cell>
          <table:table-cell table:style-name="Table14.A1" office:value-type="string">
            <text:p text:style-name="P114">3/66</text:p>
          </table:table-cell>
          <table:table-cell table:style-name="Table14.A1" office:value-type="string">
            <text:p text:style-name="P114"/>
          </table:table-cell>
          <table:table-cell table:style-name="Table14.A1" office:value-type="string">
            <text:p text:style-name="P114">Errs 3/83 3/98</text:p>
          </table:table-cell>
        </table:table-row>
        <table:table-row table:style-name="Table14.1">
          <table:table-cell table:style-name="Table14.A1" office:value-type="string">
            <text:p text:style-name="P114">Eng Deice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ydral Off</text:p>
          </table:table-cell>
          <table:table-cell table:style-name="Table14.A1" office:value-type="string">
            <text:p text:style-name="P114">3/81</text:p>
          </table:table-cell>
          <table:table-cell table:style-name="Table14.A1" office:value-type="string">
            <text:p text:style-name="P114"/>
          </table:table-cell>
          <table:table-cell table:style-name="Table14.A1" office:value-type="string">
            <text:p text:style-name="P114">Errs 3/98 3/83</text:p>
          </table:table-cell>
        </table:table-row>
        <table:table-row table:style-name="Table14.1">
          <table:table-cell table:style-name="Table14.A1" office:value-type="string">
            <text:p text:style-name="P114">Hydra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tick Top Button</text:p>
          </table:table-cell>
          <table:table-cell table:style-name="Table14.A1" office:value-type="string">
            <text:p text:style-name="P114">0/7</text:p>
          </table:table-cell>
          <table:table-cell table:style-name="Table14.A1" office:value-type="string">
            <text:p text:style-name="P114"/>
          </table:table-cell>
          <table:table-cell table:style-name="Table14.A1" office:value-type="string">
            <text:p text:style-name="P114">(need to clear cycle view)</text:p>
          </table:table-cell>
        </table:table-row>
        <table:table-row table:style-name="Table14.1">
          <table:table-cell table:style-name="Table14.A1" office:value-type="string">
            <text:p text:style-name="P114">Stick Front Button</text:p>
          </table:table-cell>
          <table:table-cell table:style-name="Table14.A1" office:value-type="string">
            <text:p text:style-name="P114">0/6</text:p>
          </table:table-cell>
          <table:table-cell table:style-name="Table14.A1" office:value-type="string">
            <text:p text:style-name="P114"/>
          </table:table-cell>
          <table:table-cell table:style-name="Table14.A1" office:value-type="string">
            <text:p text:style-name="P114">Perhaps ATC Menu 1</text:p>
          </table:table-cell>
        </table:table-row>
        <table:table-row table:style-name="Table14.1">
          <table:table-cell table:style-name="Table14.A1" office:value-type="string">
            <text:p text:style-name="P114">Collective Lights Fwd</text:p>
          </table:table-cell>
          <table:table-cell table:style-name="Table14.A1" office:value-type="string">
            <text:p text:style-name="P114">0/4</text:p>
          </table:table-cell>
          <table:table-cell table:style-name="Table14.A1" office:value-type="string">
            <text:p text:style-name="P114">F</text:p>
          </table:table-cell>
          <table:table-cell table:style-name="Table14.A1" office:value-type="string">
            <text:p text:style-name="P114">Landing Lights Set /1 /0</text:p>
          </table:table-cell>
        </table:table-row>
        <table:table-row table:style-name="Table14.1">
          <table:table-cell table:style-name="Table14.A1" office:value-type="string">
            <text:p text:style-name="P114">Collective Lights Both</text:p>
          </table:table-cell>
          <table:table-cell table:style-name="Table14.A1" office:value-type="string">
            <text:p text:style-name="P114">0/5</text:p>
          </table:table-cell>
          <table:table-cell table:style-name="Table14.A1" office:value-type="string">
            <text:p text:style-name="P114">F</text:p>
          </table:table-cell>
          <table:table-cell table:style-name="Table14.A1" office:value-type="string">
            <text:p text:style-name="P114">Landing Lights Set /2 /1</text:p>
          </table:table-cell>
        </table:table-row>
        <table:table-row table:style-name="Table14.1">
          <table:table-cell table:style-name="Table14.A1" office:value-type="string">
            <text:p text:style-name="P114">Collect Light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ll Gov Inc</text:p>
          </table:table-cell>
          <table:table-cell table:style-name="Table14.A1" office:value-type="string">
            <text:p text:style-name="P114">0/2</text:p>
          </table:table-cell>
          <table:table-cell table:style-name="Table14.A1" office:value-type="string">
            <text:p text:style-name="P114">F</text:p>
          </table:table-cell>
          <table:table-cell table:style-name="Table14.A1" office:value-type="string">
            <text:p text:style-name="P114">Increase Helo Beep /0 /0 Errs 0/32</text:p>
          </table:table-cell>
        </table:table-row>
        <table:table-row table:style-name="Table14.1">
          <table:table-cell table:style-name="Table14.A1" office:value-type="string">
            <text:p text:style-name="P114">Coll Gov Dec</text:p>
          </table:table-cell>
          <table:table-cell table:style-name="Table14.A1" office:value-type="string">
            <text:p text:style-name="P114">0/3</text:p>
          </table:table-cell>
          <table:table-cell table:style-name="Table14.A1" office:value-type="string">
            <text:p text:style-name="P114">F</text:p>
          </table:table-cell>
          <table:table-cell table:style-name="Table14.A1" office:value-type="string">
            <text:p text:style-name="P114">Decrease Helo Beep /0 /0</text:p>
          </table:table-cell>
        </table:table-row>
        <table:table-row table:style-name="Table14.1">
          <table:table-cell table:style-name="Table14.A1" office:value-type="string">
            <text:p text:style-name="P114">Collective Starter</text:p>
          </table:table-cell>
          <table:table-cell table:style-name="Table14.A1" office:value-type="string">
            <text:p text:style-name="P114">0/0</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Start</text:p>
          </table:table-cell>
          <table:table-cell table:style-name="Table14.A1" office:value-type="string">
            <text:p text:style-name="P114">3/28</text:p>
          </table:table-cell>
          <table:table-cell table:style-name="Table14.A1" office:value-type="string">
            <text:p text:style-name="P114">F</text:p>
          </table:table-cell>
          <table:table-cell table:style-name="Table14.A1" office:value-type="string">
            <text:p text:style-name="P114">DODOSIM Generator Switch /1 /0</text:p>
          </table:table-cell>
        </table:table-row>
        <table:table-row table:style-name="Table14.1">
          <table:table-cell table:style-name="Table14.A1" office:value-type="string">
            <text:p text:style-name="P114">OH G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 On</text:p>
          </table:table-cell>
          <table:table-cell table:style-name="Table14.A1" office:value-type="string">
            <text:p text:style-name="P114">3/27</text:p>
          </table:table-cell>
          <table:table-cell table:style-name="Table14.A1" office:value-type="string">
            <text:p text:style-name="P114">F</text:p>
          </table:table-cell>
          <table:table-cell table:style-name="Table14.A1" office:value-type="string">
            <text:p text:style-name="P114">DODOSIM Master Battery Set /1 /0</text:p>
          </table:table-cell>
        </table:table-row>
        <table:table-row table:style-name="Table14.1">
          <table:table-cell table:style-name="Table14.A1" office:value-type="string">
            <text:p text:style-name="P114">OH Avionic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Avionics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n</text:p>
          </table:table-cell>
          <table:table-cell table:style-name="Table14.A1" office:value-type="string">
            <text:p text:style-name="P114">3/26</text:p>
          </table:table-cell>
          <table:table-cell table:style-name="Table14.A1" office:value-type="string">
            <text:p text:style-name="P114">F</text:p>
          </table:table-cell>
          <table:table-cell table:style-name="Table14.A1" office:value-type="string">
            <text:p text:style-name="P114">Dir Gyro Set /1 /0</text:p>
          </table:table-cell>
        </table:table-row>
        <table:table-row table:style-name="Table14.1">
          <table:table-cell table:style-name="Table14.A1" office:value-type="string">
            <text:p text:style-name="P114">Diff 1</text:p>
          </table:table-cell>
          <table:table-cell table:style-name="Table14.A1" office:value-type="string">
            <text:p text:style-name="P114">INOP</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ff 2</text:p>
          </table:table-cell>
          <table:table-cell table:style-name="Table14.A1" office:value-type="string">
            <text:p text:style-name="P114">3/7</text:p>
          </table:table-cell>
          <table:table-cell table:style-name="Table14.A1" office:value-type="string">
            <text:p text:style-name="P114">F</text:p>
          </table:table-cell>
          <table:table-cell table:style-name="Table14.A1" office:value-type="string">
            <text:p text:style-name="P114">DODOSIM Difficulty /2</text:p>
          </table:table-cell>
        </table:table-row>
        <table:table-row table:style-name="Table14.1">
          <table:table-cell table:style-name="Table14.A1" office:value-type="string">
            <text:p text:style-name="P114">Diff 3</text:p>
          </table:table-cell>
          <table:table-cell table:style-name="Table14.A1" office:value-type="string">
            <text:p text:style-name="P114">3/8</text:p>
          </table:table-cell>
          <table:table-cell table:style-name="Table14.A1" office:value-type="string">
            <text:p text:style-name="P114">F</text:p>
          </table:table-cell>
          <table:table-cell table:style-name="Table14.A1" office:value-type="string">
            <text:p text:style-name="P114">DODOSIM Difficulty /3</text:p>
          </table:table-cell>
        </table:table-row>
        <table:table-row table:style-name="Table14.1">
          <table:table-cell table:style-name="Table14.A1" office:value-type="string">
            <text:p text:style-name="P114">Diff 4</text:p>
          </table:table-cell>
          <table:table-cell table:style-name="Table14.A1" office:value-type="string">
            <text:p text:style-name="P114">3/9</text:p>
          </table:table-cell>
          <table:table-cell table:style-name="Table14.A1" office:value-type="string">
            <text:p text:style-name="P114">F</text:p>
          </table:table-cell>
          <table:table-cell table:style-name="Table14.A1" office:value-type="string">
            <text:p text:style-name="P114">DODOSIM Difficulty /4</text:p>
          </table:table-cell>
        </table:table-row>
        <table:table-row table:style-name="Table14.1">
          <table:table-cell table:style-name="Table14.A1" office:value-type="string">
            <text:p text:style-name="P114">Diff 5</text:p>
          </table:table-cell>
          <table:table-cell table:style-name="Table14.A1" office:value-type="string">
            <text:p text:style-name="P114">3/10</text:p>
          </table:table-cell>
          <table:table-cell table:style-name="Table14.A1" office:value-type="string">
            <text:p text:style-name="P114">F</text:p>
          </table:table-cell>
          <table:table-cell table:style-name="Table14.A1" office:value-type="string">
            <text:p text:style-name="P114">DODOSIM Difficulty /5</text:p>
          </table:table-cell>
        </table:table-row>
        <table:table-row table:style-name="Table14.1">
          <table:table-cell table:style-name="Table14.A1" office:value-type="string">
            <text:p text:style-name="P114">Hea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Vent on</text:p>
          </table:table-cell>
          <table:table-cell table:style-name="Table14.A1" office:value-type="string">
            <text:p text:style-name="P114">3/11</text:p>
          </table:table-cell>
          <table:table-cell table:style-name="Table14.A1" office:value-type="string">
            <text:p text:style-name="P114">F</text:p>
          </table:table-cell>
          <table:table-cell table:style-name="Table14.A1" office:value-type="string">
            <text:p text:style-name="P114">DODOSIM Hydraulic Set /1/0</text:p>
          </table:table-cell>
        </table:table-row>
        <table:table-row table:style-name="Table14.1">
          <table:table-cell table:style-name="Table14.A1" office:value-type="string">
            <text:p text:style-name="P114">Heat - Heat</text:p>
          </table:table-cell>
          <table:table-cell table:style-name="Table14.A1" office:value-type="string">
            <text:p text:style-name="P114">3/12</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Field Close</text:p>
          </table:table-cell>
          <table:table-cell table:style-name="Table14.A1" office:value-type="string">
            <text:p text:style-name="P114">3/24</text:p>
          </table:table-cell>
          <table:table-cell table:style-name="Table14.A1" office:value-type="string">
            <text:p text:style-name="P114">F</text:p>
          </table:table-cell>
          <table:table-cell table:style-name="Table14.A1" office:value-type="string">
            <text:p text:style-name="P114">DODOSIM Gen Field Set /1 /0</text:p>
          </table:table-cell>
        </table:table-row>
        <table:table-row table:style-name="Table14.1">
          <table:table-cell table:style-name="Table14.A1" office:value-type="string">
            <text:p text:style-name="P114">GEN Fiel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Reset Close</text:p>
          </table:table-cell>
          <table:table-cell table:style-name="Table14.A1" office:value-type="string">
            <text:p text:style-name="P114">3/25</text:p>
          </table:table-cell>
          <table:table-cell table:style-name="Table14.A1" office:value-type="string">
            <text:p text:style-name="P114">F</text:p>
          </table:table-cell>
          <table:table-cell table:style-name="Table14.A1" office:value-type="string">
            <text:p text:style-name="P114">DODOSIM Gen Reset Set /1 /0</text:p>
          </table:table-cell>
        </table:table-row>
        <table:table-row table:style-name="Table14.1">
          <table:table-cell table:style-name="Table14.A1" office:value-type="string">
            <text:p text:style-name="P114">GEN Rese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Aft Close</text:p>
          </table:table-cell>
          <table:table-cell table:style-name="Table14.A1" office:value-type="string">
            <text:p text:style-name="P114">3/23</text:p>
          </table:table-cell>
          <table:table-cell table:style-name="Table14.A1" office:value-type="string">
            <text:p text:style-name="P114">F</text:p>
          </table:table-cell>
          <table:table-cell table:style-name="Table14.A1" office:value-type="string">
            <text:p text:style-name="P114">DODOSIM Fuel Pump 2 /1 /0</text:p>
          </table:table-cell>
        </table:table-row>
        <table:table-row table:style-name="Table14.1">
          <table:table-cell table:style-name="Table14.A1" office:value-type="string">
            <text:p text:style-name="P114">Fuel Boost Af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Fwd Close</text:p>
          </table:table-cell>
          <table:table-cell table:style-name="Table14.A1" office:value-type="string">
            <text:p text:style-name="P114">3/22</text:p>
          </table:table-cell>
          <table:table-cell table:style-name="Table14.A1" office:value-type="string">
            <text:p text:style-name="P114">F</text:p>
          </table:table-cell>
          <table:table-cell table:style-name="Table14.A1" office:value-type="string">
            <text:p text:style-name="P114">DODOSIM Fuel Pump 1 /1 /0<text:bookmark text:name="_GoBack"/></text:p>
          </table:table-cell>
        </table:table-row>
        <table:table-row table:style-name="Table14.1">
          <table:table-cell table:style-name="Table14.A1" office:value-type="string">
            <text:p text:style-name="P114">Fuel Boost Fw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
      <text:p text:style-name="P1"><text:soft-page-break/><text:span text:style-name="T47"><text:line-break/><text:line-break/></text:span></text:p>
      <text:p text:style-name="P158"/>
      <text:p text:style-name="P159">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58"/>
      <text:h text:style-name="P14" text:outline-level="1"><text:bookmark-start text:name="__RefHeading___Toc18932_85147849"/><text:bookmark-start text:name="_Toc275967477"/>Sound System<text:bookmark-end text:name="__RefHeading___Toc18932_85147849"/><text:bookmark-end text:name="_Toc275967477"/></text:h>
      <text:p text:style-name="P158"/>
      <text:p text:style-name="P158">PILOT PA400S Stereo 4 Place Portable Intercom</text:p>
      <text:p text:style-name="P158"/>
      <text:p text:style-name="P160">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161"><text:span text:style-name="T64">The on/off press button to the right of the squelch knob is used to turn on and off the red back lighting for use at night. The back lighting should </text:span><text:soft-page-break/><text:span text:style-name="T64">be left off whenever practical as it consumes battery power.</text:span></text:p>
      <text:p text:style-name="P160">Please note, that as an added battery saving feature, the PA400S is automatically switched off when the pilot’s phone plug is removed.</text:p>
      <text:p text:style-name="P160">Distributed by www.pilotcommunications.com.au, Ozcomm Australia</text:p>
      <text:p text:style-name="P162"/>
      <text:p text:style-name="P163"/>
      <text:p text:style-name="P158"/>
      <text:p text:style-name="P1"><draw:frame draw:style-name="fr4" draw:name="Picture 5" text:anchor-type="as-char" svg:width="14.64cm" svg:height="10.954cm" draw:z-index="6"><draw:image xlink:href="Pictures/10000001000002B400000206BBBD8CA9.png" xlink:type="simple" xlink:show="embed" xlink:actuate="onLoad" draw:mime-type="image/png"/></draw:frame><draw:frame draw:style-name="fr4" draw:name="Picture 3" text:anchor-type="as-char" svg:width="14.64cm" svg:height="10.973cm" draw:z-index="7"><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158"><text:line-break/></text:p>
      <text:p text:style-name="P1"><text:soft-page-break/><draw:frame draw:style-name="fr4" draw:name="Picture 7" text:anchor-type="as-char" svg:width="14.64cm" svg:height="10.954cm" draw:z-index="8"><draw:image xlink:href="Pictures/10000001000002B400000206B7FDF579.png" xlink:type="simple" xlink:show="embed" xlink:actuate="onLoad" draw:mime-type="image/png"/></draw:frame></text:p>
      <text:p text:style-name="P1"/>
      <text:p text:style-name="P1"><text:span text:style-name="T47"><text:line-break/></text:span><draw:frame draw:style-name="fr4" draw:name="Picture 6" text:anchor-type="as-char" svg:width="14.64cm" svg:height="8.043cm" draw:z-index="9"><draw:image xlink:href="Pictures/1000000000000541000002E326D33539.jpg" xlink:type="simple" xlink:show="embed" xlink:actuate="onLoad" draw:mime-type="image/jpeg"/></draw:frame></text:p>
      <text:p text:style-name="P1"/>
      <text:p text:style-name="P1"/>
      <text:p text:style-name="P1"><text:soft-page-break/><draw:frame draw:style-name="fr4" draw:name="Picture 2" text:anchor-type="as-char" svg:width="14.64cm" svg:height="10.977cm" draw:z-index="10"><draw:image xlink:href="Pictures/10000001000002B400000207A38DE79D.png" xlink:type="simple" xlink:show="embed" xlink:actuate="onLoad" draw:mime-type="image/png"/></draw:frame></text:p>
      <text:h text:style-name="P164" text:outline-level="1"><text:bookmark-start text:name="__RefHeading___Toc18934_85147849"/><text:bookmark-start text:name="_Toc275967478"/>FSX Data flows for radios and lights<text:bookmark-end text:name="__RefHeading___Toc18934_85147849"/><text:bookmark-end text:name="_Toc275967478"/></text:h>
      <text:h text:style-name="P14" text:outline-level="1"><text:bookmark-start text:name="__RefHeading___Toc18936_85147849"/><draw:frame draw:style-name="fr4" draw:name="Image3" text:anchor-type="as-char" svg:width="17.514cm" svg:height="13.132cm" draw:z-index="11"><draw:image xlink:href="Pictures/1000000100000320000002588AF0F70B.png" xlink:type="simple" xlink:show="embed" xlink:actuate="onLoad" draw:mime-type="image/png"/></draw:frame><text:bookmark-end text:name="__RefHeading___Toc18936_85147849"/></text:h>
      <text:p text:style-name="P165"/>
      <text:h text:style-name="P166" text:outline-level="1"><text:bookmark-start text:name="__RefHeading___Toc18938_85147849"/><text:bookmark-start text:name="_Toc275967479"/>Data Flows<text:bookmark-end text:name="__RefHeading___Toc18938_85147849"/><text:bookmark-end text:name="_Toc275967479"/></text:h>
      <text:h text:style-name="P14" text:outline-level="1"><draw:g text:anchor-type="char" draw:z-index="12" draw:name="Group 315" draw:style-name="gr1"><draw:custom-shape draw:name="Text Box 2" draw:style-name="gr2" draw:text-style-name="P167"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69" svg:width="2.793cm" svg:height="2.819cm" svg:x="9.978cm" svg:y="5.722cm"><text:p text:style-name="P168"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69" svg:width="3.022cm" svg:height="3.021cm" svg:x="16.965cm" svg:y="3.635cm"><text:p text:style-name="P116" loext:marker-style-name="T65"><text:span text:style-name="T66">SOIC</text:span><text:span text:style-name="T66"/></text:p><text:p text:style-name="P168"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69" svg:width="2.869cm" svg:height="1.548cm" svg:x="22.558cm" svg:y="2.243cm"><text:p text:style-name="P168"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69" svg:width="2.869cm" svg:height="1.548cm" svg:x="22.558cm" svg:y="4.572cm"><text:p text:style-name="P168"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69" svg:width="2.869cm" svg:height="1.548cm" svg:x="22.558cm" svg:y="6.628cm"><text:p text:style-name="P168"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69" svg:width="2.869cm" svg:height="1.548cm" svg:x="22.558cm" svg:y="8.958cm"><text:p text:style-name="P168"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70" svg:width="2.818cm" svg:height="1.269cm" svg:x="19.683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70" svg:width="2.564cm" svg:height="0.558cm" svg:x="19.955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70" svg:width="2.564cm" svg:height="1.701cm" svg:x="19.955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70" svg:width="3.123cm" svg:height="3.354cm" svg:x="19.413cm" svg:y="6.29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69" svg:width="3.657cm" svg:height="3.58cm" svg:x="12.912cm" svg:y="3.12cm"><text:p text:style-name="P168"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69" svg:width="2.869cm" svg:height="1.549cm" svg:x="1.33cm" svg:y="7.475cm"><text:p text:style-name="P168"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69" svg:width="2.869cm" svg:height="1.548cm" svg:x="4.868cm" svg:y="1.065cm"><text:p text:style-name="P168"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69" svg:width="3.241cm" svg:height="3.174cm" svg:x="9.313cm" svg:y="10.592cm"><text:p text:style-name="P168"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69" svg:width="4.063cm" svg:height="3.978cm" svg:x="0.997cm" svg:y="2.607cm"><text:p text:style-name="P168"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69" svg:width="2.869cm" svg:height="1.548cm" svg:x="18.113cm" svg:y="9.683cm"><text:p text:style-name="P168"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69" svg:width="2.869cm" svg:height="1.548cm" svg:x="18.113cm" svg:y="11.83cm"><text:p text:style-name="P168"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69" svg:width="3.571cm" svg:height="3.497cm" svg:x="4.868cm" svg:y="8.807cm"><text:p text:style-name="P168"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69" svg:width="4.306cm" svg:height="4.216cm" svg:x="13.335cm" svg:y="6.9cm"><text:p text:style-name="P168"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69" svg:width="2.869cm" svg:height="1.548cm" svg:x="1.33cm" svg:y="13.01cm"><text:p text:style-name="P168"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69" svg:width="2.871cm" svg:height="1.548cm" svg:x="12.548cm" svg:y="13.978cm"><text:p text:style-name="P168"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69" svg:width="2.869cm" svg:height="1.548cm" svg:x="16.178cm" svg:y="13.978cm"><text:p text:style-name="P168"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69" svg:width="2.869cm" svg:height="1.548cm" svg:x="19.837cm" svg:y="13.978cm"><text:p text:style-name="P168"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69" svg:width="2.869cm" svg:height="1.548cm" svg:x="23.467cm" svg:y="13.978cm"><text:p text:style-name="P168"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70"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70" svg:width="0.253cm" svg:height="2.057cm" svg:x="10.973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70" svg:width="1.407cm" svg:height="1.015cm" svg:x="12.548cm" svg:y="10.46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70" svg:width="0.609cm" svg:height="0.479cm" svg:x="12.363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70"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70"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70"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70"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70"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70" svg:width="4.19cm" svg:height="1.495cm" svg:x="13.847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70" svg:width="2.26cm" svg:height="1.398cm" svg:x="7.888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70" svg:width="2.26cm" svg:height="1.396cm" svg:x="2.78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70" svg:width="5.79cm" svg:height="1.093cm" svg:x="4.203cm" svg:y="7.16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70"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70"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70" svg:width="0.003cm" svg:height="0.796cm" svg:x="2.842cm" svg:y="6.59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70"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69" svg:width="3.631cm" svg:height="4.723cm" svg:x="22.227cm" svg:y="1.7cm"><text:p text:style-name="P168"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67" svg:width="2.994cm" svg:height="0.761cm" svg:x="22.558cm" svg:y="1.337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69" svg:width="4.444cm" svg:height="3.047cm" svg:x="8.587cm" svg:y="1.488cm"><text:p text:style-name="P116" loext:marker-style-name="T65"><text:span text:style-name="T66">Simmeters</text:span><text:span text:style-name="T66"/></text:p><text:p text:style-name="P168"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70"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position="?f0 ?f4" draw:handle-range-x-maximum="2147483647"/></draw:enhanced-geometry></draw:custom-shape><draw:custom-shape draw:name="Straight Arrow Connector 312" draw:style-name="gr38" draw:text-style-name="P170" svg:width="0.253cm" svg:height="1.117cm" svg:x="10.973cm" svg:y="4.50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69" svg:width="3.477cm" svg:height="1.548cm" svg:x="13.548cm" svg:y="0.943cm"><text:p text:style-name="P116" loext:marker-style-name="T65"><text:span text:style-name="T66">Simmeters</text:span><text:span text:style-name="T66"/></text:p><text:p text:style-name="P168"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70" svg:width="1.093cm" svg:height="0.151cm" svg:x="12.458cm" svg:y="1.63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4" text:outline-level="1"/>
      <text:p text:style-name="P171"/>
      <text:h text:style-name="P14" text:outline-level="1"><text:bookmark-start text:name="_Toc275967480"/><text:bookmark-start text:name="__RefHeading___Toc18940_85147849"/><draw:g text:anchor-type="char" draw:z-index="20" draw:name="Group 381" draw:style-name="gr1"><draw:g draw:style-name="gr41"><draw:custom-shape draw:name="Text Box 2" draw:style-name="gr2" draw:text-style-name="P167"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69" svg:width="2.793cm" svg:height="2.819cm" svg:x="10.401cm" svg:y="7.184cm"><text:p text:style-name="P168"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69" svg:width="3.022cm" svg:height="3.021cm" svg:x="17.388cm" svg:y="5.099cm"><text:p text:style-name="P116" loext:marker-style-name="T65"><text:span text:style-name="T66">SOIC</text:span><text:span text:style-name="T66"/></text:p><text:p text:style-name="P168"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69" svg:width="2.869cm" svg:height="1.548cm" svg:x="22.983cm" svg:y="3.707cm"><text:p text:style-name="P168"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69" svg:width="2.869cm" svg:height="1.548cm" svg:x="22.983cm" svg:y="6.036cm"><text:p text:style-name="P168"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69" svg:width="2.869cm" svg:height="1.548cm" svg:x="22.983cm" svg:y="8.092cm"><text:p text:style-name="P168"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69" svg:width="2.869cm" svg:height="1.548cm" svg:x="22.983cm" svg:y="10.422cm"><text:p text:style-name="P168"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69" svg:width="2.818cm" svg:height="1.269cm" svg:x="20.103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69" svg:width="2.564cm" svg:height="0.558cm" svg:x="20.375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69" svg:width="2.564cm" svg:height="1.701cm" svg:x="20.375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69" svg:width="3.123cm" svg:height="3.354cm" svg:x="19.838cm" svg:y="7.752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69" svg:width="3.657cm" svg:height="3.58cm" svg:x="13.335cm" svg:y="4.584cm"><text:p text:style-name="P168"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69" svg:width="2.869cm" svg:height="1.549cm" svg:x="1.753cm" svg:y="8.939cm"><text:p text:style-name="P168"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69" svg:width="2.869cm" svg:height="1.548cm" svg:x="5.291cm" svg:y="2.527cm"><text:p text:style-name="P168"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69" svg:width="3.241cm" svg:height="3.174cm" svg:x="9.736cm" svg:y="12.054cm"><text:p text:style-name="P168"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69" svg:width="4.063cm" svg:height="3.978cm" svg:x="1.421cm" svg:y="4.071cm"><text:p text:style-name="P168"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69" svg:width="2.869cm" svg:height="1.548cm" svg:x="18.538cm" svg:y="11.147cm"><text:p text:style-name="P168"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69" svg:width="2.869cm" svg:height="1.548cm" svg:x="18.538cm" svg:y="13.294cm"><text:p text:style-name="P168"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69" svg:width="3.571cm" svg:height="3.497cm" svg:x="5.291cm" svg:y="10.271cm"><text:p text:style-name="P168"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69" svg:width="4.306cm" svg:height="4.216cm" svg:x="13.758cm" svg:y="8.364cm"><text:p text:style-name="P168"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69" svg:width="2.869cm" svg:height="1.548cm" svg:x="1.753cm" svg:y="14.474cm"><text:p text:style-name="P168"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69" svg:width="2.871cm" svg:height="1.548cm" svg:x="12.971cm" svg:y="15.441cm"><text:p text:style-name="P168"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69" svg:width="2.869cm" svg:height="1.548cm" svg:x="16.603cm" svg:y="15.441cm"><text:p text:style-name="P168"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69" svg:width="2.869cm" svg:height="1.548cm" svg:x="20.261cm" svg:y="15.441cm"><text:p text:style-name="P168"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69" svg:width="2.869cm" svg:height="1.548cm" svg:x="23.89cm" svg:y="15.441cm"><text:p text:style-name="P168"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69"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69" svg:width="0.253cm" svg:height="2.057cm" svg:x="11.391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69" svg:width="1.407cm" svg:height="1.015cm" svg:x="12.971cm" svg:y="11.92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69" svg:width="0.609cm" svg:height="0.479cm" svg:x="12.785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69"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69"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69"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69"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69"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69" svg:width="4.19cm" svg:height="1.495cm" svg:x="14.268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69" svg:width="2.26cm" svg:height="1.398cm" svg:x="8.31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69" svg:width="2.26cm" svg:height="1.396cm" svg:x="3.2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69" svg:width="5.79cm" svg:height="1.093cm" svg:x="4.626cm" svg:y="8.63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69"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69"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69" svg:width="0.003cm" svg:height="0.796cm" svg:x="3.266cm" svg:y="8.05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69"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69" svg:width="3.631cm" svg:height="4.723cm" svg:x="22.65cm" svg:y="3.162cm"><text:p text:style-name="P168"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67" svg:width="2.994cm" svg:height="0.761cm" svg:x="22.983cm" svg:y="2.801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69" svg:width="4.444cm" svg:height="3.047cm" svg:x="9.011cm" svg:y="2.951cm"><text:p text:style-name="P116" loext:marker-style-name="T65"><text:span text:style-name="T66">Simmeters</text:span><text:span text:style-name="T66"/></text:p><text:p text:style-name="P168"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69"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position="?f0 ?f4" draw:handle-range-x-maximum="2147483647"/></draw:enhanced-geometry></draw:custom-shape><draw:custom-shape draw:name="Straight Arrow Connector 363" draw:style-name="gr38" draw:text-style-name="P169" svg:width="0.253cm" svg:height="1.117cm" svg:x="11.391cm" svg:y="5.96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69" svg:width="3.477cm" svg:height="1.407cm" svg:x="13.971cm" svg:y="2.451cm"><text:p text:style-name="P116" loext:marker-style-name="T65"><text:span text:style-name="T66">Simmeters</text:span><text:span text:style-name="T66"/></text:p><text:p text:style-name="P168"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69" svg:width="1.093cm" svg:height="0.151cm" svg:x="12.881cm" svg:y="3.09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72" svg:width="2.513cm" svg:height="0.634cm" svg:x="17.662cm" svg:y="4.342cm"><text:p text:style-name="P168" loext:marker-style-name="T68"><text:span text:style-name="T68">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72" svg:width="2.463cm" svg:height="0.735cm" svg:x="12.065cm" svg:y="6.307cm"><text:p text:style-name="Standard" loext:marker-style-name="T68"><text:span text:style-name="T68">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72" svg:width="2.463cm" svg:height="0.735cm" svg:x="12.428cm" svg:y="7.851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72" svg:width="2.461cm" svg:height="0.735cm" svg:x="14.395cm" svg:y="8.697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72" svg:width="2.461cm" svg:height="0.735cm" svg:x="8.165cm" svg:y="10.966cm"><text:p text:style-name="Standard" loext:marker-style-name="T68"><text:span text:style-name="T68">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72" svg:width="1.726cm" svg:height="0.735cm" svg:x="18.932cm" svg:y="9.999cm"><text:p text:style-name="P168" loext:marker-style-name="T68"><text:span text:style-name="T68">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72" svg:width="1.952cm" svg:height="1.084cm" svg:x="10.705cm" svg:y="10.482cm"><text:p text:style-name="P168" loext:marker-style-name="T68"><text:span text:style-name="T68">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72" svg:width="2.461cm" svg:height="0.735cm" svg:x="9.223cm" svg:y="5.279cm"><text:p text:style-name="Standard" loext:marker-style-name="T68"><text:span text:style-name="T68">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72" svg:width="2.461cm" svg:height="0.735cm" svg:x="7.318cm" svg:y="7.034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72" svg:width="1.777cm" svg:height="0.735cm" svg:x="2.298cm" svg:y="2.801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72" svg:width="1.777cm" svg:height="0.735cm" svg:x="1.118cm" svg:y="8.092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72" svg:width="1.726cm" svg:height="0.735cm" svg:x="2.6cm" svg:y="12.962cm"><text:p text:style-name="P168" loext:marker-style-name="T68"><text:span text:style-name="T68">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72" svg:width="1.117cm" svg:height="0.735cm" svg:x="7.045cm" svg:y="4.554cm"><text:p text:style-name="P168"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72" svg:width="1.117cm" svg:height="0.736cm" svg:x="5.473cm" svg:y="9.241cm"><text:p text:style-name="P168"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72" svg:width="2.461cm" svg:height="0.735cm" svg:x="13.852cm" svg:y="12.751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6" text:outline-level="1"><text:bookmark-start text:name="_Toc275967481"/><text:bookmark-start text:name="__RefHeading___Toc18942_85147849"/><draw:custom-shape text:anchor-type="char" draw:z-index="21" draw:name="Text Box 2" draw:style-name="gr51" draw:text-style-name="P173"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22" draw:name="Group 404" draw:style-name="gr52"><draw:custom-shape draw:name="Text Box 385" draw:style-name="gr53" draw:text-style-name="P167" svg:width="3.622cm" svg:height="1.265cm" svg:x="18.471cm" svg:y="0.852cm"><text:p text:style-name="P116" loext:marker-style-name="T69"><text:span text:style-name="T70">12V-24V</text:span><text:span text:style-name="T70"/></text:p><text:p text:style-name="P168" loext:marker-style-name="T69"><text:span text:style-name="T69">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67" svg:width="3.622cm" svg:height="0.768cm" svg:x="18.471cm" svg:y="2.512cm"><text:p text:style-name="P168" loext:marker-style-name="T69"><text:span text:style-name="T69">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67" svg:width="3.622cm" svg:height="0.768cm" svg:x="23.078cm" svg:y="0.784cm"><text:p text:style-name="P168" loext:marker-style-name="T69"><text:span text:style-name="T69">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67" svg:width="3.622cm" svg:height="1.765cm" svg:x="18.471cm" svg:y="6.846cm"><text:p text:style-name="P116" loext:marker-style-name="T69"><text:span text:style-name="T70">Magnetic</text:span><text:span text:style-name="T70"/></text:p><text:p text:style-name="P116" loext:marker-style-name="T69"><text:span text:style-name="T70">Switch – 1</text:span><text:span text:style-name="T70"/></text:p><text:p text:style-name="P168" loext:marker-style-name="T69"><text:span text:style-name="T69">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67" svg:width="3.622cm" svg:height="1.765cm" svg:x="23.078cm" svg:y="6.846cm"><text:p text:style-name="P116" loext:marker-style-name="T69"><text:span text:style-name="T70">Magnetic</text:span><text:span text:style-name="T70"/></text:p><text:p text:style-name="P116" loext:marker-style-name="T69"><text:span text:style-name="T70">Switch – 2</text:span><text:span text:style-name="T70"/></text:p><text:p text:style-name="P168" loext:marker-style-name="T69"><text:span text:style-name="T69">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67" svg:width="3.622cm" svg:height="1.763cm" svg:x="18.471cm" svg:y="9.016cm"><text:p text:style-name="P116" loext:marker-style-name="T69"><text:span text:style-name="T70">Magnetic</text:span><text:span text:style-name="T70"/></text:p><text:p text:style-name="P116" loext:marker-style-name="T69"><text:span text:style-name="T70">Switch – 3</text:span><text:span text:style-name="T70"/></text:p><text:p text:style-name="P168" loext:marker-style-name="T69"><text:span text:style-name="T69">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67" svg:width="3.622cm" svg:height="1.763cm" svg:x="23.078cm" svg:y="11.252cm"><text:p text:style-name="P116" loext:marker-style-name="T69"><text:span text:style-name="T70">Magnetic</text:span><text:span text:style-name="T70"/></text:p><text:p text:style-name="P116" loext:marker-style-name="T69"><text:span text:style-name="T70">Switch – 6</text:span><text:span text:style-name="T70"/></text:p><text:p text:style-name="P168" loext:marker-style-name="T69"><text:span text:style-name="T69">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67" svg:width="3.622cm" svg:height="1.763cm" svg:x="18.471cm" svg:y="11.252cm"><text:p text:style-name="P116" loext:marker-style-name="T69"><text:span text:style-name="T70">Magnetic</text:span><text:span text:style-name="T70"/></text:p><text:p text:style-name="P116" loext:marker-style-name="T69"><text:span text:style-name="T70">Switch – 5</text:span><text:span text:style-name="T70"/></text:p><text:p text:style-name="P168" loext:marker-style-name="T69"><text:span text:style-name="T69">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67" svg:width="3.622cm" svg:height="1.763cm" svg:x="23.078cm" svg:y="9.016cm"><text:p text:style-name="P116" loext:marker-style-name="T69"><text:span text:style-name="T70">Magnetic</text:span><text:span text:style-name="T70"/></text:p><text:p text:style-name="P116" loext:marker-style-name="T69"><text:span text:style-name="T70">Switch – 4</text:span><text:span text:style-name="T70"/></text:p><text:p text:style-name="P168" loext:marker-style-name="T69"><text:span text:style-name="T69">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67" svg:width="3.622cm" svg:height="0.768cm" svg:x="23.078cm" svg:y="1.935cm"><text:p text:style-name="P168" loext:marker-style-name="T69"><text:span text:style-name="T69">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67" svg:width="3.622cm" svg:height="0.768cm" svg:x="23.078cm" svg:y="3.121cm"><text:p text:style-name="P168" loext:marker-style-name="T69"><text:span text:style-name="T69">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67" svg:width="3.622cm" svg:height="1.265cm" svg:x="23.078cm" svg:y="4.273cm"><text:p text:style-name="P168" loext:marker-style-name="T69"><text:span text:style-name="T69">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74"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23" draw:name="Group 429" draw:style-name="gr58"><draw:custom-shape draw:name="Text Box 423" draw:style-name="gr59" draw:text-style-name="P167" svg:width="3.624cm" svg:height="0.768cm" svg:x="13.259cm" svg:y="8.53cm"><text:p text:style-name="P168" loext:marker-style-name="T69"><text:span text:style-name="T69">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67" svg:width="3.624cm" svg:height="0.77cm" svg:x="13.259cm" svg:y="9.648cm"><text:p text:style-name="P168" loext:marker-style-name="T69"><text:span text:style-name="T69">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67" svg:width="3.624cm" svg:height="0.768cm" svg:x="13.259cm" svg:y="10.8cm"><text:p text:style-name="P168" loext:marker-style-name="T69"><text:span text:style-name="T69">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67" svg:width="3.624cm" svg:height="0.768cm" svg:x="13.259cm" svg:y="11.918cm"><text:p text:style-name="P168" loext:marker-style-name="T69"><text:span text:style-name="T69">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67" svg:width="3.624cm" svg:height="0.77cm" svg:x="13.259cm" svg:y="13.037cm"><text:p text:style-name="P168" loext:marker-style-name="T69"><text:span text:style-name="T69">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67" svg:width="3.624cm" svg:height="0.768cm" svg:x="13.259cm" svg:y="14.189cm"><text:p text:style-name="P168" loext:marker-style-name="T69"><text:span text:style-name="T69">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4" draw:name="Text Box 422" draw:style-name="gr61" draw:text-style-name="P173" svg:width="3.624cm" svg:height="1.246cm" svg:x="7.648cm" svg:y="5.463cm"><text:p text:style-name="P175" loext:marker-style-name="T69"><text:span text:style-name="T70">Flood-lighting</text:span><text:span text:style-name="T70"/></text:p><text:p text:style-name="P176"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Box 421" draw:style-name="gr62" draw:text-style-name="P173" svg:width="3.624cm" svg:height="1.246cm" svg:x="7.632cm" svg:y="3.775cm"><text:p text:style-name="P175" loext:marker-style-name="T69"><text:span text:style-name="T70">Back-lighting</text:span><text:span text:style-name="T70"/></text:p><text:p text:style-name="P176"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420" draw:style-name="gr61" draw:text-style-name="P173" svg:width="3.624cm" svg:height="0.749cm" svg:x="1.757cm" svg:y="5.248cm"><text:p text:style-name="P176" loext:marker-style-name="T69"><text:span text:style-name="T69">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7" draw:name="Group 419" draw:style-name="gr63"><draw:custom-shape draw:name="Text Box 418" draw:style-name="gr64" draw:text-style-name="P177"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67" svg:width="3.622cm" svg:height="0.768cm" svg:x="0.862cm" svg:y="9.986cm"><text:p text:style-name="P168" loext:marker-style-name="T69"><text:span text:style-name="T69">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67" svg:width="3.622cm" svg:height="1.265cm" svg:x="4.997cm" svg:y="9.511cm"><text:p text:style-name="P116" loext:marker-style-name="T69"><text:span text:style-name="T70">2 * 16 OLED</text:span><text:span text:style-name="T70"/></text:p><text:p text:style-name="P168" loext:marker-style-name="T69"><text:span text:style-name="T69">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67" svg:width="3.622cm" svg:height="1.267cm" svg:x="4.997cm" svg:y="11.205cm"><text:p text:style-name="P116" loext:marker-style-name="T69"><text:span text:style-name="T70">2 * 16 OLED</text:span><text:span text:style-name="T70"/></text:p><text:p text:style-name="P168" loext:marker-style-name="T69"><text:span text:style-name="T69">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67" svg:width="3.622cm" svg:height="1.265cm" svg:x="4.997cm" svg:y="12.9cm"><text:p text:style-name="P116" loext:marker-style-name="T69"><text:span text:style-name="T70">2 * 16 OLED</text:span><text:span text:style-name="T70"/></text:p><text:p text:style-name="P168" loext:marker-style-name="T69"><text:span text:style-name="T69">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67" svg:width="3.622cm" svg:height="1.265cm" svg:x="4.997cm" svg:y="14.593cm"><text:p text:style-name="P116" loext:marker-style-name="T69"><text:span text:style-name="T70">2 * 16 OLED</text:span><text:span text:style-name="T70"/></text:p><text:p text:style-name="P168" loext:marker-style-name="T69"><text:span text:style-name="T69">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67" svg:width="3.622cm" svg:height="1.265cm" svg:x="0.862cm" svg:y="12.9cm"><text:p text:style-name="P116" loext:marker-style-name="T69"><text:span text:style-name="T70">2 * 16 OLED</text:span><text:span text:style-name="T70"/></text:p><text:p text:style-name="P168" loext:marker-style-name="T69"><text:span text:style-name="T69">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67" svg:width="3.622cm" svg:height="1.267cm" svg:x="0.862cm" svg:y="11.205cm"><text:p text:style-name="P116" loext:marker-style-name="T69"><text:span text:style-name="T70">2 * 20 OLED</text:span><text:span text:style-name="T70"/></text:p><text:p text:style-name="P168" loext:marker-style-name="T69"><text:span text:style-name="T69">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67" svg:width="3.622cm" svg:height="1.265cm" svg:x="0.862cm" svg:y="14.628cm"><text:p text:style-name="P116" loext:marker-style-name="T69"><text:span text:style-name="T70">2 * 16 OLED</text:span><text:span text:style-name="T70"/></text:p><text:p text:style-name="P168" loext:marker-style-name="T69"><text:span text:style-name="T69">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78" svg:width="3.62cm" svg:height="0.768cm" svg:x="0.862cm" svg:y="8.123cm"><text:p text:style-name="P168" loext:marker-style-name="T69"><text:span text:style-name="T6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8" draw:name="Text Box 405" draw:style-name="gr61" draw:text-style-name="P173" svg:width="3.624cm" svg:height="1.246cm" svg:x="1.741cm" svg:y="3.524cm"><text:p text:style-name="P175" loext:marker-style-name="T69"><text:span text:style-name="T70">Thrustmaster</text:span><text:span text:style-name="T70"/></text:p><text:p text:style-name="P176" loext:marker-style-name="T69"><text:span text:style-name="T69">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384" draw:style-name="gr67" draw:text-style-name="P173" svg:width="3.962cm" svg:height="0.825cm" svg:x="13.36cm" svg:y="2.649cm"><text:p text:style-name="P176" loext:marker-style-name="T69"><text:span text:style-name="T69">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91" draw:style-name="gr61" draw:text-style-name="P173" svg:width="3.624cm" svg:height="1.246cm" svg:x="7.648cm" svg:y="1.376cm"><text:p text:style-name="P176" loext:marker-style-name="T69"><text:span text:style-name="T69">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7" draw:style-name="gr62" draw:text-style-name="P173" svg:width="3.624cm" svg:height="0.749cm" svg:x="7.652cm" svg:y="0.109cm"><text:p text:style-name="P176" loext:marker-style-name="T69"><text:span text:style-name="T6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93" draw:style-name="gr68" draw:text-style-name="P173" svg:width="3.962cm" svg:height="0.749cm" svg:x="13.358cm" svg:y="1.575cm"><text:p text:style-name="P176" loext:marker-style-name="T69"><text:span text:style-name="T69">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2" draw:style-name="gr68" draw:text-style-name="P173" svg:width="3.962cm" svg:height="0.749cm" svg:x="13.376cm" svg:y="0.363cm"><text:p text:style-name="P176" loext:marker-style-name="T69"><text:span text:style-name="T69">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8" draw:style-name="gr69" draw:text-style-name="P179" svg:width="3.962cm" svg:height="1.246cm" svg:x="16.305cm" svg:y="3.776cm"><text:p text:style-name="P175" loext:marker-style-name="T69"><text:span text:style-name="T70">OC USB Output -1</text:span><text:span text:style-name="T70"/></text:p><text:p text:style-name="P176" loext:marker-style-name="T69"><text:span text:style-name="T69">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3" draw:style-name="gr61" draw:text-style-name="P173" svg:width="3.624cm" svg:height="1.246cm" svg:x="1.759cm" svg:y="1.737cm"><text:p text:style-name="P175" loext:marker-style-name="T69"><text:span text:style-name="T70">Thrustmaster</text:span><text:span text:style-name="T70"/></text:p><text:p text:style-name="P176" loext:marker-style-name="T69"><text:span text:style-name="T69">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2" draw:style-name="gr70" draw:text-style-name="P181" svg:width="3.624cm" svg:height="1.246cm" svg:x="1.743cm" svg:y="0.083cm"><text:p text:style-name="P180" loext:marker-style-name="T69"><text:span text:style-name="T70">Thrustmaster</text:span><text:span text:style-name="T70"/></text:p><text:p text:style-name="P176" loext:marker-style-name="T69"><text:span text:style-name="T71">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bookmark-start text:name="__RefHeading___Toc18944_85147849"/><text:bookmark-start text:name="_Toc275967482"/><text:soft-page-break/><text:span text:style-name="T72">I2C Demux Schematic</text:span><text:bookmark-end text:name="__RefHeading___Toc18944_85147849"/><text:bookmark-end text:name="_Toc275967482"/></text:h>
      <text:p text:style-name="P1"/>
      <text:p text:style-name="P1"><draw:frame draw:style-name="fr4" draw:name="Picture 401" text:anchor-type="as-char" svg:width="27.164cm" svg:height="17.064cm" draw:z-index="38"><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40</meta:editing-cycles>
    <meta:print-date>2014-10-26T08:30:00</meta:print-date>
    <meta:creation-date>2014-10-28T07:35:00</meta:creation-date>
    <dc:date>2025-11-12T19:21:52.814145918</dc:date>
    <meta:editing-duration>PT4H51M9S</meta:editing-duration>
    <meta:generator>LibreOffice/24.8.4.2$MacOSX_AARCH64 LibreOffice_project/bb3cfa12c7b1bf994ecc5649a80400d06cd71002</meta:generator>
    <meta:document-statistic meta:table-count="17" meta:image-count="13" meta:object-count="0" meta:page-count="55" meta:paragraph-count="1845" meta:word-count="8636" meta:character-count="49999" meta:non-whitespace-character-count="42500"/>
    <meta:user-defined meta:name="AppVersion">14.0000</meta:user-defined>
    <meta:user-defined meta:name="Company">Cisco Systems, Inc.</meta:user-defined>
    <meta:template xlink:type="simple" xlink:actuate="onRequest" xlink:title="Normal.dotm" xlink:href=""/>
  </office:meta>
</office:document-meta>
</file>